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co26" style:family="table-column">
      <style:table-column-properties fo:break-before="auto" style:column-width="4.0161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49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6" style:family="table-cell" style:parent-style-name="Gnumeric-default">
      <style:table-cell-properties fo:background-color="transparent"/>
      <style:text-properties style:text-position="" style:font-name="Arial"/>
    </style:style>
    <style:style style:name="ce5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0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transparent"/>
      <style:text-properties style:text-position=""/>
    </style:style>
    <style:style style:name="ce510" style:family="table-cell" style:parent-style-name="Default">
      <style:table-cell-properties fo:background-color="#ffff00"/>
      <style:text-properties style:text-position=""/>
    </style:style>
    <style:style style:name="ce511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5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1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5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5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7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5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9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520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521" style:family="table-cell" style:parent-style-name="Default">
      <style:table-cell-properties fo:background-color="#00ffff"/>
      <style:text-properties style:text-position=""/>
    </style:style>
    <style:style style:name="ce522" style:family="table-cell" style:parent-style-name="Default">
      <style:table-cell-properties fo:background-color="#ff950e"/>
      <style:text-properties style:text-position=""/>
    </style:style>
    <style:style style:name="ce52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53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534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535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536" style:family="table-cell" style:parent-style-name="Default">
      <style:table-cell-properties fo:background-color="#ffff00"/>
      <style:text-properties style:text-position="" style:font-name="Arial"/>
    </style:style>
    <style:style style:name="ce537" style:family="table-cell" style:parent-style-name="Default">
      <style:table-cell-properties fo:background-color="transparent"/>
      <style:text-properties style:text-position="" style:font-name="Arial"/>
    </style:style>
    <style:style style:name="ce538" style:family="table-cell" style:parent-style-name="Default">
      <style:table-cell-properties fo:background-color="#ff950e"/>
      <style:text-properties style:text-position="" style:font-name="Arial"/>
    </style:style>
    <style:style style:name="ce539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540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541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543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5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5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6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6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6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66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67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69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7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71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72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7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74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7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7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78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7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8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3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85" style:family="table-cell" style:parent-style-name="Default" style:data-style-name="N104">
      <style:table-cell-properties fo:background-color="transparent"/>
      <style:text-properties style:text-position=""/>
    </style:style>
    <style:style style:name="ce586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9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6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60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6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2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62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2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626" style:family="table-cell" style:parent-style-name="Default">
      <style:table-cell-properties fo:background-color="transparent"/>
      <style:text-properties fo:color="#0047ff" style:text-position="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28" style:family="table-cell" style:parent-style-name="Default">
      <style:table-cell-properties fo:background-color="#00ffff"/>
      <style:text-properties style:use-window-font-color="true" style:text-position=""/>
    </style:style>
    <style:style style:name="ce629" style:family="table-cell" style:parent-style-name="Default">
      <style:text-properties fo:color="#ff0000" style:text-position=""/>
    </style:style>
    <style:style style:name="ce630" style:family="table-cell" style:parent-style-name="Default">
      <style:table-cell-properties fo:background-color="transparent"/>
      <style:text-properties style:use-window-font-color="true" style:text-position=""/>
    </style:style>
    <style:style style:name="ce631" style:family="table-cell" style:parent-style-name="Default">
      <style:table-cell-properties fo:background-color="#ffff00"/>
      <style:text-properties style:use-window-font-color="true" style:text-position=""/>
    </style:style>
    <style:style style:name="ce632" style:family="table-cell" style:parent-style-name="Default">
      <style:table-cell-properties fo:background-color="transparent" fo:border="none"/>
      <style:text-properties style:text-position=""/>
    </style:style>
    <style:style style:name="ce633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6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6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able-cell-properties fo:background-color="transparent" fo:border="0.74pt solid #c0c0c0"/>
      <style:text-properties style:text-position="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48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49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50" style:family="table-cell" style:parent-style-name="Default">
      <style:table-cell-properties fo:background-color="transparent"/>
      <style:text-properties style:text-position="" style:font-name="arial1"/>
    </style:style>
    <style:style style:name="ce651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52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54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6" style:family="table-cell" style:parent-style-name="Gnumeric-default">
      <style:table-cell-properties fo:background-color="transparent"/>
      <style:text-properties style:text-position="" style:font-name="arial1"/>
    </style:style>
    <style:style style:name="ce657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8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59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60" style:family="table-cell" style:parent-style-name="Default">
      <style:table-cell-properties fo:background-color="transparent"/>
      <style:text-properties fo:color="#ff0000" style:text-position="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62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6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65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66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6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6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73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75" style:family="table-cell" style:parent-style-name="Default">
      <style:table-cell-properties fo:background-color="transparent" fo:wrap-option="wrap" fo:border="none"/>
      <style:text-properties style:text-position=""/>
    </style:style>
    <style:style style:name="ce676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77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78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80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81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82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4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0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7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2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703" style:family="table-cell" style:parent-style-name="Default">
      <style:table-cell-properties fo:background-color="transparent" fo:border="none"/>
      <style:text-properties fo:color="#ff0000" style:text-position=""/>
    </style:style>
    <style:style style:name="ce704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70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6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70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8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70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710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711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712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713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714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71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8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719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721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722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723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72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7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731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732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33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3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35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7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3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3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74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4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4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74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4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4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4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4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5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52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53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5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61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63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64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65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66" style:family="table-cell" style:parent-style-name="Default">
      <style:table-cell-properties fo:border="0.74pt solid #808080"/>
    </style:style>
    <style:style style:name="ce76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7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7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7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7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77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78" style:family="table-cell" style:parent-style-name="Gnumeric-default">
      <style:table-cell-properties fo:background-color="#00ff00" fo:border="0.74pt solid #808080"/>
      <style:text-properties style:font-name="Arial"/>
    </style:style>
    <style:style style:name="ce779" style:family="table-cell" style:parent-style-name="Gnumeric-default">
      <style:table-cell-properties fo:background-color="#ff0000" fo:border="0.74pt solid #808080"/>
      <style:text-properties style:font-name="Arial"/>
    </style:style>
    <style:style style:name="ce78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8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82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84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86" style:family="table-cell" style:parent-style-name="Default">
      <style:table-cell-properties fo:background-color="#aecf00" fo:border="0.74pt solid #808080"/>
    </style:style>
    <style:style style:name="ce787" style:family="table-cell" style:parent-style-name="Default">
      <style:table-cell-properties fo:background-color="#ff0000" fo:border="0.74pt solid #808080"/>
    </style:style>
    <style:style style:name="ce788" style:family="table-cell" style:parent-style-name="Default">
      <style:table-cell-properties fo:background-color="#ccff00" fo:border="0.74pt solid #808080"/>
    </style:style>
    <style:style style:name="ce789" style:family="table-cell" style:parent-style-name="Default">
      <style:table-cell-properties fo:background-color="transparent" fo:border="0.74pt solid #808080"/>
    </style:style>
    <style:style style:name="ce790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1" style:family="table-cell" style:parent-style-name="Default">
      <style:table-cell-properties fo:background-color="#0084d1" fo:border="0.74pt solid #808080"/>
    </style:style>
    <style:style style:name="ce79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9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9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0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01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8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0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04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805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806" style:family="table-cell" style:parent-style-name="Default">
      <style:table-cell-properties fo:background-color="#b3b300" fo:border="0.74pt solid #808080"/>
    </style:style>
    <style:style style:name="ce807" style:family="table-cell" style:parent-style-name="Default">
      <style:table-cell-properties fo:background-color="transparent" fo:border="0.74pt solid #808080"/>
      <style:text-properties style:font-name="arial1"/>
    </style:style>
    <style:style style:name="ce808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809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810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81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12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13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815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817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818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19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820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21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22" style:family="table-cell" style:parent-style-name="Default">
      <style:table-cell-properties fo:background-color="#0084d1" fo:wrap-option="wrap" fo:border="0.74pt solid #808080"/>
    </style:style>
    <style:style style:name="ce823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824" style:family="table-cell" style:parent-style-name="Default">
      <style:table-cell-properties fo:background-color="transparent" fo:wrap-option="wrap" fo:border="0.74pt solid #808080"/>
    </style:style>
    <style:style style:name="ce825" style:family="table-cell" style:parent-style-name="Default">
      <style:table-cell-properties fo:background-color="#ff00ff" fo:border="0.74pt solid #808080"/>
    </style:style>
    <style:style style:name="ce826" style:family="table-cell" style:parent-style-name="Default">
      <style:table-cell-properties fo:background-color="#000000" fo:border="0.74pt solid #808080"/>
      <style:text-properties fo:color="#ff0000"/>
    </style:style>
    <style:style style:name="ce827" style:family="table-cell" style:parent-style-name="Default">
      <style:table-cell-properties fo:background-color="#23ff23" fo:border="0.74pt solid #808080"/>
    </style:style>
    <style:style style:name="ce8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9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830" style:family="table-cell" style:parent-style-name="Default">
      <style:table-cell-properties fo:background-color="#00ff00" fo:border="0.74pt solid #808080"/>
    </style:style>
    <style:style style:name="ce831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832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3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83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835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3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4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4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4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4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4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9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0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5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3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54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5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6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7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58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59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6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6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64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6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67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8" style:family="table-cell" style:parent-style-name="Default">
      <style:table-cell-properties fo:background-color="#b3b300" fo:wrap-option="wrap" fo:border="0.74pt solid #808080"/>
    </style:style>
    <style:style style:name="ce869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70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7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7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73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74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79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8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8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82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4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5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6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87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88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91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9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94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9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9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9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8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99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900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0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90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03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90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09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910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9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1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3" style:family="table-cell" style:parent-style-name="Default" style:data-style-name="N104">
      <style:table-cell-properties fo:background-color="#0084d1" fo:border="0.74pt solid #808080"/>
    </style:style>
    <style:style style:name="ce914" style:family="table-cell" style:parent-style-name="Default" style:data-style-name="N104">
      <style:table-cell-properties fo:background-color="transparent" fo:border="0.74pt solid #808080"/>
    </style:style>
    <style:style style:name="ce915" style:family="table-cell" style:parent-style-name="Default">
      <style:table-cell-properties fo:border="0.74pt solid #808080"/>
      <style:text-properties fo:color="#ff0000"/>
    </style:style>
    <style:style style:name="ce916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104">
      <style:table-cell-properties fo:background-color="#b3b300" fo:border="0.74pt solid #808080"/>
    </style:style>
    <style:style style:name="ce918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0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1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22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4" style:family="table-cell" style:parent-style-name="Default" style:data-style-name="N1">
      <style:table-cell-properties fo:background-color="transparent" fo:border="0.74pt solid #808080"/>
    </style:style>
    <style:style style:name="ce925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926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8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92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30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931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932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933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934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93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8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9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40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4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2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3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4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945" style:family="table-cell" style:parent-style-name="Default" style:data-style-name="N104">
      <style:table-cell-properties fo:background-color="#ff0000" fo:border="0.74pt solid #808080"/>
    </style:style>
    <style:style style:name="ce946" style:family="table-cell" style:parent-style-name="Default" style:data-style-name="N104">
      <style:table-cell-properties fo:background-color="#aecf00" fo:border="0.74pt solid #808080"/>
    </style:style>
    <style:style style:name="ce947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49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50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51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2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53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6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57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8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59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1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6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63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65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66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67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69" style:family="table-cell" style:parent-style-name="Default" style:data-style-name="N104">
      <style:table-cell-properties fo:background-color="#ccff00" fo:border="0.74pt solid #808080"/>
    </style:style>
    <style:style style:name="ce970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71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7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73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74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75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76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77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78" style:family="table-cell" style:parent-style-name="Default" style:data-style-name="N104">
      <style:table-cell-properties fo:border="0.74pt solid #808080"/>
    </style:style>
    <style:style style:name="ce97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1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82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3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4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85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6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7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8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89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9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97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98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99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0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0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2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1003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6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0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0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0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1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101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1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101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016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1017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1018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101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020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1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022" style:family="table-cell" style:parent-style-name="Default" style:data-style-name="N37">
      <style:table-cell-properties fo:background-color="#b3b300" fo:border="0.74pt solid #808080"/>
    </style:style>
    <style:style style:name="ce10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4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1025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1026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1027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28" style:family="table-cell" style:parent-style-name="Default" style:data-style-name="N37">
      <style:table-cell-properties fo:background-color="#0084d1" fo:border="0.74pt solid #808080"/>
    </style:style>
    <style:style style:name="ce1029" style:family="table-cell" style:parent-style-name="Default" style:data-style-name="N37">
      <style:table-cell-properties fo:background-color="transparent" fo:border="0.74pt solid #808080"/>
    </style:style>
    <style:style style:name="ce103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10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34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035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1036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43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4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4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51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52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5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5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56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58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5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60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6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2" style:family="table-cell" style:parent-style-name="Default">
      <style:table-cell-properties fo:background-color="#aecf00" fo:border="0.74pt solid #808080"/>
      <style:text-properties fo:color="#ff00cc"/>
    </style:style>
    <style:style style:name="ce10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69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70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71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72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73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74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6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77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78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79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84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7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88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>
      <style:table-cell-properties fo:background-color="transparent"/>
    </style:style>
    <style:style style:name="ce10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9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00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0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04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10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10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0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11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114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11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117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19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120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121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22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32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3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1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4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51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5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0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61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6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63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6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67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6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7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71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7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7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8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82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8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8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8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8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9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9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9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94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9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9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2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2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2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2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0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205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7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208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2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21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2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13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214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21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16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17" style:family="table-cell" style:parent-style-name="Default">
      <style:text-properties style:font-name="Liberation Sans" fo:font-size="10pt" style:font-size-asian="10pt" style:font-size-complex="10pt"/>
    </style:style>
    <style:style style:name="ce121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1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2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29" style:family="table-cell" style:parent-style-name="Gnumeric-default">
      <style:table-cell-properties fo:background-color="transparent"/>
      <style:text-properties style:font-name="Arial"/>
    </style:style>
    <style:style style:name="ce12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32" style:family="table-cell" style:parent-style-name="Default">
      <style:table-cell-properties fo:background-color="#ffff00"/>
    </style:style>
    <style:style style:name="ce1233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2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3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9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24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1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242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243" style:family="table-cell" style:parent-style-name="Default">
      <style:table-cell-properties fo:background-color="#00ffff"/>
    </style:style>
    <style:style style:name="ce1244" style:family="table-cell" style:parent-style-name="Default">
      <style:table-cell-properties fo:background-color="#ff950e"/>
    </style:style>
    <style:style style:name="ce124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4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55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56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57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58" style:family="table-cell" style:parent-style-name="Default">
      <style:table-cell-properties fo:background-color="#ffff00"/>
      <style:text-properties style:font-name="Arial"/>
    </style:style>
    <style:style style:name="ce1259" style:family="table-cell" style:parent-style-name="Default">
      <style:table-cell-properties fo:background-color="transparent"/>
      <style:text-properties style:font-name="Arial"/>
    </style:style>
    <style:style style:name="ce1260" style:family="table-cell" style:parent-style-name="Default">
      <style:table-cell-properties fo:background-color="#ff950e"/>
      <style:text-properties style:font-name="Arial"/>
    </style:style>
    <style:style style:name="ce1261" style:family="table-cell" style:parent-style-name="Default">
      <style:table-cell-properties fo:background-color="transparent"/>
      <style:text-properties style:use-window-font-color="true" style:font-name="Arial"/>
    </style:style>
    <style:style style:name="ce1262" style:family="table-cell" style:parent-style-name="Default">
      <style:table-cell-properties fo:background-color="transparent"/>
      <style:text-properties style:font-name="arial" fo:font-size="10pt"/>
    </style:style>
    <style:style style:name="ce126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fo:background-color="#ffff00"/>
      <style:text-properties style:use-window-font-color="true" style:font-name="Arial"/>
    </style:style>
    <style:style style:name="ce126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7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7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7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7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7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8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4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8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8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88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89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9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92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93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9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9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96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9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9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01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0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07" style:family="table-cell" style:parent-style-name="Default" style:data-style-name="N104">
      <style:table-cell-properties fo:background-color="transparent"/>
    </style:style>
    <style:style style:name="ce130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3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3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32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3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32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3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34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4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48" style:family="table-cell" style:parent-style-name="Default">
      <style:table-cell-properties fo:background-color="transparent"/>
      <style:text-properties fo:color="#0047ff"/>
    </style:style>
    <style:style style:name="ce13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50" style:family="table-cell" style:parent-style-name="Default">
      <style:table-cell-properties fo:background-color="#00ffff"/>
      <style:text-properties style:use-window-font-color="true"/>
    </style:style>
    <style:style style:name="ce1351" style:family="table-cell" style:parent-style-name="Default">
      <style:text-properties fo:color="#ff0000"/>
    </style:style>
    <style:style style:name="ce1352" style:family="table-cell" style:parent-style-name="Default">
      <style:table-cell-properties fo:background-color="transparent"/>
      <style:text-properties style:use-window-font-color="true"/>
    </style:style>
    <style:style style:name="ce1353" style:family="table-cell" style:parent-style-name="Default">
      <style:table-cell-properties fo:background-color="#ffff00"/>
      <style:text-properties style:use-window-font-color="true"/>
    </style:style>
    <style:style style:name="ce1354" style:family="table-cell" style:parent-style-name="Default">
      <style:table-cell-properties fo:background-color="transparent" fo:border="none"/>
    </style:style>
    <style:style style:name="ce135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3" style:family="table-cell" style:parent-style-name="Default">
      <style:table-cell-properties fo:background-color="transparent" fo:border="0.74pt solid #c0c0c0"/>
    </style:style>
    <style:style style:name="ce13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70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7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72" style:family="table-cell" style:parent-style-name="Default">
      <style:table-cell-properties fo:background-color="transparent"/>
      <style:text-properties style:font-name="arial1"/>
    </style:style>
    <style:style style:name="ce1373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7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7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78" style:family="table-cell" style:parent-style-name="Gnumeric-default">
      <style:table-cell-properties fo:background-color="transparent"/>
      <style:text-properties style:font-name="arial1"/>
    </style:style>
    <style:style style:name="ce1379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80" style:family="table-cell" style:parent-style-name="Default">
      <style:table-cell-properties fo:background-color="transparent" fo:wrap-option="wrap" fo:border="0.74pt solid #c0c0c0"/>
    </style:style>
    <style:style style:name="ce1381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82" style:family="table-cell" style:parent-style-name="Default">
      <style:table-cell-properties fo:background-color="transparent"/>
      <style:text-properties fo:color="#ff0000"/>
    </style:style>
    <style:style style:name="ce1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84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8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8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88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8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9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95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97" style:family="table-cell" style:parent-style-name="Default">
      <style:table-cell-properties fo:background-color="transparent" fo:wrap-option="wrap" fo:border="none"/>
    </style:style>
    <style:style style:name="ce1398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99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400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40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402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403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404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40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6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4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4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4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1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4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4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4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42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4" style:family="table-cell" style:parent-style-name="Default" style:data-style-name="N104">
      <style:table-cell-properties fo:background-color="transparent" fo:border="0.74pt solid #c0c0c0"/>
    </style:style>
    <style:style style:name="ce1425" style:family="table-cell" style:parent-style-name="Default">
      <style:table-cell-properties fo:background-color="transparent" fo:border="none"/>
      <style:text-properties fo:color="#ff0000"/>
    </style:style>
    <style:style style:name="ce1426" style:family="table-cell" style:parent-style-name="Default" style:data-style-name="N0">
      <style:table-cell-properties fo:background-color="transparent" fo:border="none"/>
    </style:style>
    <style:style style:name="ce142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8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42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0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43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32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433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434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435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436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4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0" style:family="table-cell" style:parent-style-name="Gnumeric-default" style:data-style-name="N104">
      <style:table-cell-properties fo:background-color="transparent"/>
      <style:text-properties style:font-name="Arial"/>
    </style:style>
    <style:style style:name="ce144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443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44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45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5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5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53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54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5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5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57" style:family="table-cell" style:parent-style-name="Default" style:data-style-name="N104">
      <style:table-cell-properties fo:background-color="transparent" fo:border="none"/>
    </style:style>
    <style:style style:name="ce145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5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6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6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6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6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68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6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71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74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7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7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7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86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87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87"/>
        <table:table-column table:style-name="co1" table:default-cell-style-name="ce1101"/>
        <table:table-column table:style-name="co26" table:default-cell-style-name="ce1087"/>
        <table:table-column table:style-name="co3" table:default-cell-style-name="ce1131"/>
        <table:table-column table:style-name="co27" table:default-cell-style-name="ce1131"/>
        <table:table-column table:style-name="co5" table:default-cell-style-name="ce1131"/>
        <table:table-column table:style-name="co6" table:default-cell-style-name="ce1131"/>
        <table:table-column table:style-name="co7" table:default-cell-style-name="ce1131"/>
        <table:table-column table:style-name="co28" table:default-cell-style-name="ce1131"/>
        <table:table-column table:style-name="co28" table:visibility="collapse" table:default-cell-style-name="ce1131"/>
        <table:table-column table:style-name="co28" table:number-columns-repeated="2" table:default-cell-style-name="ce1131"/>
        <table:table-column table:style-name="co1" table:visibility="collapse" table:default-cell-style-name="ce1131"/>
        <table:table-column table:style-name="co1" table:visibility="collapse" table:number-columns-repeated="2" table:default-cell-style-name="ce1192"/>
        <table:table-column table:style-name="co12" table:visibility="collapse" table:default-cell-style-name="ce1101"/>
        <table:table-column table:style-name="co13" table:visibility="collapse" table:default-cell-style-name="ce1087"/>
        <table:table-column table:style-name="co1" table:visibility="collapse" table:default-cell-style-name="ce1087"/>
        <table:table-column table:style-name="co1" table:number-columns-repeated="4" table:default-cell-style-name="ce1131"/>
        <table:table-column table:style-name="co29" table:default-cell-style-name="ce1101"/>
        <table:table-column table:style-name="co1" table:number-columns-repeated="999" table:default-cell-style-name="ce1087"/>
        <table:table-column table:style-name="co1" table:number-columns-repeated="2" table:default-cell-style-name="ce1217"/>
        <table:table-row table:style-name="ro4">
          <table:table-cell table:style-name="ce1078"/>
          <table:table-cell table:style-name="ce1093"/>
          <table:table-cell table:style-name="ce1078"/>
          <table:table-cell table:style-name="ce1123"/>
          <table:table-cell table:style-name="ce1137" office:value-type="string" calcext:value-type="string" table:number-columns-spanned="2" table:number-rows-spanned="1">
            <text:p>QTY TO BUILD</text:p>
          </table:table-cell>
          <table:covered-table-cell table:style-name="ce1123"/>
          <table:table-cell table:style-name="ce1123" office:value-type="float" office:value="1000" calcext:value-type="float">
            <text:p>1000</text:p>
          </table:table-cell>
          <table:table-cell table:style-name="ce1123" table:number-columns-repeated="2"/>
          <table:table-cell table:style-name="ce1123" office:value-type="string" calcext:value-type="string">
            <text:p>Qty to order</text:p>
          </table:table-cell>
          <table:table-cell table:style-name="ce1123" table:number-columns-repeated="3"/>
          <table:table-cell table:style-name="ce1185" table:number-columns-repeated="2"/>
          <table:table-cell table:style-name="ce1093"/>
          <table:table-cell table:style-name="ce1078" table:number-columns-repeated="2"/>
          <table:table-cell table:style-name="ce1123" table:number-columns-repeated="4"/>
          <table:table-cell table:style-name="ce1093"/>
          <table:table-cell table:style-name="ce1078" table:number-columns-repeated="999"/>
          <table:table-cell table:number-columns-repeated="2"/>
        </table:table-row>
        <table:table-row table:style-name="ro10">
          <table:table-cell table:style-name="ce1079" office:value-type="string" calcext:value-type="string">
            <text:p>Category</text:p>
          </table:table-cell>
          <table:table-cell table:style-name="ce1094" office:value-type="string" calcext:value-type="string">
            <text:p>AO Part #</text:p>
          </table:table-cell>
          <table:table-cell table:style-name="ce1079" office:value-type="string" calcext:value-type="string">
            <text:p>Part Name</text:p>
          </table:table-cell>
          <table:table-cell table:style-name="ce1124" office:value-type="string" calcext:value-type="string">
            <text:p>Manufacturer</text:p>
          </table:table-cell>
          <table:table-cell table:style-name="ce1124" office:value-type="string" calcext:value-type="string">
            <text:p>Mfr. PN</text:p>
          </table:table-cell>
          <table:table-cell table:style-name="ce1124" office:value-type="string" calcext:value-type="string">
            <text:p>Distributor</text:p>
          </table:table-cell>
          <table:table-cell table:style-name="ce1124" office:value-type="string" calcext:value-type="string">
            <text:p>MFR PN</text:p>
          </table:table-cell>
          <table:table-cell table:style-name="ce1124" office:value-type="string" calcext:value-type="string">
            <text:p>Qty</text:p>
          </table:table-cell>
          <table:table-cell table:style-name="ce1124" office:value-type="string" calcext:value-type="string">
            <text:p>UOM</text:p>
          </table:table-cell>
          <table:table-cell table:style-name="ce1124" office:value-type="float" office:value="1000" calcext:value-type="float">
            <text:p>1000</text:p>
          </table:table-cell>
          <table:table-cell table:style-name="ce1156" office:value-type="string" calcext:value-type="string">
            <text:p>Cost Each</text:p>
          </table:table-cell>
          <table:table-cell table:style-name="ce1156" office:value-type="string" calcext:value-type="string">
            <text:p>Cost per Dual</text:p>
          </table:table-cell>
          <table:table-cell table:style-name="ce1124" office:value-type="string" calcext:value-type="string">
            <text:p>PO</text:p>
          </table:table-cell>
          <table:table-cell table:style-name="ce1186" office:value-type="string" calcext:value-type="string">
            <text:p>Date </text:p>
          </table:table-cell>
          <table:table-cell table:style-name="ce1186" office:value-type="string" calcext:value-type="string">
            <text:p>ETA</text:p>
          </table:table-cell>
          <table:table-cell table:style-name="ce1094" office:value-type="string" calcext:value-type="string">
            <text:p>Notes</text:p>
          </table:table-cell>
          <table:table-cell/>
          <table:table-cell table:style-name="ce1124" office:value-type="string" calcext:value-type="string">
            <text:p>Notes</text:p>
          </table:table-cell>
          <table:table-cell table:style-name="ce1124" office:value-type="string" calcext:value-type="string">
            <text:p>qty to order</text:p>
          </table:table-cell>
          <table:table-cell table:style-name="ce1124" office:value-type="string" calcext:value-type="string">
            <text:p>PO</text:p>
          </table:table-cell>
          <table:table-cell table:style-name="ce1124" office:value-type="string" calcext:value-type="string">
            <text:p>Date</text:p>
          </table:table-cell>
          <table:table-cell table:style-name="ce1124" office:value-type="string" calcext:value-type="string">
            <text:p>ETA</text:p>
          </table:table-cell>
          <table:table-cell table:style-name="ce1094" office:value-type="string" calcext:value-type="string">
            <text:p>Notes</text:p>
          </table:table-cell>
          <table:table-cell table:style-name="ce1079" table:number-columns-repeated="998"/>
          <table:table-cell table:number-columns-repeated="3"/>
        </table:table-row>
        <table:table-row table:style-name="ro4">
          <table:table-cell table:style-name="ce1079"/>
          <table:table-cell table:style-name="ce1094"/>
          <table:table-cell table:style-name="ce1079"/>
          <table:table-cell table:style-name="ce1124" table:number-columns-repeated="7"/>
          <table:table-cell table:style-name="ce1156" table:number-columns-repeated="2"/>
          <table:table-cell table:style-name="ce1124"/>
          <table:table-cell table:style-name="ce1186" table:number-columns-repeated="2"/>
          <table:table-cell table:style-name="ce1094"/>
          <table:table-cell/>
          <table:table-cell table:style-name="ce1124"/>
          <table:table-cell table:style-name="ce1124" office:value-type="float" office:value="1000" calcext:value-type="float">
            <text:p>1000</text:p>
          </table:table-cell>
          <table:table-cell table:style-name="ce1124" table:number-columns-repeated="3"/>
          <table:table-cell table:style-name="ce1094"/>
          <table:table-cell table:style-name="ce1079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197</text:p>
          </table:table-cell>
          <table:table-cell table:style-name="ce1080" office:value-type="string" calcext:value-type="string">
            <text:p>dual_extruder_2.0_mount_v1.0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/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4]*[.$J2]" office:value-type="float" office:value="1000" calcext:value-type="float">
            <text:p>1000</text:p>
          </table:table-cell>
          <table:table-cell table:style-name="ce1157" office:value-type="currency" office:currency="USD" office:value="1" calcext:value-type="currency">
            <text:p>$1.00</text:p>
          </table:table-cell>
          <table:table-cell table:style-name="ce1159" table:formula="of:=SUM([.K4]*[.H4])" office:value-type="float" office:value="1" calcext:value-type="float">
            <text:p>$1.00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198</text:p>
          </table:table-cell>
          <table:table-cell table:style-name="ce1080" office:value-type="string" calcext:value-type="string">
            <text:p>javelin_flex_plate_v1.2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/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5]*[.$J4]" office:value-type="float" office:value="1000" calcext:value-type="float">
            <text:p>1000</text:p>
          </table:table-cell>
          <table:table-cell table:style-name="ce1157" office:value-type="currency" office:currency="USD" office:value="1" calcext:value-type="currency">
            <text:p>$1.00</text:p>
          </table:table-cell>
          <table:table-cell table:style-name="ce1159" table:formula="of:=SUM([.K5]*[.H5])" office:value-type="float" office:value="1" calcext:value-type="float">
            <text:p>$1.00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199</text:p>
          </table:table-cell>
          <table:table-cell table:style-name="ce1080" office:value-type="string" calcext:value-type="string">
            <text:p>40mm_fan_duct__for_dual_v0.3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/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6]*[.J$5]" office:value-type="float" office:value="2000" calcext:value-type="float">
            <text:p>2000</text:p>
          </table:table-cell>
          <table:table-cell table:style-name="ce1157" office:value-type="currency" office:currency="USD" office:value="1" calcext:value-type="currency">
            <text:p>$1.00</text:p>
          </table:table-cell>
          <table:table-cell table:style-name="ce1159" table:formula="of:=SUM([.K6]*[.H6])" office:value-type="float" office:value="2" calcext:value-type="float">
            <text:p>$2.00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6" office:value-type="string" calcext:value-type="string">
            <text:p>PP-GP0186</text:p>
          </table:table-cell>
          <table:table-cell table:style-name="ce1080" office:value-type="string" calcext:value-type="string">
            <text:p>Wade extruder body for Hex nozzle v1.0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7]*[.J$5]" office:value-type="float" office:value="2000" calcext:value-type="float">
            <text:p>2000</text:p>
          </table:table-cell>
          <table:table-cell table:style-name="ce1158" office:value-type="currency" office:currency="USD" office:value="3.79" calcext:value-type="currency">
            <text:p>$3.790</text:p>
          </table:table-cell>
          <table:table-cell table:style-name="ce1159" table:formula="of:=SUM([.K7]*[.H7])" office:value-type="float" office:value="7.58" calcext:value-type="float">
            <text:p>$7.58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193</text:p>
          </table:table-cell>
          <table:table-cell table:style-name="ce1080" office:value-type="string" calcext:value-type="string">
            <text:p>Wade Reloaded Idler Block v1.4, Taz &amp; Mini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8]*[.J$5]" office:value-type="float" office:value="2000" calcext:value-type="float">
            <text:p>2000</text:p>
          </table:table-cell>
          <table:table-cell table:style-name="ce1158" office:value-type="currency" office:currency="USD" office:value="0.9" calcext:value-type="currency">
            <text:p>$0.900</text:p>
          </table:table-cell>
          <table:table-cell table:style-name="ce1159" table:formula="of:=SUM([.K8]*[.H8])" office:value-type="float" office:value="1.8" calcext:value-type="float">
            <text:p>$1.80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191</text:p>
          </table:table-cell>
          <table:table-cell table:style-name="ce1080" office:value-type="string" calcext:value-type="string">
            <text:p>Herringbone Large Gear v1.3, Lulzbot green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9]*[.J$5]" office:value-type="float" office:value="2000" calcext:value-type="float">
            <text:p>2000</text:p>
          </table:table-cell>
          <table:table-cell table:style-name="ce1158" office:value-type="currency" office:currency="USD" office:value="2.23" calcext:value-type="currency">
            <text:p>$2.230</text:p>
          </table:table-cell>
          <table:table-cell table:style-name="ce1159" table:formula="of:=SUM([.K9]*[.H9])" office:value-type="float" office:value="4.46" calcext:value-type="float">
            <text:p>$4.46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091</text:p>
          </table:table-cell>
          <table:table-cell table:style-name="ce1080" office:value-type="string" calcext:value-type="string">
            <text:p>extruder_latch_v2.0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0]*[.J$5]" office:value-type="float" office:value="2000" calcext:value-type="float">
            <text:p>2000</text:p>
          </table:table-cell>
          <table:table-cell table:style-name="ce1158" office:value-type="currency" office:currency="USD" office:value="0.26" calcext:value-type="currency">
            <text:p>$0.260</text:p>
          </table:table-cell>
          <table:table-cell table:style-name="ce1159" table:formula="of:=SUM([.K10]*[.H10])" office:value-type="float" office:value="0.52" calcext:value-type="float">
            <text:p>$0.52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192</text:p>
          </table:table-cell>
          <table:table-cell table:style-name="ce1080" office:value-type="string" calcext:value-type="string">
            <text:p>Herringbone Small Gear v1.1, Lulzbot green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1]*[.J$5]" office:value-type="float" office:value="2000" calcext:value-type="float">
            <text:p>2000</text:p>
          </table:table-cell>
          <table:table-cell table:style-name="ce1158" office:value-type="currency" office:currency="USD" office:value="0.29" calcext:value-type="currency">
            <text:p>$0.290</text:p>
          </table:table-cell>
          <table:table-cell table:style-name="ce1159" table:formula="of:=SUM([.K11]*[.H11])" office:value-type="float" office:value="0.58" calcext:value-type="float">
            <text:p>$0.58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060</text:p>
          </table:table-cell>
          <table:table-cell table:style-name="ce1080" office:value-type="string" calcext:value-type="string">
            <text:p>Wade Reloaded Bearing Washer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2]*[.J$5]" office:value-type="float" office:value="2000" calcext:value-type="float">
            <text:p>2000</text:p>
          </table:table-cell>
          <table:table-cell table:style-name="ce1158" office:value-type="currency" office:currency="USD" office:value="0.02" calcext:value-type="currency">
            <text:p>$0.020</text:p>
          </table:table-cell>
          <table:table-cell table:style-name="ce1159" table:formula="of:=SUM([.K12]*[.H12])" office:value-type="float" office:value="0.04" calcext:value-type="float">
            <text:p>$0.04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6" office:value-type="string" calcext:value-type="string">
            <text:p>PP-GP0109</text:p>
          </table:table-cell>
          <table:table-cell table:style-name="ce1080" office:value-type="string" calcext:value-type="string">
            <text:p>Spool Arm, TAZ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3]*[.J$5]" office:value-type="float" office:value="1000" calcext:value-type="float">
            <text:p>1000</text:p>
          </table:table-cell>
          <table:table-cell table:style-name="ce1159" table:formula="of:=88.3*(51/2268)" office:value-type="float" office:value="1.98558201058201" calcext:value-type="float">
            <text:p>$1.99</text:p>
          </table:table-cell>
          <table:table-cell table:style-name="ce1159" table:formula="of:=SUM([.K13]*[.H13])" office:value-type="float" office:value="1.98558201058201" calcext:value-type="float">
            <text:p>$1.99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Printed</text:p>
          </table:table-cell>
          <table:table-cell table:style-name="ce1095" office:value-type="string" calcext:value-type="string">
            <text:p>PP-GP0074</text:p>
          </table:table-cell>
          <table:table-cell table:style-name="ce1080" office:value-type="string" calcext:value-type="string">
            <text:p>feed_tube spinner</text:p>
          </table:table-cell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string" calcext:value-type="string">
            <text:p>Aleph Objects</text:p>
          </table:table-cell>
          <table:table-cell table:style-name="ce1125"/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4]*[.J$5]" office:value-type="float" office:value="1000" calcext:value-type="float">
            <text:p>1000</text:p>
          </table:table-cell>
          <table:table-cell table:style-name="ce1159" table:formula="of:=3.032*(51/2268)" office:value-type="float" office:value="0.0681798941798942" calcext:value-type="float">
            <text:p>$0.07</text:p>
          </table:table-cell>
          <table:table-cell table:style-name="ce1159" table:formula="of:=SUM([.K14]*[.H14])" office:value-type="float" office:value="0.0681798941798942" calcext:value-type="float">
            <text:p>$0.07</text:p>
          </table:table-cell>
          <table:table-cell table:style-name="ce1125" office:value-type="string" calcext:value-type="string">
            <text:p>See notes </text:p>
          </table:table-cell>
          <table:table-cell table:style-name="ce1178" table:number-columns-repeated="2"/>
          <table:table-cell table:style-name="ce1095" office:value-type="string" calcext:value-type="string">
            <text:p>Don't forget to put a work order in for Cluster</text:p>
          </table:table-cell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5"/>
          <table:table-cell table:style-name="ce1080"/>
          <table:table-cell table:style-name="ce1125" table:number-columns-repeated="7"/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095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MS0031</text:p>
          </table:table-cell>
          <table:table-cell table:style-name="ce1080" office:value-type="string" calcext:value-type="string">
            <text:p>Thumb Screw Knob for M4 SHCS, Black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125" office:value-type="float" office:value="4" calcext:value-type="float">
            <text:p>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6]*[.J$5]" office:value-type="float" office:value="4000" calcext:value-type="float">
            <text:p>4000</text:p>
          </table:table-cell>
          <table:table-cell table:style-name="ce1159" office:value-type="float" office:value="0.0952" calcext:value-type="float">
            <text:p>$0.10</text:p>
          </table:table-cell>
          <table:table-cell table:style-name="ce1159" table:formula="of:=SUM([.K16]*[.H16])" office:value-type="float" office:value="0.3808" calcext:value-type="float">
            <text:p>$0.38</text:p>
          </table:table-cell>
          <table:table-cell table:style-name="ce1125"/>
          <table:table-cell table:style-name="ce1178" table:number-columns-repeated="2"/>
          <table:table-cell table:style-name="ce1199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BT0052</text:p>
          </table:table-cell>
          <table:table-cell table:style-name="ce1080" office:value-type="string" calcext:value-type="string">
            <text:p>M4 x 55 Bolt, SHCS Black-Oxide</text:p>
          </table:table-cell>
          <table:table-cell table:style-name="ce1125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125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125" office:value-type="float" office:value="4" calcext:value-type="float">
            <text:p>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7]*[.J$5]" office:value-type="float" office:value="4000" calcext:value-type="float">
            <text:p>4000</text:p>
          </table:table-cell>
          <table:table-cell table:style-name="ce1157" office:value-type="currency" office:currency="USD" office:value="0.0782" calcext:value-type="currency">
            <text:p>$0.08</text:p>
          </table:table-cell>
          <table:table-cell table:style-name="ce1159" table:formula="of:=SUM([.K17]*[.H17])" office:value-type="float" office:value="0.3128" calcext:value-type="float">
            <text:p>$0.31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NT0004</text:p>
          </table:table-cell>
          <table:table-cell table:style-name="ce1080" office:value-type="string" calcext:value-type="string">
            <text:p>M3 Nut, Zinc Plated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125" office:value-type="float" office:value="4" calcext:value-type="float">
            <text:p>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8]*[.J$5]" office:value-type="float" office:value="4000" calcext:value-type="float">
            <text:p>4000</text:p>
          </table:table-cell>
          <table:table-cell table:style-name="ce1159" office:value-type="float" office:value="0.078" calcext:value-type="float">
            <text:p>$0.08</text:p>
          </table:table-cell>
          <table:table-cell table:style-name="ce1159" table:formula="of:=SUM([.K18]*[.H18])" office:value-type="float" office:value="0.312" calcext:value-type="float">
            <text:p>$0.31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BT0012</text:p>
          </table:table-cell>
          <table:table-cell table:style-name="ce1080" office:value-type="string" calcext:value-type="string">
            <text:p>M3 Set Screw (Grub Screw)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19]*[.J$5]" office:value-type="float" office:value="2000" calcext:value-type="float">
            <text:p>2000</text:p>
          </table:table-cell>
          <table:table-cell table:style-name="ce1159" office:value-type="float" office:value="0.018" calcext:value-type="float">
            <text:p>$0.02</text:p>
          </table:table-cell>
          <table:table-cell table:style-name="ce1159" table:formula="of:=SUM([.K19]*[.H19])" office:value-type="float" office:value="0.036" calcext:value-type="float">
            <text:p>$0.04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BT0039</text:p>
          </table:table-cell>
          <table:table-cell table:style-name="ce1080" office:value-type="string" calcext:value-type="string">
            <text:p>M3 x 12 Bolt, SHCS Black-Oxide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125" office:value-type="float" office:value="6" calcext:value-type="float">
            <text:p>6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20]*[.J$5]" office:value-type="float" office:value="6000" calcext:value-type="float">
            <text:p>6000</text:p>
          </table:table-cell>
          <table:table-cell table:style-name="ce1159" office:value-type="float" office:value="0.016" calcext:value-type="float">
            <text:p>$0.02</text:p>
          </table:table-cell>
          <table:table-cell table:style-name="ce1159" table:formula="of:=SUM([.K20]*[.H20])" office:value-type="float" office:value="0.096" calcext:value-type="float">
            <text:p>$0.10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BT0135</text:p>
          </table:table-cell>
          <table:table-cell table:style-name="ce1080" office:value-type="string" calcext:value-type="string">
            <text:p>M3 x 25 Bolt, FHCS Black-Oxide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21]*[.J$5]" office:value-type="float" office:value="2000" calcext:value-type="float">
            <text:p>2000</text:p>
          </table:table-cell>
          <table:table-cell table:style-name="ce1159" office:value-type="float" office:value="0.0325" calcext:value-type="float">
            <text:p>$0.03</text:p>
          </table:table-cell>
          <table:table-cell table:style-name="ce1159" table:formula="of:=SUM([.K21]*[.H21])" office:value-type="float" office:value="0.065" calcext:value-type="float">
            <text:p>$0.07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6" office:value-type="string" calcext:value-type="string">
            <text:p>HD-BT0041</text:p>
          </table:table-cell>
          <table:table-cell table:style-name="ce1080" office:value-type="string" calcext:value-type="string">
            <text:p>M3 x 25 Bolt, SHCS Black-Oxide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125" office:value-type="float" office:value="4" calcext:value-type="float">
            <text:p>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22]*[.J$5]" office:value-type="float" office:value="4000" calcext:value-type="float">
            <text:p>4000</text:p>
          </table:table-cell>
          <table:table-cell table:style-name="ce1157" office:value-type="currency" office:currency="USD" office:value="0.0325" calcext:value-type="currency">
            <text:p>$0.03</text:p>
          </table:table-cell>
          <table:table-cell table:style-name="ce1159" table:formula="of:=SUM([.K22]*[.H22])" office:value-type="float" office:value="0.13" calcext:value-type="float">
            <text:p>$0.13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WA0001</text:p>
          </table:table-cell>
          <table:table-cell table:style-name="ce1080" office:value-type="string" calcext:value-type="string">
            <text:p>M3 Washer, Steel, Zinc Plated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125" office:value-type="float" office:value="14" calcext:value-type="float">
            <text:p>1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23]*[.J$5]" office:value-type="float" office:value="14000" calcext:value-type="float">
            <text:p>14000</text:p>
          </table:table-cell>
          <table:table-cell table:style-name="ce1159" office:value-type="float" office:value="0.016" calcext:value-type="float">
            <text:p>$0.02</text:p>
          </table:table-cell>
          <table:table-cell table:style-name="ce1159" table:formula="of:=SUM([.K23]*[.H23])" office:value-type="float" office:value="0.224" calcext:value-type="float">
            <text:p>$0.22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1" office:value-type="string" calcext:value-type="string">
            <text:p>Hardware</text:p>
          </table:table-cell>
          <table:table-cell table:style-name="ce1097" office:value-type="string" calcext:value-type="string">
            <text:p>HD-BT0046</text:p>
          </table:table-cell>
          <table:table-cell table:style-name="ce1081" office:value-type="string" calcext:value-type="string">
            <text:p>M4 x 16 Bolt, SHCS Black-Oxide</text:p>
          </table:table-cell>
          <table:table-cell table:style-name="ce1125" office:value-type="string" calcext:value-type="string">
            <text:p>Fastenal</text:p>
          </table:table-cell>
          <table:table-cell table:style-name="ce1138" office:value-type="float" office:value="39526" calcext:value-type="float">
            <text:p>39526</text:p>
          </table:table-cell>
          <table:table-cell table:style-name="ce1125" office:value-type="string" calcext:value-type="string">
            <text:p>Fastenal</text:p>
          </table:table-cell>
          <table:table-cell table:style-name="ce1138" office:value-type="float" office:value="39526" calcext:value-type="float">
            <text:p>39526</text:p>
          </table:table-cell>
          <table:table-cell table:style-name="ce1127" office:value-type="float" office:value="4" calcext:value-type="float">
            <text:p>4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24]*[.J$5]" office:value-type="float" office:value="4000" calcext:value-type="float">
            <text:p>4000</text:p>
          </table:table-cell>
          <table:table-cell table:style-name="ce1160" office:value-type="currency" office:currency="USD" office:value="0.0921" calcext:value-type="currency">
            <text:p>$0.09</text:p>
          </table:table-cell>
          <table:table-cell table:style-name="ce1164" table:formula="of:=SUM([.K24]*[.H24])" office:value-type="float" office:value="0.3684" calcext:value-type="float">
            <text:p>$0.37</text:p>
          </table:table-cell>
          <table:table-cell table:style-name="ce1125"/>
          <table:table-cell table:style-name="ce1178" table:number-columns-repeated="2"/>
          <table:table-cell table:style-name="ce1097"/>
          <table:table-cell table:style-name="ce1081" table:number-columns-repeated="2"/>
          <table:table-cell table:style-name="ce1127" table:number-columns-repeated="4"/>
          <table:table-cell table:style-name="ce1097"/>
          <table:table-cell table:style-name="ce1081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WA0005</text:p>
          </table:table-cell>
          <table:table-cell table:style-name="ce1080" office:value-type="string" calcext:value-type="string">
            <text:p>M4 Washer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125" office:value-type="float" office:value="8" calcext:value-type="float">
            <text:p>8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25]*[.J$5]" office:value-type="float" office:value="8000" calcext:value-type="float">
            <text:p>8000</text:p>
          </table:table-cell>
          <table:table-cell table:style-name="ce1157" office:value-type="currency" office:currency="USD" office:value="0.0027" calcext:value-type="currency">
            <text:p>$0.00</text:p>
          </table:table-cell>
          <table:table-cell table:style-name="ce1159" table:formula="of:=SUM([.K25]*[.H25])" office:value-type="float" office:value="0.0216" calcext:value-type="float">
            <text:p>$0.02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NT0011</text:p>
          </table:table-cell>
          <table:table-cell table:style-name="ce1080" office:value-type="string" calcext:value-type="string">
            <text:p>M4 Nut,Zinc-Plated Steel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125" office:value-type="float" office:value="8" calcext:value-type="float">
            <text:p>8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26]*[.J$5]" office:value-type="float" office:value="8000" calcext:value-type="float">
            <text:p>8000</text:p>
          </table:table-cell>
          <table:table-cell table:style-name="ce1157" office:value-type="currency" office:currency="USD" office:value="0.0046" calcext:value-type="currency">
            <text:p>$0.00</text:p>
          </table:table-cell>
          <table:table-cell table:style-name="ce1159" table:formula="of:=SUM([.K26]*[.H26])" office:value-type="float" office:value="0.0368" calcext:value-type="float">
            <text:p>$0.04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NT0002</text:p>
          </table:table-cell>
          <table:table-cell table:style-name="ce1080" office:value-type="string" calcext:value-type="string">
            <text:p>M8 Nyloc Nut, Zinc Plated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27]*[.J$5]" office:value-type="float" office:value="2000" calcext:value-type="float">
            <text:p>2000</text:p>
          </table:table-cell>
          <table:table-cell table:style-name="ce1157" office:value-type="currency" office:currency="USD" office:value="0.0321" calcext:value-type="currency">
            <text:p>$0.03</text:p>
          </table:table-cell>
          <table:table-cell table:style-name="ce1159" table:formula="of:=SUM([.K27]*[.H27])" office:value-type="float" office:value="0.0642" calcext:value-type="float">
            <text:p>$0.06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2" office:value-type="string" calcext:value-type="string">
            <text:p>Hardware</text:p>
          </table:table-cell>
          <table:table-cell table:style-name="ce1086" office:value-type="string" calcext:value-type="string">
            <text:p>HD-WA0008</text:p>
          </table:table-cell>
          <table:table-cell table:style-name="ce1082" office:value-type="string" calcext:value-type="string">
            <text:p>M8 shim washer - .5mm</text:p>
          </table:table-cell>
          <table:table-cell table:style-name="ce1125" office:value-type="string" calcext:value-type="string">
            <text:p>Fastenal</text:p>
          </table:table-cell>
          <table:table-cell table:style-name="ce1139" office:value-type="float" office:value="11511045" calcext:value-type="float">
            <text:p>11511045</text:p>
          </table:table-cell>
          <table:table-cell table:style-name="ce1125" office:value-type="string" calcext:value-type="string">
            <text:p>Fastenal</text:p>
          </table:table-cell>
          <table:table-cell table:style-name="ce1139" office:value-type="float" office:value="11511045" calcext:value-type="float">
            <text:p>11511045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28]*[.J$5]" office:value-type="float" office:value="2000" calcext:value-type="float">
            <text:p>2000</text:p>
          </table:table-cell>
          <table:table-cell table:style-name="ce1161" office:value-type="currency" office:currency="USD" office:value="0.05" calcext:value-type="currency">
            <text:p>$0.05</text:p>
          </table:table-cell>
          <table:table-cell table:style-name="ce1159" table:formula="of:=SUM([.K28]*[.H28])" office:value-type="float" office:value="0.1" calcext:value-type="float">
            <text:p>$0.10</text:p>
          </table:table-cell>
          <table:table-cell table:style-name="ce1125"/>
          <table:table-cell table:style-name="ce1178" table:number-columns-repeated="2"/>
          <table:table-cell table:style-name="ce1199"/>
          <table:table-cell table:style-name="ce1082" table:number-columns-repeated="2"/>
          <table:table-cell table:style-name="ce1128" table:number-columns-repeated="4"/>
          <table:table-cell table:style-name="ce1086"/>
          <table:table-cell table:style-name="ce1082" table:number-columns-repeated="998"/>
          <table:table-cell table:number-columns-repeated="3"/>
        </table:table-row>
        <table:table-row table:style-name="ro3">
          <table:table-cell table:style-name="ce1082" office:value-type="string" calcext:value-type="string">
            <text:p>Hardware</text:p>
          </table:table-cell>
          <table:table-cell table:style-name="ce1086" office:value-type="string" calcext:value-type="string">
            <text:p>HD-WA0009</text:p>
          </table:table-cell>
          <table:table-cell table:style-name="ce1082" office:value-type="string" calcext:value-type="string">
            <text:p>M8 shim washer – 1.0mm</text:p>
          </table:table-cell>
          <table:table-cell table:style-name="ce1125" office:value-type="string" calcext:value-type="string">
            <text:p>Fastenal</text:p>
          </table:table-cell>
          <table:table-cell table:style-name="ce1139" office:value-type="float" office:value="11511046" calcext:value-type="float">
            <text:p>11511046</text:p>
          </table:table-cell>
          <table:table-cell table:style-name="ce1125" office:value-type="string" calcext:value-type="string">
            <text:p>Fastenal</text:p>
          </table:table-cell>
          <table:table-cell table:style-name="ce1139" office:value-type="float" office:value="11511046" calcext:value-type="float">
            <text:p>11511046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29]*[.J$5]" office:value-type="float" office:value="2000" calcext:value-type="float">
            <text:p>2000</text:p>
          </table:table-cell>
          <table:table-cell table:style-name="ce1161" office:value-type="currency" office:currency="USD" office:value="0.06" calcext:value-type="currency">
            <text:p>$0.06</text:p>
          </table:table-cell>
          <table:table-cell table:style-name="ce1159" table:formula="of:=SUM([.K29]*[.H29])" office:value-type="float" office:value="0.12" calcext:value-type="float">
            <text:p>$0.12</text:p>
          </table:table-cell>
          <table:table-cell table:style-name="ce1125"/>
          <table:table-cell table:style-name="ce1178" table:number-columns-repeated="2"/>
          <table:table-cell table:style-name="ce1199"/>
          <table:table-cell table:style-name="ce1082" table:number-columns-repeated="2"/>
          <table:table-cell table:style-name="ce1128" table:number-columns-repeated="4"/>
          <table:table-cell table:style-name="ce1086"/>
          <table:table-cell table:style-name="ce1082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WA0006</text:p>
          </table:table-cell>
          <table:table-cell table:style-name="ce1080" office:value-type="string" calcext:value-type="string">
            <text:p>M8 Washer, Steel, Zinc Plated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125" office:value-type="float" office:value="6" calcext:value-type="float">
            <text:p>6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0]*[.J$5]" office:value-type="float" office:value="6000" calcext:value-type="float">
            <text:p>6000</text:p>
          </table:table-cell>
          <table:table-cell table:style-name="ce1157" office:value-type="currency" office:currency="USD" office:value="0.014" calcext:value-type="currency">
            <text:p>$0.01</text:p>
          </table:table-cell>
          <table:table-cell table:style-name="ce1159" table:formula="of:=SUM([.K30]*[.H30])" office:value-type="float" office:value="0.084" calcext:value-type="float">
            <text:p>$0.08</text:p>
          </table:table-cell>
          <table:table-cell table:style-name="ce1125"/>
          <table:table-cell table:style-name="ce1178" table:number-columns-repeated="2"/>
          <table:table-cell table:style-name="ce1199"/>
          <table:table-cell table:style-name="ce108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7" office:value-type="string" calcext:value-type="string">
            <text:p>HD-BT0104</text:p>
          </table:table-cell>
          <table:table-cell table:style-name="ce1080" office:value-type="string" calcext:value-type="string">
            <text:p>M3 x 8 BHCS, Stainless</text:p>
          </table:table-cell>
          <table:table-cell table:style-name="ce1126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126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125" office:value-type="float" office:value="3" calcext:value-type="float">
            <text:p>3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1]*[.J$5]" office:value-type="float" office:value="3000" calcext:value-type="float">
            <text:p>3000</text:p>
          </table:table-cell>
          <table:table-cell table:style-name="ce1162" office:value-type="currency" office:currency="USD" office:value="0.0882" calcext:value-type="currency">
            <text:p>$0.088</text:p>
          </table:table-cell>
          <table:table-cell table:style-name="ce1159" table:formula="of:=SUM([.K31]*[.H31])" office:value-type="float" office:value="0.2646" calcext:value-type="float">
            <text:p>$0.26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207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BT0119</text:p>
          </table:table-cell>
          <table:table-cell table:style-name="ce1080" office:value-type="string" calcext:value-type="string">
            <text:p>M3 x 8 FHCS, black oxide</text:p>
          </table:table-cell>
          <table:table-cell table:style-name="ce1125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125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125" office:value-type="float" office:value="4" calcext:value-type="float">
            <text:p>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2]*[.J$5]" office:value-type="float" office:value="4000" calcext:value-type="float">
            <text:p>4000</text:p>
          </table:table-cell>
          <table:table-cell table:style-name="ce1163" office:value-type="currency" office:currency="USD" office:value="0.043" calcext:value-type="currency">
            <text:p>$0.04</text:p>
          </table:table-cell>
          <table:table-cell table:style-name="ce1176" table:formula="of:=SUM([.K32]*[.H32])" office:value-type="float" office:value="0.172" calcext:value-type="float">
            <text:p>$0.17</text:p>
          </table:table-cell>
          <table:table-cell table:style-name="ce1125"/>
          <table:table-cell table:style-name="ce1178" table:number-columns-repeated="2"/>
          <table:table-cell table:style-name="ce1201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BT0007</text:p>
          </table:table-cell>
          <table:table-cell table:style-name="ce1080" office:value-type="string" calcext:value-type="string">
            <text:p>M3 x 20 SCHS, black-oxide</text:p>
          </table:table-cell>
          <table:table-cell table:style-name="ce1125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125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125" office:value-type="float" office:value="4" calcext:value-type="float">
            <text:p>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3]*[.J$5]" office:value-type="float" office:value="4000" calcext:value-type="float">
            <text:p>4000</text:p>
          </table:table-cell>
          <table:table-cell table:style-name="ce1163" office:value-type="currency" office:currency="USD" office:value="0.097" calcext:value-type="currency">
            <text:p>$0.10</text:p>
          </table:table-cell>
          <table:table-cell table:style-name="ce1176" table:formula="of:=SUM([.K33]*[.H33])" office:value-type="float" office:value="0.388" calcext:value-type="float">
            <text:p>$0.39</text:p>
          </table:table-cell>
          <table:table-cell table:style-name="ce1125"/>
          <table:table-cell table:style-name="ce1178" table:number-columns-repeated="2"/>
          <table:table-cell table:style-name="ce1201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7" office:value-type="string" calcext:value-type="string">
            <text:p>HD-MS0230</text:p>
          </table:table-cell>
          <table:table-cell table:style-name="ce1080" office:value-type="string" calcext:value-type="string">
            <text:p>M2 x 6mm SCHS, black-oxide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4]*[.J$5]" office:value-type="float" office:value="2000" calcext:value-type="float">
            <text:p>2000</text:p>
          </table:table-cell>
          <table:table-cell table:style-name="ce1157" office:value-type="currency" office:currency="USD" office:value="0.0282" calcext:value-type="currency">
            <text:p>$0.03</text:p>
          </table:table-cell>
          <table:table-cell table:style-name="ce1159" table:formula="of:=SUM([.K34]*[.H34])" office:value-type="float" office:value="0.0564" calcext:value-type="float">
            <text:p>$0.06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NT0016</text:p>
          </table:table-cell>
          <table:table-cell table:style-name="ce1080" office:value-type="string" calcext:value-type="string">
            <text:p>M5 Nut, Steel, Zinc Plated, thin (jam nut)</text:p>
          </table:table-cell>
          <table:table-cell table:style-name="ce1125" office:value-type="string" calcext:value-type="string">
            <text:p>Fastenal</text:p>
          </table:table-cell>
          <table:table-cell table:style-name="ce1125" office:value-type="string" calcext:value-type="string">
            <text:p>90695A037</text:p>
          </table:table-cell>
          <table:table-cell table:style-name="ce1125" office:value-type="string" calcext:value-type="string">
            <text:p>Fastenal</text:p>
          </table:table-cell>
          <table:table-cell table:style-name="ce1125" office:value-type="string" calcext:value-type="string">
            <text:p>90695A037</text:p>
          </table:table-cell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5]*[.J$5]" office:value-type="float" office:value="1000" calcext:value-type="float">
            <text:p>1000</text:p>
          </table:table-cell>
          <table:table-cell table:style-name="ce1163" office:value-type="currency" office:currency="USD" office:value="0.15" calcext:value-type="currency">
            <text:p>$0.15</text:p>
          </table:table-cell>
          <table:table-cell table:style-name="ce1176" table:formula="of:=SUM([.K35]*[.H35])" office:value-type="float" office:value="0.15" calcext:value-type="float">
            <text:p>$0.15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7" office:value-type="string" calcext:value-type="string">
            <text:p>HD-BT0153</text:p>
          </table:table-cell>
          <table:table-cell table:style-name="ce1110" office:value-type="string" calcext:value-type="string">
            <text:p>M5 X 20 SCHS, Stainless</text:p>
          </table:table-cell>
          <table:table-cell table:style-name="ce1125" office:value-type="string" calcext:value-type="string">
            <text:p>Fastenal</text:p>
          </table:table-cell>
          <table:table-cell table:style-name="ce1140" office:value-type="string" calcext:value-type="string">
            <text:p>MS2540020A40000</text:p>
          </table:table-cell>
          <table:table-cell table:style-name="ce1125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6]*[.J$5]" office:value-type="float" office:value="1000" calcext:value-type="float">
            <text:p>1000</text:p>
          </table:table-cell>
          <table:table-cell table:style-name="ce1159" office:value-type="float" office:value="0.0478" calcext:value-type="float">
            <text:p>$0.05</text:p>
          </table:table-cell>
          <table:table-cell table:style-name="ce1159" table:formula="of:=SUM([.K36]*[.H36])" office:value-type="float" office:value="0.0478" calcext:value-type="float">
            <text:p>$0.05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7" office:value-type="string" calcext:value-type="string">
            <text:p>HD-BT0073</text:p>
          </table:table-cell>
          <table:table-cell table:style-name="ce1110" office:value-type="string" calcext:value-type="string">
            <text:p>M5 x 10mm BHCS, black-oxide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7]*[.J$5]" office:value-type="float" office:value="1000" calcext:value-type="float">
            <text:p>1000</text:p>
          </table:table-cell>
          <table:table-cell table:style-name="ce1159" office:value-type="float" office:value="0.0166" calcext:value-type="float">
            <text:p>$0.02</text:p>
          </table:table-cell>
          <table:table-cell table:style-name="ce1159" table:formula="of:=SUM([.K37]*[.H37])" office:value-type="float" office:value="0.0166" calcext:value-type="float">
            <text:p>$0.02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BT0049</text:p>
          </table:table-cell>
          <table:table-cell table:style-name="ce1080" office:value-type="string" calcext:value-type="string">
            <text:p>M5 x 14 Bolt, SHCS Black_Oxide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8]*[.J$5]" office:value-type="float" office:value="1000" calcext:value-type="float">
            <text:p>1000</text:p>
          </table:table-cell>
          <table:table-cell table:style-name="ce1157" office:value-type="currency" office:currency="USD" office:value="0.0229" calcext:value-type="currency">
            <text:p>$0.02</text:p>
          </table:table-cell>
          <table:table-cell table:style-name="ce1159" table:formula="of:=SUM([.K38]*[.H38])" office:value-type="float" office:value="0.0229" calcext:value-type="float">
            <text:p>$0.02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MS0062</text:p>
          </table:table-cell>
          <table:table-cell table:style-name="ce1080" office:value-type="string" calcext:value-type="string">
            <text:p>Metric Aluminum Unthreaded Spacer, 8MM OD, 8MM Length, M5 Screw Size</text:p>
          </table:table-cell>
          <table:table-cell table:style-name="ce1125" office:value-type="string" calcext:value-type="string">
            <text:p>Fastenal</text:p>
          </table:table-cell>
          <table:table-cell table:style-name="ce1125" office:value-type="float" office:value="11485208" calcext:value-type="float">
            <text:p>11485208</text:p>
          </table:table-cell>
          <table:table-cell table:style-name="ce1125" office:value-type="string" calcext:value-type="string">
            <text:p>Fastenal</text:p>
          </table:table-cell>
          <table:table-cell table:style-name="ce1125" office:value-type="float" office:value="11485208" calcext:value-type="float">
            <text:p>11485208</text:p>
          </table:table-cell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9]*[.J$5]" office:value-type="float" office:value="1000" calcext:value-type="float">
            <text:p>1000</text:p>
          </table:table-cell>
          <table:table-cell table:style-name="ce1158" office:value-type="currency" office:currency="USD" office:value="0.1685" calcext:value-type="currency">
            <text:p>$0.169</text:p>
          </table:table-cell>
          <table:table-cell table:style-name="ce1159" table:formula="of:=SUM([.K39]*[.H39])" office:value-type="float" office:value="0.1685" calcext:value-type="float">
            <text:p>$0.17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WA0007</text:p>
          </table:table-cell>
          <table:table-cell table:style-name="ce1080" office:value-type="string" calcext:value-type="string">
            <text:p>M5 Washer, Steel, Zinc Plated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125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40]*[.J$5]" office:value-type="float" office:value="2000" calcext:value-type="float">
            <text:p>2000</text:p>
          </table:table-cell>
          <table:table-cell table:style-name="ce1157" office:value-type="currency" office:currency="USD" office:value="0.003" calcext:value-type="currency">
            <text:p>$0.00</text:p>
          </table:table-cell>
          <table:table-cell table:style-name="ce1159" table:formula="of:=SUM([.K40]*[.H40])" office:value-type="float" office:value="0.006" calcext:value-type="float">
            <text:p>$0.01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/>
          <table:table-cell table:style-name="ce1095"/>
          <table:table-cell table:style-name="ce1080"/>
          <table:table-cell table:style-name="ce1125"/>
          <table:table-cell/>
          <table:table-cell table:style-name="ce1125"/>
          <table:table-cell/>
          <table:table-cell table:style-name="ce1125" table:number-columns-repeated="3"/>
          <table:table-cell table:style-name="ce1157"/>
          <table:table-cell table:style-name="ce1159"/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Mechanical</text:p>
          </table:table-cell>
          <table:table-cell table:style-name="ce1095" office:value-type="string" calcext:value-type="string">
            <text:p>HD-MS0282</text:p>
          </table:table-cell>
          <table:table-cell table:style-name="ce1080" office:value-type="string" calcext:value-type="string">
            <text:p>608-2RS ABEC3/C3 Rubber Sealed Bearing – BLACK</text:p>
          </table:table-cell>
          <table:table-cell table:style-name="ce1127" office:value-type="string" calcext:value-type="string">
            <text:p>Just Great Bearings </text:p>
          </table:table-cell>
          <table:table-cell table:style-name="ce1125" office:value-type="string" calcext:value-type="string">
            <text:p>608-2RS ABEC3/C3</text:p>
          </table:table-cell>
          <table:table-cell table:style-name="ce1127" office:value-type="string" calcext:value-type="string">
            <text:p>Just Great Bearings </text:p>
          </table:table-cell>
          <table:table-cell table:style-name="ce1125" office:value-type="string" calcext:value-type="string">
            <text:p>608-2RS ABEC3/C3</text:p>
          </table:table-cell>
          <table:table-cell table:style-name="ce1125" office:value-type="float" office:value="6" calcext:value-type="float">
            <text:p>6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6]*[.J$5]" office:value-type="float" office:value="1000" calcext:value-type="float">
            <text:p>1000</text:p>
          </table:table-cell>
          <table:table-cell table:style-name="ce1159" office:value-type="float" office:value="0.42" calcext:value-type="float">
            <text:p>$0.42</text:p>
          </table:table-cell>
          <table:table-cell table:style-name="ce1159" table:formula="of:=SUM([.K36]*[.H36])" office:value-type="float" office:value="0.0478" calcext:value-type="float">
            <text:p>$0.05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95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5"/>
          <table:table-cell table:style-name="ce1080"/>
          <table:table-cell table:style-name="ce1127"/>
          <table:table-cell table:style-name="ce1125"/>
          <table:table-cell table:style-name="ce1127"/>
          <table:table-cell table:style-name="ce1125" table:number-columns-repeated="4"/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/>
          <table:table-cell table:style-name="ce1095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5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MS0030</text:p>
          </table:table-cell>
          <table:table-cell table:style-name="ce1080" office:value-type="string" calcext:value-type="string">
            <text:p>M3-.5 3.8mm Heatset Insert</text:p>
          </table:table-cell>
          <table:table-cell table:style-name="ce1125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125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7]*[.J$5]" office:value-type="float" office:value="1000" calcext:value-type="float">
            <text:p>1000</text:p>
          </table:table-cell>
          <table:table-cell table:style-name="ce1159" office:value-type="float" office:value="0.036" calcext:value-type="float">
            <text:p>$0.04</text:p>
          </table:table-cell>
          <table:table-cell table:style-name="ce1159" table:formula="of:=SUM([.K37]*[.H37])" office:value-type="float" office:value="0.0166" calcext:value-type="float">
            <text:p>$0.02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7" office:value-type="string" calcext:value-type="string">
            <text:p>HD-MS0158</text:p>
          </table:table-cell>
          <table:table-cell table:style-name="ce1110" office:value-type="string" calcext:value-type="string">
            <text:p>M5-.8 6.7mm Heatset Insert</text:p>
          </table:table-cell>
          <table:table-cell table:style-name="ce1125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125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38]*[.J$5]" office:value-type="float" office:value="1000" calcext:value-type="float">
            <text:p>1000</text:p>
          </table:table-cell>
          <table:table-cell table:style-name="ce1159" office:value-type="float" office:value="0.1494" calcext:value-type="float">
            <text:p>$0.15</text:p>
          </table:table-cell>
          <table:table-cell table:style-name="ce1159" table:formula="of:=SUM([.K38]*[.H38])" office:value-type="float" office:value="0.0229" calcext:value-type="float">
            <text:p>$0.02</text:p>
          </table:table-cell>
          <table:table-cell table:style-name="ce1125"/>
          <table:table-cell table:style-name="ce1178" table:number-columns-repeated="2"/>
          <table:table-cell table:style-name="ce1095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7"/>
          <table:table-cell table:style-name="ce1110"/>
          <table:table-cell table:style-name="ce1125"/>
          <table:table-cell/>
          <table:table-cell table:style-name="ce1125"/>
          <table:table-cell/>
          <table:table-cell table:style-name="ce1125" table:number-columns-repeated="3"/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095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1" office:value-type="string" calcext:value-type="string">
            <text:p>Hardware</text:p>
          </table:table-cell>
          <table:table-cell table:style-name="ce1097" office:value-type="string" calcext:value-type="string">
            <text:p>HD-MS0027</text:p>
          </table:table-cell>
          <table:table-cell table:style-name="ce1081" office:value-type="string" calcext:value-type="string">
            <text:p>Spring, Extruder, 6mm OD, 0.8mm WD, 9.7mm FL</text:p>
          </table:table-cell>
          <table:table-cell table:style-name="ce1127" office:value-type="string" calcext:value-type="string">
            <text:p>Associated Spring</text:p>
          </table:table-cell>
          <table:table-cell table:style-name="ce1127" office:value-type="string" calcext:value-type="string">
            <text:p>C0240-032-0380-M</text:p>
          </table:table-cell>
          <table:table-cell table:style-name="ce1127" office:value-type="string" calcext:value-type="string">
            <text:p>Associated Spring</text:p>
          </table:table-cell>
          <table:table-cell table:style-name="ce1127" office:value-type="string" calcext:value-type="string">
            <text:p>C0240-032-0380-M</text:p>
          </table:table-cell>
          <table:table-cell table:style-name="ce1127" office:value-type="float" office:value="4" calcext:value-type="float">
            <text:p>4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47]*[.J$5]" office:value-type="float" office:value="4000" calcext:value-type="float">
            <text:p>4000</text:p>
          </table:table-cell>
          <table:table-cell table:style-name="ce1164" office:value-type="float" office:value="0.22" calcext:value-type="float">
            <text:p>$0.22</text:p>
          </table:table-cell>
          <table:table-cell table:style-name="ce1164" table:formula="of:=SUM([.K47]*[.H47])" office:value-type="float" office:value="0.88" calcext:value-type="float">
            <text:p>$0.88</text:p>
          </table:table-cell>
          <table:table-cell table:style-name="ce1127"/>
          <table:table-cell table:style-name="ce1180" table:number-columns-repeated="2"/>
          <table:table-cell table:style-name="ce1199"/>
          <table:table-cell table:style-name="ce1081" table:number-columns-repeated="2"/>
          <table:table-cell table:style-name="ce1127" table:number-columns-repeated="4"/>
          <table:table-cell table:style-name="ce1097"/>
          <table:table-cell table:style-name="ce1081" table:number-columns-repeated="998"/>
          <table:table-cell table:number-columns-repeated="3"/>
        </table:table-row>
        <table:table-row table:style-name="ro4">
          <table:table-cell table:style-name="ce1081"/>
          <table:table-cell table:style-name="ce1097"/>
          <table:table-cell table:style-name="ce1081"/>
          <table:table-cell table:style-name="ce1127" table:number-columns-repeated="6"/>
          <table:table-cell table:style-name="ce1125"/>
          <table:table-cell table:style-name="ce1164" table:number-columns-repeated="2"/>
          <table:table-cell table:style-name="ce1127"/>
          <table:table-cell table:style-name="ce1180" table:number-columns-repeated="2"/>
          <table:table-cell table:style-name="ce1199"/>
          <table:table-cell table:style-name="ce1081" table:number-columns-repeated="2"/>
          <table:table-cell table:style-name="ce1127" table:number-columns-repeated="4"/>
          <table:table-cell table:style-name="ce1097"/>
          <table:table-cell table:style-name="ce1081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Mechanical</text:p>
          </table:table-cell>
          <table:table-cell table:style-name="ce1095" office:value-type="string" calcext:value-type="string">
            <text:p>HD-RD0004</text:p>
          </table:table-cell>
          <table:table-cell table:style-name="ce1080" office:value-type="string" calcext:value-type="string">
            <text:p>8mm Smooth Rod x 18-19mm (Nubbin)</text:p>
          </table:table-cell>
          <table:table-cell table:style-name="ce1125" office:value-type="string" calcext:value-type="string">
            <text:p>IGUS</text:p>
          </table:table-cell>
          <table:table-cell table:style-name="ce1125" office:value-type="string" calcext:value-type="string">
            <text:p>EWMR-08-19</text:p>
          </table:table-cell>
          <table:table-cell table:style-name="ce1125" office:value-type="string" calcext:value-type="string">
            <text:p>IGUS</text:p>
          </table:table-cell>
          <table:table-cell table:style-name="ce1125" office:value-type="string" calcext:value-type="string">
            <text:p>EWMR-08-19</text:p>
          </table:table-cell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49]*[.J$5]" office:value-type="float" office:value="2000" calcext:value-type="float">
            <text:p>2000</text:p>
          </table:table-cell>
          <table:table-cell table:style-name="ce1159" office:value-type="float" office:value="1.5" calcext:value-type="float">
            <text:p>$1.50</text:p>
          </table:table-cell>
          <table:table-cell table:style-name="ce1159" table:formula="of:=SUM([.K49]*[.H49])" office:value-type="float" office:value="3" calcext:value-type="float">
            <text:p>$3.00</text:p>
          </table:table-cell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5"/>
          <table:table-cell table:style-name="ce1080"/>
          <table:table-cell table:style-name="ce1125" table:number-columns-repeated="7"/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2" office:value-type="string" calcext:value-type="string">
            <text:p>Hardware</text:p>
          </table:table-cell>
          <table:table-cell table:style-name="ce1086" office:value-type="string" calcext:value-type="string">
            <text:p>HD-BT0108</text:p>
          </table:table-cell>
          <table:table-cell table:style-name="ce1082" office:value-type="string" calcext:value-type="string">
            <text:p>Hobbed, M8 x 50 Bolt, 26mm offset</text:p>
          </table:table-cell>
          <table:table-cell table:style-name="ce1128" office:value-type="string" calcext:value-type="string">
            <text:p>Quattro</text:p>
          </table:table-cell>
          <table:table-cell table:style-name="ce1128"/>
          <table:table-cell table:style-name="ce1128" office:value-type="string" calcext:value-type="string">
            <text:p>Quattro</text:p>
          </table:table-cell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51]*[.J$5]" office:value-type="float" office:value="2000" calcext:value-type="float">
            <text:p>2000</text:p>
          </table:table-cell>
          <table:table-cell table:style-name="ce1165" office:value-type="float" office:value="4.84" calcext:value-type="float">
            <text:p>$4.84</text:p>
          </table:table-cell>
          <table:table-cell table:style-name="ce1159" table:formula="of:=SUM([.K51]*[.H51])" office:value-type="float" office:value="9.68" calcext:value-type="float">
            <text:p>$9.68</text:p>
          </table:table-cell>
          <table:table-cell table:style-name="ce1136"/>
          <table:table-cell table:style-name="ce1180"/>
          <table:table-cell table:style-name="ce1190"/>
          <table:table-cell table:style-name="ce1202"/>
          <table:table-cell table:style-name="ce1082" table:number-columns-repeated="2"/>
          <table:table-cell table:style-name="ce1128" table:number-columns-repeated="4"/>
          <table:table-cell table:style-name="ce1086"/>
          <table:table-cell table:style-name="ce1082" table:number-columns-repeated="998"/>
          <table:table-cell table:number-columns-repeated="3"/>
        </table:table-row>
        <table:table-row table:style-name="ro4">
          <table:table-cell table:style-name="ce1082"/>
          <table:table-cell table:style-name="ce1086"/>
          <table:table-cell table:style-name="ce1082"/>
          <table:table-cell table:style-name="ce1128" table:number-columns-repeated="6"/>
          <table:table-cell table:style-name="ce1125"/>
          <table:table-cell table:style-name="ce1165"/>
          <table:table-cell table:style-name="ce1159"/>
          <table:table-cell table:style-name="ce1136"/>
          <table:table-cell table:style-name="ce1180"/>
          <table:table-cell table:style-name="ce1190"/>
          <table:table-cell table:style-name="ce1202"/>
          <table:table-cell table:style-name="ce1082" table:number-columns-repeated="2"/>
          <table:table-cell table:style-name="ce1128" table:number-columns-repeated="4"/>
          <table:table-cell table:style-name="ce1086"/>
          <table:table-cell table:style-name="ce1082" table:number-columns-repeated="998"/>
          <table:table-cell table:number-columns-repeated="3"/>
        </table:table-row>
        <table:table-row table:style-name="ro4">
          <table:table-cell table:style-name="ce1083" office:value-type="string" calcext:value-type="string">
            <text:p>Mechanical</text:p>
          </table:table-cell>
          <table:table-cell table:style-name="ce1098" office:value-type="string" calcext:value-type="string">
            <text:p>HE-SH0031</text:p>
          </table:table-cell>
          <table:table-cell table:style-name="ce1111" office:value-type="string" calcext:value-type="string">
            <text:p>Reprap Modified Hexagon Hotend, Lulzbot Edition, 3.0mm Filament, .5mm Nozzle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53]*[.J$5]" office:value-type="float" office:value="2000" calcext:value-type="float">
            <text:p>2000</text:p>
          </table:table-cell>
          <table:table-cell table:style-name="ce1164" office:value-type="float" office:value="23" calcext:value-type="float">
            <text:p>$23.00</text:p>
          </table:table-cell>
          <table:table-cell table:style-name="ce1164" table:formula="of:=SUM([.K53]*[.H53])" office:value-type="float" office:value="46" calcext:value-type="float">
            <text:p>$46.00</text:p>
          </table:table-cell>
          <table:table-cell table:style-name="ce1127"/>
          <table:table-cell table:style-name="ce1180" table:number-columns-repeated="2"/>
          <table:table-cell table:style-name="ce1199" table:number-columns-repeated="2"/>
          <table:table-cell table:style-name="ce1081"/>
          <table:table-cell table:style-name="ce1127" table:number-columns-repeated="4"/>
          <table:table-cell table:style-name="ce1097"/>
          <table:table-cell table:style-name="ce1081" table:number-columns-repeated="998"/>
          <table:table-cell table:style-name="ce1216"/>
          <table:table-cell table:style-name="ce1218"/>
          <table:table-cell/>
        </table:table-row>
        <table:table-row table:style-name="ro4">
          <table:table-cell table:style-name="ce1080"/>
          <table:table-cell table:style-name="ce1099" office:value-type="string" calcext:value-type="string">
            <text:p>PP-MP0133</text:p>
          </table:table-cell>
          <table:table-cell table:style-name="ce1092" office:value-type="string" calcext:value-type="string">
            <text:p>AO-Hex Heatsink for 3mm Filament 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54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PP-MP0134</text:p>
          </table:table-cell>
          <table:table-cell table:style-name="ce1112" office:value-type="string" calcext:value-type="string">
            <text:p>AO-Hex Heater Bblock with Holes for Retention Plate and Hexagon Logo Laser Etched on Front 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55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PP-MP0135</text:p>
          </table:table-cell>
          <table:table-cell table:style-name="ce1092" office:value-type="string" calcext:value-type="string">
            <text:p>0.5mm Nozzle for 3mm Filament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56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EL-TH0011 </text:p>
          </table:table-cell>
          <table:table-cell table:style-name="ce1092" office:value-type="string" calcext:value-type="string">
            <text:p>Semitec GT2 Thermistor (100kOhm type) Thermistor needs 23cm leads with no connectors on end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57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EL-MS0377</text:p>
          </table:table-cell>
          <table:table-cell table:style-name="ce1092" office:value-type="string" calcext:value-type="string">
            <text:p>Heater cartridge 24V 30W Heater Cartridge needs 23cm leads with no connectors on end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58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PP-MP0136</text:p>
          </table:table-cell>
          <table:table-cell table:style-name="ce1092" office:value-type="string" calcext:value-type="string">
            <text:p>Thermistor Retention Plate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59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PP-MP0137</text:p>
          </table:table-cell>
          <table:table-cell table:style-name="ce1092" office:value-type="string" calcext:value-type="string">
            <text:p>Standard Hexagon Mount Plate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60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HD-BT0172</text:p>
          </table:table-cell>
          <table:table-cell table:style-name="ce1092" office:value-type="string" calcext:value-type="string">
            <text:p>M3 x4 Setscrew (Heater Cartridge Set Screw) 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61]*[.J$5]" office:value-type="float" office:value="2000" calcext:value-type="float">
            <text:p>2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 office:value-type="string" calcext:value-type="string">
            <text:p>HD-BT0173</text:p>
          </table:table-cell>
          <table:table-cell table:style-name="ce1092" office:value-type="string" calcext:value-type="string">
            <text:p>Heat Sink Setscrew (M2x6 SCHS)</text:p>
          </table:table-cell>
          <table:table-cell table:style-name="ce1127" office:value-type="string" calcext:value-type="string">
            <text:p>RepRapDiscount</text:p>
          </table:table-cell>
          <table:table-cell table:style-name="ce1127"/>
          <table:table-cell table:style-name="ce1127" office:value-type="string" calcext:value-type="string">
            <text:p>RepRapDiscount</text:p>
          </table:table-cell>
          <table:table-cell table:style-name="ce1125"/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39]*[.J$5]" office:value-type="float" office:value="1000" calcext:value-type="float">
            <text:p>1000</text:p>
          </table:table-cell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9"/>
          <table:table-cell table:style-name="ce1092"/>
          <table:table-cell table:style-name="ce1127" table:number-columns-repeated="3"/>
          <table:table-cell table:style-name="ce1125"/>
          <table:table-cell table:style-name="ce1127" table:number-columns-repeated="2"/>
          <table:table-cell table:style-name="ce1125"/>
          <table:table-cell table:style-name="ce1159" table:number-columns-repeated="2"/>
          <table:table-cell table:style-name="ce1125"/>
          <table:table-cell table:style-name="ce1178" table:number-columns-repeated="2"/>
          <table:table-cell table:style-name="ce1200" table:number-columns-repeated="2"/>
          <table:table-cell table:style-name="ce1080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TB0007</text:p>
          </table:table-cell>
          <table:table-cell table:style-name="ce1080" office:value-type="string" calcext:value-type="string">
            <text:p>Feed Tube, PTFE</text:p>
          </table:table-cell>
          <table:table-cell table:style-name="ce1125" office:value-type="string" calcext:value-type="string">
            <text:p>Professional Plastics </text:p>
          </table:table-cell>
          <table:table-cell table:style-name="ce1125" office:value-type="string" calcext:value-type="string">
            <text:p>5239K12</text:p>
          </table:table-cell>
          <table:table-cell table:style-name="ce1125" office:value-type="string" calcext:value-type="string">
            <text:p>Professional Plastics </text:p>
          </table:table-cell>
          <table:table-cell table:style-name="ce1125" office:value-type="string" calcext:value-type="string">
            <text:p>5239K12</text:p>
          </table:table-cell>
          <table:table-cell table:style-name="ce1125" office:value-type="float" office:value="850" calcext:value-type="float">
            <text:p>850</text:p>
          </table:table-cell>
          <table:table-cell table:style-name="ce1125" office:value-type="string" calcext:value-type="string">
            <text:p>mm</text:p>
          </table:table-cell>
          <table:table-cell table:style-name="ce1125" table:formula="of:=[.H40]*[.J$5]" office:value-type="float" office:value="2000" calcext:value-type="float">
            <text:p>2000</text:p>
          </table:table-cell>
          <table:table-cell table:style-name="ce1159" table:formula="of:=1.69/304.8" office:value-type="float" office:value="0.00554461942257218" calcext:value-type="float">
            <text:p>$0.01</text:p>
          </table:table-cell>
          <table:table-cell table:style-name="ce1159" table:formula="of:=SUM([.K40]*[.H40])" office:value-type="float" office:value="0.006" calcext:value-type="float">
            <text:p>$0.01</text:p>
          </table:table-cell>
          <table:table-cell table:style-name="ce1138"/>
          <table:table-cell table:style-name="ce1180" table:number-columns-repeated="2"/>
          <table:table-cell table:style-name="ce1199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0"/>
          <table:table-cell table:style-name="ce1095"/>
          <table:table-cell table:style-name="ce1080"/>
          <table:table-cell table:style-name="ce1125" table:number-columns-repeated="7"/>
          <table:table-cell table:style-name="ce1159" table:number-columns-repeated="2"/>
          <table:table-cell table:style-name="ce1138"/>
          <table:table-cell table:style-name="ce1180" table:number-columns-repeated="2"/>
          <table:table-cell table:style-name="ce1199"/>
          <table:table-cell table:style-name="ce1080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3">
          <table:table-cell table:style-name="ce1080" office:value-type="string" calcext:value-type="string">
            <text:p>Hardware</text:p>
          </table:table-cell>
          <table:table-cell table:style-name="ce1095" office:value-type="string" calcext:value-type="string">
            <text:p>HD-MS0058 </text:p>
          </table:table-cell>
          <table:table-cell table:style-name="ce1080" office:value-type="string" calcext:value-type="string">
            <text:p>Wire Tie, 8” Black</text:p>
          </table:table-cell>
          <table:table-cell table:style-name="ce1125" office:value-type="string" calcext:value-type="string">
            <text:p>Mcmaster</text:p>
          </table:table-cell>
          <table:table-cell table:style-name="ce1140" office:value-type="string" calcext:value-type="string">
            <text:p>7130K32</text:p>
          </table:table-cell>
          <table:table-cell table:style-name="ce1125" office:value-type="string" calcext:value-type="string">
            <text:p>Mcmaster</text:p>
          </table:table-cell>
          <table:table-cell table:style-name="ce1140" office:value-type="string" calcext:value-type="string">
            <text:p>7130K32</text:p>
          </table:table-cell>
          <table:table-cell table:style-name="ce1125" office:value-type="float" office:value="12" calcext:value-type="float">
            <text:p>12</text:p>
          </table:table-cell>
          <table:table-cell table:style-name="ce1125" office:value-type="string" calcext:value-type="string">
            <text:p>ea</text:p>
          </table:table-cell>
          <table:table-cell table:style-name="ce1125" table:formula="of:=[.H66]*[.J$5]" office:value-type="float" office:value="12000" calcext:value-type="float">
            <text:p>12000</text:p>
          </table:table-cell>
          <table:table-cell table:style-name="ce1157" office:value-type="currency" office:currency="USD" office:value="1.003" calcext:value-type="currency">
            <text:p>$1.00</text:p>
          </table:table-cell>
          <table:table-cell table:style-name="ce1159" table:formula="of:=SUM([.K66]*[.H66])" office:value-type="float" office:value="12.036" calcext:value-type="float">
            <text:p>$12.04</text:p>
          </table:table-cell>
          <table:table-cell table:style-name="ce1178"/>
          <table:table-cell table:style-name="ce1095"/>
          <table:table-cell table:style-name="ce1197"/>
          <table:table-cell table:style-name="ce1080" table:number-columns-repeated="3"/>
          <table:table-cell table:style-name="ce1209"/>
          <table:table-cell table:style-name="ce1125" table:number-columns-repeated="3"/>
          <table:table-cell table:style-name="ce1095"/>
          <table:table-cell table:style-name="ce1080" table:number-columns-repeated="999"/>
          <table:table-cell table:number-columns-repeated="2"/>
        </table:table-row>
        <table:table-row table:style-name="ro4">
          <table:table-cell table:style-name="ce1082" office:value-type="string" calcext:value-type="string">
            <text:p>Electronic</text:p>
          </table:table-cell>
          <table:table-cell table:style-name="ce1086" office:value-type="string" calcext:value-type="string">
            <text:p>EL-MS0014</text:p>
          </table:table-cell>
          <table:table-cell table:style-name="ce1082" office:value-type="string" calcext:value-type="string">
            <text:p>Wire ferrules – 1.5mm^2 – 7mm</text:p>
          </table:table-cell>
          <table:table-cell table:style-name="ce1128" office:value-type="string" calcext:value-type="string">
            <text:p>Mcmaster</text:p>
          </table:table-cell>
          <table:table-cell table:style-name="ce1139" office:value-type="string" calcext:value-type="string">
            <text:p>9681K21</text:p>
          </table:table-cell>
          <table:table-cell table:style-name="ce1128" office:value-type="string" calcext:value-type="string">
            <text:p>Mcmaster</text:p>
          </table:table-cell>
          <table:table-cell table:style-name="ce1139" office:value-type="string" calcext:value-type="string">
            <text:p>9681K21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67]*[.J$5]" office:value-type="float" office:value="4000" calcext:value-type="float">
            <text:p>4000</text:p>
          </table:table-cell>
          <table:table-cell table:style-name="ce1165" office:value-type="float" office:value="0.063" calcext:value-type="float">
            <text:p>$0.06</text:p>
          </table:table-cell>
          <table:table-cell table:style-name="ce1165" table:formula="of:=SUM([.K67]*[.H67])" office:value-type="float" office:value="0.252" calcext:value-type="float">
            <text:p>$0.25</text:p>
          </table:table-cell>
          <table:table-cell table:style-name="ce1128"/>
          <table:table-cell table:style-name="ce1187" table:number-columns-repeated="2"/>
          <table:table-cell table:style-name="ce1201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4">
          <table:table-cell table:style-name="ce1084" office:value-type="string" calcext:value-type="string">
            <text:p>Hardware</text:p>
          </table:table-cell>
          <table:table-cell table:style-name="ce1100" office:value-type="string" calcext:value-type="string">
            <text:p>HD-WA0035</text:p>
          </table:table-cell>
          <table:table-cell table:style-name="ce1113" office:value-type="string" calcext:value-type="string">
            <text:p>Metric 18-8 Stainless Steel External Serrated Lock Washer, M3 Screw Size, 6mm OD, 0.4mm min Thick</text:p>
          </table:table-cell>
          <table:table-cell table:style-name="ce1127" office:value-type="string" calcext:value-type="string">
            <text:p>Fastenal </text:p>
          </table:table-cell>
          <table:table-cell table:style-name="ce1141" office:value-type="string" calcext:value-type="string">
            <text:p>11511313</text:p>
          </table:table-cell>
          <table:table-cell table:style-name="ce1127" office:value-type="string" calcext:value-type="string">
            <text:p>Mcmaster</text:p>
          </table:table-cell>
          <table:table-cell table:style-name="ce1151" office:value-type="string" calcext:value-type="string">
            <text:p>91120A120 </text:p>
          </table:table-cell>
          <table:table-cell table:style-name="ce1151" office:value-type="float" office:value="1" calcext:value-type="float">
            <text:p>1</text:p>
          </table:table-cell>
          <table:table-cell table:style-name="ce1151" office:value-type="string" calcext:value-type="string">
            <text:p>ea</text:p>
          </table:table-cell>
          <table:table-cell table:style-name="ce1125" table:formula="of:=[.H68]*[.J$5]" office:value-type="float" office:value="1000" calcext:value-type="float">
            <text:p>1000</text:p>
          </table:table-cell>
          <table:table-cell table:style-name="ce1166" table:formula="of:=1.95/100" office:value-type="currency" office:currency="USD" office:value="0.0195" calcext:value-type="currency">
            <text:p>$0.020</text:p>
          </table:table-cell>
          <table:table-cell table:style-name="ce1174" table:formula="of:=[.K68]*[.H68]" office:value-type="currency" office:currency="USD" office:value="0.0195" calcext:value-type="currency">
            <text:p>$0.02</text:p>
          </table:table-cell>
          <table:table-cell table:style-name="ce1179"/>
          <table:table-cell table:style-name="ce1188"/>
          <table:table-cell table:style-name="ce1198"/>
          <table:table-cell table:style-name="ce1203"/>
          <table:table-cell table:style-name="ce1207"/>
          <table:table-cell table:style-name="ce1081"/>
          <table:table-cell table:style-name="ce1132" table:number-columns-repeated="2"/>
          <table:table-cell table:style-name="ce1127" table:number-columns-repeated="2"/>
          <table:table-cell table:style-name="ce1097"/>
          <table:table-cell table:style-name="ce1081" table:number-columns-repeated="989"/>
          <table:table-cell table:style-name="ce1215" table:number-columns-repeated="9"/>
          <table:table-cell table:number-columns-repeated="3"/>
        </table:table-row>
        <table:table-row table:style-name="ro3">
          <table:table-cell table:style-name="ce1080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114" office:value-type="string" calcext:value-type="string">
            <text:p>Extreme-Temperature Pipe Sealant &amp; Threadlocker, 4 oz bottle, blue</text:p>
          </table:table-cell>
          <table:table-cell table:style-name="ce1129" office:value-type="string" calcext:value-type="string">
            <text:p>Mcmaster</text:p>
          </table:table-cell>
          <table:table-cell table:style-name="ce1142" office:value-type="string" calcext:value-type="string">
            <text:p>7604A55</text:p>
          </table:table-cell>
          <table:table-cell table:style-name="ce1129" office:value-type="string" calcext:value-type="string">
            <text:p>Mcmaster</text:p>
          </table:table-cell>
          <table:table-cell table:style-name="ce1142" office:value-type="string" calcext:value-type="string">
            <text:p>7604A55</text:p>
          </table:table-cell>
          <table:table-cell table:style-name="ce1125" office:value-type="float" office:value="0.5" calcext:value-type="float">
            <text:p>0.5</text:p>
          </table:table-cell>
          <table:table-cell table:style-name="ce1125" office:value-type="string" calcext:value-type="string">
            <text:p>g</text:p>
          </table:table-cell>
          <table:table-cell table:style-name="ce1125" table:formula="of:=[.H69]*[.J$5]" office:value-type="float" office:value="500" calcext:value-type="float">
            <text:p>500</text:p>
          </table:table-cell>
          <table:table-cell table:style-name="ce1167" table:formula="of:=41.74/628" office:value-type="currency" office:currency="USD" office:value="0.0664649681528663" calcext:value-type="currency">
            <text:p>$0.066</text:p>
          </table:table-cell>
          <table:table-cell table:style-name="ce1159" table:formula="of:=SUM([.K69]*[.H69])" office:value-type="float" office:value="0.0332324840764331" calcext:value-type="float">
            <text:p>$0.03</text:p>
          </table:table-cell>
          <table:table-cell table:style-name="ce1180"/>
          <table:table-cell table:style-name="ce1189"/>
          <table:table-cell table:style-name="ce1180"/>
          <table:table-cell table:style-name="ce1097" table:number-columns-repeated="2"/>
          <table:table-cell table:style-name="ce1127" table:number-columns-repeated="4"/>
          <table:table-cell table:style-name="ce1134"/>
          <table:table-cell table:style-name="ce1212"/>
          <table:table-cell table:style-name="ce1215" table:number-columns-repeated="998"/>
          <table:table-cell table:number-columns-repeated="3"/>
        </table:table-row>
        <table:table-row table:style-name="ro4">
          <table:table-cell table:style-name="ce1082" office:value-type="string" calcext:value-type="string">
            <text:p>Electronic</text:p>
          </table:table-cell>
          <table:table-cell table:style-name="ce1086" office:value-type="string" calcext:value-type="string">
            <text:p>EL-MS0247</text:p>
          </table:table-cell>
          <table:table-cell table:style-name="ce1082" office:value-type="string" calcext:value-type="string">
            <text:p>Heat shrink – 0.19-0.09 – Black</text:p>
          </table:table-cell>
          <table:table-cell table:style-name="ce1128" office:value-type="string" calcext:value-type="string">
            <text:p>EDC</text:p>
          </table:table-cell>
          <table:table-cell table:style-name="ce1143" office:value-type="string" calcext:value-type="string">
            <text:p>88-01870</text:p>
          </table:table-cell>
          <table:table-cell table:style-name="ce1128" office:value-type="string" calcext:value-type="string">
            <text:p>Mcmaster-Carr Supply Company</text:p>
          </table:table-cell>
          <table:table-cell table:style-name="ce1139" office:value-type="string" calcext:value-type="string">
            <text:p>7856K74</text:p>
          </table:table-cell>
          <table:table-cell table:style-name="ce1128" office:value-type="float" office:value="250" calcext:value-type="float">
            <text:p>250</text:p>
          </table:table-cell>
          <table:table-cell table:style-name="ce1128" office:value-type="string" calcext:value-type="string">
            <text:p>mm</text:p>
          </table:table-cell>
          <table:table-cell table:style-name="ce1125" table:formula="of:=[.H70]*[.J$5]" office:value-type="float" office:value="250000" calcext:value-type="float">
            <text:p>250000</text:p>
          </table:table-cell>
          <table:table-cell table:style-name="ce1165" table:formula="of:=22.08/7620" office:value-type="float" office:value="0.00289763779527559" calcext:value-type="float">
            <text:p>$0.00</text:p>
          </table:table-cell>
          <table:table-cell table:style-name="ce1165" table:formula="of:=SUM([.K70]*[.H70])" office:value-type="float" office:value="0.724409448818898" calcext:value-type="float">
            <text:p>$0.72</text:p>
          </table:table-cell>
          <table:table-cell table:style-name="ce1128"/>
          <table:table-cell table:style-name="ce1187" table:number-columns-repeated="2"/>
          <table:table-cell table:style-name="ce1201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3">
          <table:table-cell table:style-name="ce1080"/>
          <table:table-cell table:style-name="ce1095"/>
          <table:table-cell table:style-name="ce1080"/>
          <table:table-cell table:style-name="ce1125"/>
          <table:table-cell table:style-name="ce1140"/>
          <table:table-cell table:style-name="ce1125"/>
          <table:table-cell table:style-name="ce1140"/>
          <table:table-cell table:style-name="ce1125" table:number-columns-repeated="3"/>
          <table:table-cell table:style-name="ce1157"/>
          <table:table-cell table:style-name="ce1159"/>
          <table:table-cell table:style-name="ce1178"/>
          <table:table-cell table:style-name="ce1095"/>
          <table:table-cell table:style-name="ce1197"/>
          <table:table-cell table:style-name="ce1080" table:number-columns-repeated="3"/>
          <table:table-cell table:style-name="ce1209"/>
          <table:table-cell table:style-name="ce1125" table:number-columns-repeated="3"/>
          <table:table-cell table:style-name="ce1095"/>
          <table:table-cell table:style-name="ce1080" table:number-columns-repeated="999"/>
          <table:table-cell table:number-columns-repeated="2"/>
        </table:table-row>
        <table:table-row table:style-name="ro4">
          <table:table-cell table:style-name="ce1082" office:value-type="string" calcext:value-type="string">
            <text:p>Hardware</text:p>
          </table:table-cell>
          <table:table-cell table:style-name="ce1086" office:value-type="string" calcext:value-type="string">
            <text:p>HD-NT0044</text:p>
          </table:table-cell>
          <table:table-cell table:style-name="ce1082" office:value-type="string" calcext:value-type="string">
            <text:p>Post insertion M5 T-nut for 20mm extrusion</text:p>
          </table:table-cell>
          <table:table-cell table:style-name="ce1128" office:value-type="string" calcext:value-type="string">
            <text:p>Misumi</text:p>
          </table:table-cell>
          <table:table-cell table:style-name="ce1139" office:value-type="string" calcext:value-type="string">
            <text:p>HN-TAP5</text:p>
          </table:table-cell>
          <table:table-cell table:style-name="ce1128" office:value-type="string" calcext:value-type="string">
            <text:p>Misumi</text:p>
          </table:table-cell>
          <table:table-cell table:style-name="ce1139" office:value-type="string" calcext:value-type="string">
            <text:p>HN-TAP5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72]*[.J$5]" office:value-type="float" office:value="1000" calcext:value-type="float">
            <text:p>1000</text:p>
          </table:table-cell>
          <table:table-cell table:style-name="ce1165" office:value-type="float" office:value="0.46" calcext:value-type="float">
            <text:p>$0.46</text:p>
          </table:table-cell>
          <table:table-cell table:style-name="ce1165" table:formula="of:=SUM([.K72]*[.H72])" office:value-type="float" office:value="0.46" calcext:value-type="float">
            <text:p>$0.46</text:p>
          </table:table-cell>
          <table:table-cell table:style-name="ce1136"/>
          <table:table-cell table:style-name="ce1190" table:number-columns-repeated="2"/>
          <table:table-cell table:style-name="ce1202"/>
          <table:table-cell table:style-name="ce1082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2"/>
          <table:table-cell table:style-name="ce1086"/>
          <table:table-cell table:style-name="ce1082"/>
          <table:table-cell table:style-name="ce1128"/>
          <table:table-cell table:style-name="ce1139"/>
          <table:table-cell table:style-name="ce1128"/>
          <table:table-cell table:style-name="ce1139"/>
          <table:table-cell table:style-name="ce1128" table:number-columns-repeated="2"/>
          <table:table-cell table:style-name="ce1125"/>
          <table:table-cell table:style-name="ce1165" table:number-columns-repeated="2"/>
          <table:table-cell table:style-name="ce1136"/>
          <table:table-cell table:style-name="ce1190" table:number-columns-repeated="2"/>
          <table:table-cell table:style-name="ce1202"/>
          <table:table-cell table:style-name="ce1082" table:number-columns-repeated="2"/>
          <table:table-cell table:style-name="ce1125" table:number-columns-repeated="4"/>
          <table:table-cell table:style-name="ce1095"/>
          <table:table-cell table:style-name="ce1080" table:number-columns-repeated="998"/>
          <table:table-cell table:number-columns-repeated="3"/>
        </table:table-row>
        <table:table-row table:style-name="ro4">
          <table:table-cell table:style-name="ce1082" office:value-type="string" calcext:value-type="string">
            <text:p>Mechanical</text:p>
          </table:table-cell>
          <table:table-cell table:style-name="ce1086" office:value-type="string" calcext:value-type="string">
            <text:p>PP-MP0085</text:p>
          </table:table-cell>
          <table:table-cell table:style-name="ce1115" office:value-type="string" calcext:value-type="string">
            <text:p>Bed finger, Dual</text:p>
          </table:table-cell>
          <table:table-cell table:style-name="ce1128" office:value-type="string" calcext:value-type="string">
            <text:p>MBK</text:p>
          </table:table-cell>
          <table:table-cell/>
          <table:table-cell table:style-name="ce1128" office:value-type="string" calcext:value-type="string">
            <text:p>MBK</text:p>
          </table:table-cell>
          <table:table-cell table:style-name="ce1139"/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74]*[.J$5]" office:value-type="float" office:value="4000" calcext:value-type="float">
            <text:p>4000</text:p>
          </table:table-cell>
          <table:table-cell table:style-name="ce1165" office:value-type="float" office:value="3" calcext:value-type="float">
            <text:p>$3.00</text:p>
          </table:table-cell>
          <table:table-cell table:style-name="ce1165" table:formula="of:=SUM([.K74]*[.H74])" office:value-type="float" office:value="12" calcext:value-type="float">
            <text:p>$12.00</text:p>
          </table:table-cell>
          <table:table-cell table:style-name="ce1128"/>
          <table:table-cell table:style-name="ce1178" table:number-columns-repeated="2"/>
          <table:table-cell table:style-name="ce1200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4">
          <table:table-cell table:style-name="ce1082" office:value-type="string" calcext:value-type="string">
            <text:p>Mechanical</text:p>
          </table:table-cell>
          <table:table-cell table:style-name="ce1086" office:value-type="string" calcext:value-type="string">
            <text:p>PP-MP0087</text:p>
          </table:table-cell>
          <table:table-cell table:style-name="ce1115" office:value-type="string" calcext:value-type="string">
            <text:p>Dual extruder v2.0 mount</text:p>
          </table:table-cell>
          <table:table-cell table:style-name="ce1128" office:value-type="string" calcext:value-type="string">
            <text:p>MBK</text:p>
          </table:table-cell>
          <table:table-cell/>
          <table:table-cell table:style-name="ce1128" office:value-type="string" calcext:value-type="string">
            <text:p>MBK</text:p>
          </table:table-cell>
          <table:table-cell table:style-name="ce1139"/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75]*[.J$5]" office:value-type="float" office:value="1000" calcext:value-type="float">
            <text:p>1000</text:p>
          </table:table-cell>
          <table:table-cell table:style-name="ce1165" office:value-type="float" office:value="7.8" calcext:value-type="float">
            <text:p>$7.80</text:p>
          </table:table-cell>
          <table:table-cell table:style-name="ce1165" table:formula="of:=SUM([.K75]*[.H75])" office:value-type="float" office:value="7.8" calcext:value-type="float">
            <text:p>$7.80</text:p>
          </table:table-cell>
          <table:table-cell table:style-name="ce1128"/>
          <table:table-cell table:style-name="ce1178" table:number-columns-repeated="2"/>
          <table:table-cell table:style-name="ce1200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4">
          <table:table-cell table:style-name="ce1082" office:value-type="string" calcext:value-type="string">
            <text:p>Mechanical</text:p>
          </table:table-cell>
          <table:table-cell table:style-name="ce1086" office:value-type="string" calcext:value-type="string">
            <text:p>PP-MP0086</text:p>
          </table:table-cell>
          <table:table-cell table:style-name="ce1115" office:value-type="string" calcext:value-type="string">
            <text:p>Lower bracket, Dual</text:p>
          </table:table-cell>
          <table:table-cell table:style-name="ce1128" office:value-type="string" calcext:value-type="string">
            <text:p>MBK</text:p>
          </table:table-cell>
          <table:table-cell/>
          <table:table-cell table:style-name="ce1128" office:value-type="string" calcext:value-type="string">
            <text:p>MBK</text:p>
          </table:table-cell>
          <table:table-cell table:style-name="ce1139"/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76]*[.J$5]" office:value-type="float" office:value="1000" calcext:value-type="float">
            <text:p>1000</text:p>
          </table:table-cell>
          <table:table-cell table:style-name="ce1165" office:value-type="float" office:value="9.9" calcext:value-type="float">
            <text:p>$9.90</text:p>
          </table:table-cell>
          <table:table-cell table:style-name="ce1165" table:formula="of:=SUM([.K76]*[.H76])" office:value-type="float" office:value="9.9" calcext:value-type="float">
            <text:p>$9.90</text:p>
          </table:table-cell>
          <table:table-cell table:style-name="ce1128"/>
          <table:table-cell table:style-name="ce1178" table:number-columns-repeated="2"/>
          <table:table-cell table:style-name="ce1200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4">
          <table:table-cell table:style-name="ce1082"/>
          <table:table-cell table:style-name="ce1086"/>
          <table:table-cell table:style-name="ce1115"/>
          <table:table-cell table:style-name="ce1128"/>
          <table:table-cell/>
          <table:table-cell table:style-name="ce1128"/>
          <table:table-cell table:style-name="ce1139"/>
          <table:table-cell table:style-name="ce1128" table:number-columns-repeated="2"/>
          <table:table-cell table:style-name="ce1125"/>
          <table:table-cell table:style-name="ce1165" table:number-columns-repeated="2"/>
          <table:table-cell table:style-name="ce1128"/>
          <table:table-cell table:style-name="ce1178" table:number-columns-repeated="2"/>
          <table:table-cell table:style-name="ce1200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22">
          <table:table-cell table:style-name="ce1082" office:value-type="string" calcext:value-type="string">
            <text:p>Electronic</text:p>
          </table:table-cell>
          <table:table-cell table:style-name="ce1102" office:value-type="string" calcext:value-type="string">
            <text:p>EL-FA0020</text:p>
          </table:table-cell>
          <table:table-cell table:style-name="ce1116" office:value-type="string" calcext:value-type="string">
            <text:p>RFB2008 Micro Blower with 30awg wire that is 250mm long</text:p>
          </table:table-cell>
          <table:table-cell table:style-name="ce1128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128" office:value-type="string" calcext:value-type="string">
            <text:p>Pelonis</text:p>
          </table:table-cell>
          <table:table-cell table:style-name="ce1139" office:value-type="string" calcext:value-type="string">
            <text:p>C4010L24BPLB1b-7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78]*[.J$5]" office:value-type="float" office:value="2000" calcext:value-type="float">
            <text:p>2000</text:p>
          </table:table-cell>
          <table:table-cell table:style-name="ce1165" office:value-type="float" office:value="6.54" calcext:value-type="float">
            <text:p>$6.54</text:p>
          </table:table-cell>
          <table:table-cell table:style-name="ce1165" table:formula="of:=SUM([.K78]*[.H78])" office:value-type="float" office:value="13.08" calcext:value-type="float">
            <text:p>$13.08</text:p>
          </table:table-cell>
          <table:table-cell table:style-name="ce1128"/>
          <table:table-cell table:style-name="ce1187" table:number-columns-repeated="2"/>
          <table:table-cell table:style-name="ce1201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22">
          <table:table-cell table:style-name="ce1085" office:value-type="string" calcext:value-type="string">
            <text:p>Electronic</text:p>
          </table:table-cell>
          <table:table-cell table:style-name="ce1103" office:value-type="string" calcext:value-type="string">
            <text:p>EL-FA0032</text:p>
          </table:table-cell>
          <table:table-cell table:style-name="ce1085" office:value-type="string" calcext:value-type="string">
            <text:p>Pelonis FAN 24V 40x40mm Low flow</text:p>
          </table:table-cell>
          <table:table-cell table:style-name="ce1130" office:value-type="string" calcext:value-type="string">
            <text:p>Pelonis</text:p>
          </table:table-cell>
          <table:table-cell table:style-name="ce1130" office:value-type="string" calcext:value-type="string">
            <text:p>C4010L24BPLB1-7</text:p>
          </table:table-cell>
          <table:table-cell table:style-name="ce1130" office:value-type="string" calcext:value-type="string">
            <text:p>Pelonis</text:p>
          </table:table-cell>
          <table:table-cell table:style-name="ce1130" office:value-type="string" calcext:value-type="string">
            <text:p>C4010L24BPLB1-7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ea</text:p>
          </table:table-cell>
          <table:table-cell table:style-name="ce1125" table:formula="of:=[.H67]*[.J$5]" office:value-type="float" office:value="4000" calcext:value-type="float">
            <text:p>4000</text:p>
          </table:table-cell>
          <table:table-cell table:style-name="ce1130" office:value-type="float" office:value="3.13" calcext:value-type="float">
            <text:p>3.13</text:p>
          </table:table-cell>
          <table:table-cell table:style-name="ce1165" table:formula="of:=SUM([.K67]*[.H67])" office:value-type="float" office:value="0.252" calcext:value-type="float">
            <text:p>$0.25</text:p>
          </table:table-cell>
          <table:table-cell table:style-name="ce1181"/>
          <table:table-cell table:style-name="ce1191" table:number-columns-repeated="2"/>
          <table:table-cell table:style-name="ce1086"/>
          <table:table-cell table:style-name="ce1082" office:value-type="string" calcext:value-type="string">
            <text:p>40mm fans switched from kysan to pelonis</text:p>
          </table:table-cell>
          <table:table-cell table:style-name="ce108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086" office:value-type="string" calcext:value-type="string">
            <text:p>Electronic</text:p>
          </table:table-cell>
          <table:table-cell table:style-name="ce1086" office:value-type="string" calcext:value-type="string">
            <text:p>EL-MS0073</text:p>
          </table:table-cell>
          <table:table-cell table:style-name="ce1082" office:value-type="string" calcext:value-type="string">
            <text:p>1/4” Black panduit wire wrap</text:p>
          </table:table-cell>
          <table:table-cell table:style-name="ce1128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128" office:value-type="string" calcext:value-type="string">
            <text:p>Electronics Distributor Corp</text:p>
          </table:table-cell>
          <table:table-cell table:style-name="ce1139" office:value-type="string" calcext:value-type="string">
            <text:p>88-00011</text:p>
          </table:table-cell>
          <table:table-cell table:style-name="ce1128" office:value-type="float" office:value="300" calcext:value-type="float">
            <text:p>300</text:p>
          </table:table-cell>
          <table:table-cell table:style-name="ce1128" office:value-type="string" calcext:value-type="string">
            <text:p>mm</text:p>
          </table:table-cell>
          <table:table-cell table:style-name="ce1125" table:formula="of:=[.H81]*[.J$5]" office:value-type="float" office:value="300000" calcext:value-type="float">
            <text:p>300000</text:p>
          </table:table-cell>
          <table:table-cell table:style-name="ce1168" office:value-type="float" office:value="0.001" calcext:value-type="float">
            <text:p>$0.00</text:p>
          </table:table-cell>
          <table:table-cell table:style-name="ce1168" table:formula="of:=SUM([.K81]*[.H81])" office:value-type="float" office:value="0.3" calcext:value-type="float">
            <text:p>$0.30</text:p>
          </table:table-cell>
          <table:table-cell table:style-name="ce1128"/>
          <table:table-cell table:style-name="ce1187" table:number-columns-repeated="2"/>
          <table:table-cell table:style-name="ce1201"/>
          <table:table-cell table:style-name="ce1082" table:number-columns-repeated="2"/>
          <table:table-cell table:style-name="ce1128"/>
          <table:table-cell table:style-name="ce1139" table:number-columns-repeated="3"/>
          <table:table-cell table:style-name="ce1211"/>
          <table:table-cell table:style-name="ce1214" table:number-columns-repeated="998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125" table:formula="of:=[.H82]*[.J$5]" office:value-type="float" office:value="975000" calcext:value-type="float">
            <text:p>975000</text:p>
          </table:table-cell>
          <table:table-cell table:style-name="ce1169" table:formula="of:=0.0983/30480" office:value-type="currency" office:currency="USD" office:value="0.0000032250656167979" calcext:value-type="currency">
            <text:p>$0.00</text:p>
          </table:table-cell>
          <table:table-cell table:style-name="ce1169" table:formula="of:=[.K82]*[.H82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1204"/>
          <table:table-cell/>
          <table:table-cell office:value-type="string" calcext:value-type="string">
            <text:p>3800 ft confirmed</text:p>
          </table:table-cell>
          <table:table-cell table:number-columns-repeated="1006"/>
        </table:table-row>
        <table:table-row table:style-name="ro4">
          <table:table-cell table:number-columns-repeated="9"/>
          <table:table-cell table:style-name="ce1125"/>
          <table:table-cell table:style-name="ce1169" table:number-columns-repeated="2"/>
          <table:table-cell table:number-columns-repeated="3"/>
          <table:table-cell table:style-name="ce1204"/>
          <table:table-cell table:number-columns-repeated="1008"/>
        </table:table-row>
        <table:table-row table:style-name="ro4">
          <table:table-cell table:style-name="ce1088" office:value-type="string" calcext:value-type="string">
            <text:p>Electronic</text:p>
          </table:table-cell>
          <table:table-cell table:style-name="ce1097" office:value-type="string" calcext:value-type="string">
            <text:p>EL-MT0017</text:p>
          </table:table-cell>
          <table:table-cell table:style-name="ce1081" office:value-type="string" calcext:value-type="string">
            <text:p>Half Height NEMA 17 Stepper Motor</text:p>
          </table:table-cell>
          <table:table-cell table:style-name="ce1127" office:value-type="string" calcext:value-type="string">
            <text:p>Changzhou FTX</text:p>
          </table:table-cell>
          <table:table-cell table:style-name="ce1144" office:value-type="string" calcext:value-type="string">
            <text:p>SY42STH33-1504A</text:p>
          </table:table-cell>
          <table:table-cell table:style-name="ce1127" office:value-type="string" calcext:value-type="string">
            <text:p>Changzhou FTX</text:p>
          </table:table-cell>
          <table:table-cell table:style-name="ce1144" office:value-type="string" calcext:value-type="string">
            <text:p>SY42STH33-1504A</text:p>
          </table:table-cell>
          <table:table-cell table:style-name="ce1127" office:value-type="float" office:value="2" calcext:value-type="float">
            <text:p>2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70]*[.J$5]" office:value-type="float" office:value="250000" calcext:value-type="float">
            <text:p>250000</text:p>
          </table:table-cell>
          <table:table-cell table:style-name="ce1164" office:value-type="float" office:value="5.35" calcext:value-type="float">
            <text:p>$5.35</text:p>
          </table:table-cell>
          <table:table-cell table:style-name="ce1177" table:formula="of:=SUM([.K70]*[.H70])" office:value-type="float" office:value="0.724409448818898" calcext:value-type="float">
            <text:p>$0.72</text:p>
          </table:table-cell>
          <table:table-cell table:style-name="ce1182"/>
          <table:table-cell table:style-name="ce1193" table:number-columns-repeated="2"/>
          <table:table-cell table:style-name="ce1205"/>
          <table:table-cell table:style-name="ce1088" table:number-columns-repeated="2"/>
          <table:table-cell table:style-name="ce1136"/>
          <table:table-cell table:style-name="ce1150" table:number-columns-repeated="3"/>
          <table:table-cell table:style-name="ce1108"/>
          <table:table-cell table:style-name="ce1121" table:number-columns-repeated="998"/>
          <table:table-cell table:style-name="ce1216"/>
          <table:table-cell table:number-columns-repeated="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080" office:value-type="string" calcext:value-type="string">
            <text:p>Electronic</text:p>
          </table:table-cell>
          <table:table-cell table:style-name="ce1100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1125" table:formula="of:=[.H86]*[.J$5]" office:value-type="float" office:value="7000" calcext:value-type="float">
            <text:p>7000</text:p>
          </table:table-cell>
          <table:table-cell table:style-name="ce1154" office:value-type="currency" office:currency="USD" office:value="0.4" calcext:value-type="currency">
            <text:p>$0.40</text:p>
          </table:table-cell>
          <table:table-cell table:style-name="ce1165" table:formula="of:=SUM([.K86]*[.H86])" office:value-type="float" office:value="2.8" calcext:value-type="float">
            <text:p>$2.80</text:p>
          </table:table-cell>
          <table:table-cell table:number-columns-repeated="6"/>
          <table:table-cell table:style-name="ce1210" table:number-columns-repeated="4"/>
          <table:table-cell table:style-name="ce1213"/>
          <table:table-cell table:style-name="ce1114" table:number-columns-repeated="998"/>
          <table:table-cell/>
          <table:table-cell table:style-name="ce1219" table:number-columns-repeated="2"/>
        </table:table-row>
        <table:table-row table:style-name="ro4">
          <table:table-cell table:style-name="ce1081" office:value-type="string" calcext:value-type="string">
            <text:p>Electronic</text:p>
          </table:table-cell>
          <table:table-cell table:style-name="ce1104" office:value-type="string" calcext:value-type="string">
            <text:p>EL-MS0246</text:p>
          </table:table-cell>
          <table:table-cell table:style-name="ce1091" office:value-type="string" calcext:value-type="string">
            <text:p>CONN RING 16-22 AWG #4 Red PIDG – Reel 5000</text:p>
          </table:table-cell>
          <table:table-cell table:style-name="ce1132"/>
          <table:table-cell table:style-name="ce1145" office:value-type="string" calcext:value-type="string">
            <text:p>2-323758-1</text:p>
          </table:table-cell>
          <table:table-cell table:style-name="ce1132" office:value-type="string" calcext:value-type="string">
            <text:p>Digikey / TTI</text:p>
          </table:table-cell>
          <table:table-cell table:style-name="ce1146" office:value-type="string" calcext:value-type="string">
            <text:p>A107160CT-NDA27229TR-ND</text:p>
          </table:table-cell>
          <table:table-cell table:style-name="ce1132" office:value-type="float" office:value="1" calcext:value-type="float">
            <text:p>1</text:p>
          </table:table-cell>
          <table:table-cell table:style-name="ce1132" office:value-type="string" calcext:value-type="string">
            <text:p>ea</text:p>
          </table:table-cell>
          <table:table-cell table:style-name="ce1125" table:formula="of:=[.H87]*[.J$5]" office:value-type="float" office:value="1000" calcext:value-type="float">
            <text:p>1000</text:p>
          </table:table-cell>
          <table:table-cell table:style-name="ce1154" office:value-type="currency" office:currency="USD" office:value="0.433" calcext:value-type="currency">
            <text:p>$0.43</text:p>
          </table:table-cell>
          <table:table-cell table:style-name="ce1154" table:formula="of:=[.K87]*[.H87]" office:value-type="currency" office:currency="USD" office:value="0.433" calcext:value-type="currency">
            <text:p>$0.43</text:p>
          </table:table-cell>
          <table:table-cell table:style-name="ce1138"/>
          <table:table-cell table:style-name="ce1194" table:number-columns-repeated="2"/>
          <table:table-cell table:style-name="ce1206"/>
          <table:table-cell table:style-name="ce1207"/>
          <table:table-cell table:style-name="ce1081"/>
          <table:table-cell table:style-name="ce1127" table:number-columns-repeated="4"/>
          <table:table-cell table:style-name="ce1097"/>
          <table:table-cell table:style-name="ce1081" table:number-columns-repeated="989"/>
          <table:table-cell table:style-name="ce1215" table:number-columns-repeated="9"/>
          <table:table-cell/>
          <table:table-cell table:style-name="ce1219" table:number-columns-repeated="2"/>
        </table:table-row>
        <table:table-row table:style-name="ro4">
          <table:table-cell table:style-name="ce1089" table:number-columns-repeated="1024"/>
        </table:table-row>
        <table:table-row table:style-name="ro4">
          <table:table-cell table:style-name="ce1080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85" office:value-type="string" calcext:value-type="string">
            <text:p>Loctite® 262™ Threadlocker High Strength 50ML Bottle</text:p>
          </table:table-cell>
          <table:table-cell table:style-name="ce1133" office:value-type="string" calcext:value-type="string">
            <text:p>Uline</text:p>
          </table:table-cell>
          <table:table-cell table:style-name="ce1142" office:value-type="string" calcext:value-type="string">
            <text:p>S-15893</text:p>
          </table:table-cell>
          <table:table-cell table:style-name="ce1133" office:value-type="string" calcext:value-type="string">
            <text:p>Uline</text:p>
          </table:table-cell>
          <table:table-cell table:style-name="ce1142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125" table:formula="of:=[.H69]*[.J$5]" office:value-type="float" office:value="500" calcext:value-type="float">
            <text:p>500</text:p>
          </table:table-cell>
          <table:table-cell table:style-name="ce1154"/>
          <table:table-cell table:style-name="ce1174" table:formula="of:=[.K69]*[.H69]" office:value-type="currency" office:currency="USD" office:value="0.0332324840764331" calcext:value-type="currency">
            <text:p>$0.03</text:p>
          </table:table-cell>
          <table:table-cell table:number-columns-repeated="1010"/>
          <table:table-cell table:style-name="ce1219" table:number-columns-repeated="2"/>
        </table:table-row>
        <table:table-row table:style-name="ro4">
          <table:table-cell table:style-name="ce1089" table:number-columns-repeated="1024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104" office:value-type="string" calcext:value-type="string">
            <text:p>EL-MS0251</text:p>
          </table:table-cell>
          <table:table-cell table:style-name="ce1117" office:value-type="string" calcext:value-type="string">
            <text:p>CONN HOUSING 16POS .100 DUAL</text:p>
          </table:table-cell>
          <table:table-cell table:style-name="ce1134" office:value-type="string" calcext:value-type="string">
            <text:p>Molex</text:p>
          </table:table-cell>
          <table:table-cell table:style-name="ce1143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52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1125" table:formula="of:=[.H91]*[.J$5]" office:value-type="float" office:value="4000" calcext:value-type="float">
            <text:p>4000</text:p>
          </table:table-cell>
          <table:table-cell table:style-name="ce1158" office:value-type="currency" office:currency="USD" office:value="0.529" calcext:value-type="currency">
            <text:p>$0.529</text:p>
          </table:table-cell>
          <table:table-cell table:style-name="ce1154" table:formula="of:=[.K91]*[.H91]" office:value-type="currency" office:currency="USD" office:value="2.116" calcext:value-type="currency">
            <text:p>$2.12</text:p>
          </table:table-cell>
          <table:table-cell table:number-columns-repeated="3"/>
          <table:table-cell table:style-name="ce1204"/>
          <table:table-cell table:style-name="ce1097"/>
          <table:table-cell table:style-name="ce1127" office:value-type="string" calcext:value-type="string">
            <text:p>ordered 13K, 5400 deliver 7/23 balance 7600 aprox 6 wks ~9/4</text:p>
          </table:table-cell>
          <table:table-cell table:style-name="ce1127" table:number-columns-repeated="3"/>
          <table:table-cell table:style-name="ce1134"/>
          <table:table-cell table:style-name="ce1212"/>
          <table:table-cell table:style-name="ce1215" table:number-columns-repeated="998"/>
          <table:table-cell/>
          <table:table-cell table:style-name="ce1219" table:number-columns-repeated="2"/>
        </table:table-row>
        <table:table-row table:style-name="ro4">
          <table:table-cell table:style-name="ce1080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1143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1143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125" table:formula="of:=[.H82]*[.J$5]" office:value-type="float" office:value="975000" calcext:value-type="float">
            <text:p>975000</text:p>
          </table:table-cell>
          <table:table-cell table:style-name="ce1154" office:value-type="currency" office:currency="USD" office:value="0.022" calcext:value-type="currency">
            <text:p>$0.02</text:p>
          </table:table-cell>
          <table:table-cell table:style-name="ce1154" table:formula="of:=[.K87]*[.H82]" office:value-type="currency" office:currency="USD" office:value="422.175" calcext:value-type="currency">
            <text:p>$422.18</text:p>
          </table:table-cell>
          <table:table-cell table:number-columns-repeated="3"/>
          <table:table-cell table:style-name="ce1204"/>
          <table:table-cell table:style-name="ce1207"/>
          <table:table-cell table:number-columns-repeated="1005"/>
          <table:table-cell table:style-name="ce121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140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140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1125" table:formula="of:=[.H91]*[.J$5]" office:value-type="float" office:value="4000" calcext:value-type="float">
            <text:p>4000</text:p>
          </table:table-cell>
          <table:table-cell table:style-name="ce1158" office:value-type="currency" office:currency="USD" office:value="0.016" calcext:value-type="currency">
            <text:p>$0.016</text:p>
          </table:table-cell>
          <table:table-cell table:style-name="ce1154" table:formula="of:=[.K91]*[.H91]" office:value-type="currency" office:currency="USD" office:value="2.116" calcext:value-type="currency">
            <text:p>$2.12</text:p>
          </table:table-cell>
          <table:table-cell table:number-columns-repeated="3"/>
          <table:table-cell table:style-name="ce1204"/>
          <table:table-cell table:number-columns-repeated="1006"/>
          <table:table-cell table:style-name="ce121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125" table:formula="of:=[.H94]*[.J$5]" office:value-type="float" office:value="2000" calcext:value-type="float">
            <text:p>2000</text:p>
          </table:table-cell>
          <table:table-cell table:style-name="ce1170" office:value-type="currency" office:currency="USD" office:value="0.0145" calcext:value-type="currency">
            <text:p>$0.015</text:p>
          </table:table-cell>
          <table:table-cell table:style-name="ce1154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204"/>
          <table:table-cell/>
          <table:table-cell office:value-type="string" calcext:value-type="string">
            <text:p>confirmed</text:p>
          </table:table-cell>
          <table:table-cell table:number-columns-repeated="1004"/>
          <table:table-cell table:style-name="ce121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1125" table:formula="of:=[.H95]*[.J$5]" office:value-type="float" office:value="23000" calcext:value-type="float">
            <text:p>23000</text:p>
          </table:table-cell>
          <table:table-cell table:style-name="ce1171" office:value-type="currency" office:currency="USD" office:value="0.2" calcext:value-type="currency">
            <text:p>$0.200</text:p>
          </table:table-cell>
          <table:table-cell table:style-name="ce1154" table:formula="of:=[.K95]*[.H95]" office:value-type="currency" office:currency="USD" office:value="4.6" calcext:value-type="currency">
            <text:p>$4.60</text:p>
          </table:table-cell>
          <table:table-cell table:number-columns-repeated="3"/>
          <table:table-cell table:style-name="ce1204"/>
          <table:table-cell/>
          <table:table-cell office:value-type="string" calcext:value-type="string">
            <text:p>will deliver 8/4</text:p>
          </table:table-cell>
          <table:table-cell table:number-columns-repeated="1004"/>
          <table:table-cell table:style-name="ce121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94]*[.J$5]" office:value-type="float" office:value="2000" calcext:value-type="float">
            <text:p>2000</text:p>
          </table:table-cell>
          <table:table-cell table:style-name="ce1171" office:value-type="currency" office:currency="USD" office:value="2.18" calcext:value-type="currency">
            <text:p>$2.180</text:p>
          </table:table-cell>
          <table:table-cell table:style-name="ce1154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204"/>
          <table:table-cell table:number-columns-repeated="1006"/>
          <table:table-cell table:style-name="ce121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125" table:formula="of:=[.H95]*[.J$5]" office:value-type="float" office:value="8000" calcext:value-type="float">
            <text:p>8000</text:p>
          </table:table-cell>
          <table:table-cell table:style-name="ce1172" office:value-type="currency" office:currency="USD" office:value="0.208" calcext:value-type="currency">
            <text:p>$0.208</text:p>
          </table:table-cell>
          <table:table-cell table:style-name="ce1154" table:formula="of:=[.K95]*[.H95]" office:value-type="currency" office:currency="USD" office:value="0.128" calcext:value-type="currency">
            <text:p>$0.13</text:p>
          </table:table-cell>
          <table:table-cell table:number-columns-repeated="1012"/>
        </table:table-row>
        <table:table-row table:style-name="ro4">
          <table:table-cell table:style-name="Default" table:number-columns-repeated="102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140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94]*[.J$5]" office:value-type="float" office:value="2000" calcext:value-type="float">
            <text:p>2000</text:p>
          </table:table-cell>
          <table:table-cell table:style-name="ce1171" office:value-type="currency" office:currency="USD" office:value="2.256" calcext:value-type="currency">
            <text:p>$2.256</text:p>
          </table:table-cell>
          <table:table-cell table:style-name="ce1154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204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127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97]*[.J$5]" office:value-type="float" office:value="2000" calcext:value-type="float">
            <text:p>2000</text:p>
          </table:table-cell>
          <table:table-cell table:style-name="ce1170" office:value-type="currency" office:currency="USD" office:value="0.0525" calcext:value-type="currency">
            <text:p>$0.053</text:p>
          </table:table-cell>
          <table:table-cell table:style-name="ce1154" table:formula="of:=[.K97]*[.H97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1204"/>
          <table:table-cell/>
          <table:table-cell office:value-type="string" calcext:value-type="string">
            <text:p>confirmed</text:p>
          </table:table-cell>
          <table:table-cell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1090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146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146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125" table:formula="of:=[.H102]*[.J$5]" office:value-type="float" office:value="4590000" calcext:value-type="float">
            <text:p>4590000</text:p>
          </table:table-cell>
          <table:table-cell table:style-name="ce1173" table:formula="of:=23/304800" office:value-type="currency" office:currency="USD" office:value="0.0000754593175853018" calcext:value-type="currency">
            <text:p>$0.000</text:p>
          </table:table-cell>
          <table:table-cell table:style-name="ce1165" table:formula="of:=SUM([.K102]*[.H102])" office:value-type="float" office:value="0.346358267716535" calcext:value-type="float">
            <text:p>$0.35</text:p>
          </table:table-cell>
          <table:table-cell table:style-name="ce1183"/>
          <table:table-cell table:style-name="ce1195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25" table:formula="of:=[.H91]*[.J$5]" office:value-type="float" office:value="4000" calcext:value-type="float">
            <text:p>4000</text:p>
          </table:table-cell>
          <table:table-cell table:style-name="ce1173" table:formula="of:=308/304800" office:value-type="currency" office:currency="USD" office:value="0.00101049868766404" calcext:value-type="currency">
            <text:p>$0.001</text:p>
          </table:table-cell>
          <table:table-cell table:style-name="ce1154" table:formula="of:=[.K91]*[.H91]" office:value-type="currency" office:currency="USD" office:value="2.116" calcext:value-type="currency">
            <text:p>$2.12</text:p>
          </table:table-cell>
          <table:table-cell table:style-name="ce1183"/>
          <table:table-cell table:style-name="ce1195" table:number-columns-repeated="2"/>
          <table:table-cell table:style-name="ce1204"/>
          <table:table-cell table:number-columns-repeated="1008"/>
        </table:table-row>
        <table:table-row table:style-name="ro4">
          <table:table-cell table:style-name="ce1091" office:value-type="string" calcext:value-type="string">
            <text:p>Electronic</text:p>
          </table:table-cell>
          <table:table-cell table:style-name="ce1105" office:value-type="string" calcext:value-type="string">
            <text:p>EL-WR0040</text:p>
          </table:table-cell>
          <table:table-cell table:style-name="ce1091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146" office:value-type="string" calcext:value-type="string">
            <text:p>602-2856/1-100-03</text:p>
          </table:table-cell>
          <table:table-cell table:style-name="ce1146" office:value-type="string" calcext:value-type="string">
            <text:p>Mouser / Allcable</text:p>
          </table:table-cell>
          <table:table-cell table:style-name="ce1146" office:value-type="string" calcext:value-type="string">
            <text:p>602-2856/1-100-03</text:p>
          </table:table-cell>
          <table:table-cell table:style-name="ce1146" office:value-type="float" office:value="200" calcext:value-type="float">
            <text:p>200</text:p>
          </table:table-cell>
          <table:table-cell table:style-name="ce1146" office:value-type="string" calcext:value-type="string">
            <text:p>mm</text:p>
          </table:table-cell>
          <table:table-cell table:style-name="ce1125" table:formula="of:=[.H68]*[.J$5]" office:value-type="float" office:value="1000" calcext:value-type="float">
            <text:p>1000</text:p>
          </table:table-cell>
          <table:table-cell table:style-name="ce1174" table:formula="of:=((118.4/100)/12)/25.4" office:value-type="currency" office:currency="USD" office:value="0.00388451443569554" calcext:value-type="currency">
            <text:p>$0.00</text:p>
          </table:table-cell>
          <table:table-cell table:style-name="ce1174" table:formula="of:=[.K68]*[.H68]" office:value-type="currency" office:currency="USD" office:value="0.0195" calcext:value-type="currency">
            <text:p>$0.02</text:p>
          </table:table-cell>
          <table:table-cell table:style-name="ce1146"/>
          <table:table-cell table:style-name="ce1196" table:number-columns-repeated="2"/>
          <table:table-cell table:style-name="ce1105"/>
          <table:table-cell table:style-name="ce1207"/>
          <table:table-cell table:style-name="ce1091"/>
          <table:table-cell table:style-name="ce1146" table:number-columns-repeated="3"/>
          <table:table-cell table:style-name="ce1127"/>
          <table:table-cell table:style-name="ce1097"/>
          <table:table-cell table:style-name="ce1081" table:number-columns-repeated="989"/>
          <table:table-cell table:style-name="ce1215" table:number-columns-repeated="9"/>
          <table:table-cell table:number-columns-repeated="3"/>
        </table:table-row>
        <table:table-row table:style-name="ro3">
          <table:table-cell table:style-name="ce1090" office:value-type="string" calcext:value-type="string">
            <text:p>Electronic</text:p>
          </table:table-cell>
          <table:table-cell table:style-name="ce1106" office:value-type="string" calcext:value-type="string">
            <text:p>EL-WR0123</text:p>
          </table:table-cell>
          <table:table-cell table:style-name="ce1118" office:value-type="string" calcext:value-type="string">
            <text:p>16AWG Stranded – White</text:p>
          </table:table-cell>
          <table:table-cell table:style-name="ce1135" office:value-type="string" calcext:value-type="string">
            <text:p>Allcable <text:s/></text:p>
          </table:table-cell>
          <table:table-cell table:style-name="ce1147" office:value-type="string" calcext:value-type="string">
            <text:p>C2065A.21.02</text:p>
          </table:table-cell>
          <table:table-cell table:style-name="ce1135" office:value-type="string" calcext:value-type="string">
            <text:p>Allcable <text:s/></text:p>
          </table:table-cell>
          <table:table-cell table:style-name="ce1148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125" table:formula="of:=[.H105]*[.J$5]" office:value-type="float" office:value="50000" calcext:value-type="float">
            <text:p>50000</text:p>
          </table:table-cell>
          <table:table-cell table:style-name="ce1173" table:formula="of:=23/304800" office:value-type="currency" office:currency="USD" office:value="0.0000754593175853018" calcext:value-type="currency">
            <text:p>$0.000</text:p>
          </table:table-cell>
          <table:table-cell table:style-name="ce1165" table:formula="of:=SUM([.K105]*[.H105])" office:value-type="float" office:value="0.00377296587926509" calcext:value-type="float">
            <text:p>$0.00</text:p>
          </table:table-cell>
          <table:table-cell table:style-name="ce1183"/>
          <table:table-cell table:style-name="ce1195" table:number-columns-repeated="2"/>
          <table:table-cell table:style-name="ce1204"/>
          <table:table-cell table:number-columns-repeated="1008"/>
        </table:table-row>
        <table:table-row table:style-name="ro3">
          <table:table-cell table:style-name="ce1090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135" office:value-type="string" calcext:value-type="string">
            <text:p>Allcable <text:s/></text:p>
          </table:table-cell>
          <table:table-cell table:style-name="ce1140" office:value-type="string" calcext:value-type="string">
            <text:p>HU1569247BK</text:p>
          </table:table-cell>
          <table:table-cell table:style-name="ce1135" office:value-type="string" calcext:value-type="string">
            <text:p>Allcable <text:s/></text:p>
          </table:table-cell>
          <table:table-cell table:style-name="ce1148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125" table:formula="of:=[.H106]*[.J$5]" office:value-type="float" office:value="2490000" calcext:value-type="float">
            <text:p>2490000</text:p>
          </table:table-cell>
          <table:table-cell table:style-name="ce1173" table:formula="of:=23/304800" office:value-type="currency" office:currency="USD" office:value="0.0000754593175853018" calcext:value-type="currency">
            <text:p>$0.000</text:p>
          </table:table-cell>
          <table:table-cell table:style-name="ce1165" table:formula="of:=SUM([.K106]*[.H106])" office:value-type="float" office:value="0.187893700787402" calcext:value-type="float">
            <text:p>$0.19</text:p>
          </table:table-cell>
          <table:table-cell table:style-name="ce1183"/>
          <table:table-cell table:style-name="ce1195" table:number-columns-repeated="2"/>
          <table:table-cell table:number-columns-repeated="1009"/>
        </table:table-row>
        <table:table-row table:style-name="ro3">
          <table:table-cell table:style-name="ce1090" office:value-type="string" calcext:value-type="string">
            <text:p>Electronic</text:p>
          </table:table-cell>
          <table:table-cell table:style-name="ce1107" office:value-type="string" calcext:value-type="string">
            <text:p>EL-WR0119</text:p>
          </table:table-cell>
          <table:table-cell table:style-name="ce1118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48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48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125" table:formula="of:=[.H107]*[.J$5]" office:value-type="float" office:value="50000" calcext:value-type="float">
            <text:p>50000</text:p>
          </table:table-cell>
          <table:table-cell table:style-name="ce1173" table:formula="of:=23/304800" office:value-type="currency" office:currency="USD" office:value="0.0000754593175853018" calcext:value-type="currency">
            <text:p>$0.000</text:p>
          </table:table-cell>
          <table:table-cell table:style-name="ce1165" table:formula="of:=SUM([.K107]*[.H107])" office:value-type="float" office:value="0.00377296587926509" calcext:value-type="float">
            <text:p>$0.00</text:p>
          </table:table-cell>
          <table:table-cell table:style-name="ce1183"/>
          <table:table-cell table:style-name="ce1195" table:number-columns-repeated="2"/>
          <table:table-cell table:style-name="ce1204"/>
          <table:table-cell table:number-columns-repeated="1008"/>
        </table:table-row>
        <table:table-row table:style-name="ro3">
          <table:table-cell table:style-name="ce1090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140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48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125" table:formula="of:=[.H108]*[.J$5]" office:value-type="float" office:value="2100000" calcext:value-type="float">
            <text:p>2100000</text:p>
          </table:table-cell>
          <table:table-cell table:style-name="ce1173" table:formula="of:=23/304800" office:value-type="currency" office:currency="USD" office:value="0.0000754593175853018" calcext:value-type="currency">
            <text:p>$0.000</text:p>
          </table:table-cell>
          <table:table-cell table:style-name="ce1165" table:formula="of:=SUM([.K108]*[.H108])" office:value-type="float" office:value="0.158464566929134" calcext:value-type="float">
            <text:p>$0.16</text:p>
          </table:table-cell>
          <table:table-cell table:style-name="ce1183"/>
          <table:table-cell table:style-name="ce1195" table:number-columns-repeated="2"/>
          <table:table-cell/>
          <table:table-cell table:style-name="ce1208"/>
          <table:table-cell table:number-columns-repeated="1007"/>
        </table:table-row>
        <table:table-row table:style-name="ro3">
          <table:table-cell table:style-name="ce1090"/>
          <table:table-cell table:number-columns-repeated="3"/>
          <table:table-cell table:style-name="ce1140"/>
          <table:table-cell/>
          <table:table-cell table:style-name="ce1148"/>
          <table:table-cell table:number-columns-repeated="2"/>
          <table:table-cell table:style-name="ce1125"/>
          <table:table-cell table:style-name="ce1173"/>
          <table:table-cell table:style-name="ce1165"/>
          <table:table-cell table:style-name="ce1183"/>
          <table:table-cell table:style-name="ce1195" table:number-columns-repeated="2"/>
          <table:table-cell/>
          <table:table-cell table:style-name="ce1208"/>
          <table:table-cell table:number-columns-repeated="1007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119" office:value-type="string" calcext:value-type="string">
            <text:p>8 x 7 x 6" Indestructo Mailers 100/800</text:p>
          </table:table-cell>
          <table:table-cell table:style-name="ce1133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133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110]*[.J$5]" office:value-type="float" office:value="1000" calcext:value-type="float">
            <text:p>1000</text:p>
          </table:table-cell>
          <table:table-cell table:style-name="ce1154" office:value-type="currency" office:currency="USD" office:value="1.01" calcext:value-type="currency">
            <text:p>$1.01</text:p>
          </table:table-cell>
          <table:table-cell table:style-name="ce1159" table:formula="of:=SUM([.K110]*[.H110])" office:value-type="float" office:value="1.01" calcext:value-type="float">
            <text:p>$1.01</text:p>
          </table:table-cell>
          <table:table-cell table:number-columns-repeated="3"/>
          <table:table-cell table:style-name="ce1204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119" office:value-type="string" calcext:value-type="string">
            <text:p>Bubble 1/8x48x750 perf 12" slit 2-24" rolls</text:p>
          </table:table-cell>
          <table:table-cell table:style-name="ce1133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133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125" table:formula="of:=[.H111]*[.J$5]" office:value-type="float" office:value="2000" calcext:value-type="float">
            <text:p>2000</text:p>
          </table:table-cell>
          <table:table-cell table:style-name="ce1154" table:formula="of:=228/1500" office:value-type="currency" office:currency="USD" office:value="0.152" calcext:value-type="currency">
            <text:p>$0.15</text:p>
          </table:table-cell>
          <table:table-cell table:style-name="ce1159" table:formula="of:=SUM([.K111]*[.H111])" office:value-type="float" office:value="0.304" calcext:value-type="float">
            <text:p>$0.30</text:p>
          </table:table-cell>
          <table:table-cell table:number-columns-repeated="3"/>
          <table:table-cell table:style-name="ce1204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120" office:value-type="string" calcext:value-type="string">
            <text:p>8 x 8" 2 Mil Reclosable Polypropylene Bags</text:p>
          </table:table-cell>
          <table:table-cell table:style-name="ce1133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133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112]*[.J$5]" office:value-type="float" office:value="1000" calcext:value-type="float">
            <text:p>1000</text:p>
          </table:table-cell>
          <table:table-cell table:style-name="ce1154" table:formula="of:=61/1000" office:value-type="currency" office:currency="USD" office:value="0.061" calcext:value-type="currency">
            <text:p>$0.06</text:p>
          </table:table-cell>
          <table:table-cell table:style-name="ce1159" table:formula="of:=SUM([.K112]*[.H112])" office:value-type="float" office:value="0.061" calcext:value-type="float">
            <text:p>$0.06</text:p>
          </table:table-cell>
          <table:table-cell table:number-columns-repeated="3"/>
          <table:table-cell table:style-name="ce1204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119" office:value-type="string" calcext:value-type="string">
            <text:p>Roll of 48"x1/4" Thick Foam, Split at 12" - 225 feet Per Roll</text:p>
          </table:table-cell>
          <table:table-cell table:style-name="ce1133" office:value-type="string" calcext:value-type="string">
            <text:p>Shipper Supply</text:p>
          </table:table-cell>
          <table:table-cell/>
          <table:table-cell table:style-name="ce1133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125" table:formula="of:=[.H113]*[.J$5]" office:value-type="float" office:value="1.11111111111111" calcext:value-type="float">
            <text:p>1.1111111111</text:p>
          </table:table-cell>
          <table:table-cell/>
          <table:table-cell table:style-name="ce1159" table:formula="of:=SUM([.K113]*[.H113])" office:value-type="float" office:value="0" calcext:value-type="float">
            <text:p/>
          </table:table-cell>
          <table:table-cell table:number-columns-repeated="3"/>
          <table:table-cell table:style-name="ce1204"/>
          <table:table-cell table:number-columns-repeated="1008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119" office:value-type="string" calcext:value-type="string">
            <text:p>Label, LulzBot TAZ Dual Extruder Tool Head v2c, 0.5 Nozzle, Front</text:p>
          </table:table-cell>
          <table:table-cell table:style-name="ce1133" office:value-type="string" calcext:value-type="string">
            <text:p>Sticker Giant</text:p>
          </table:table-cell>
          <table:table-cell/>
          <table:table-cell table:style-name="ce1133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114]*[.J$5]" office:value-type="float" office:value="1000" calcext:value-type="float">
            <text:p>1000</text:p>
          </table:table-cell>
          <table:table-cell table:style-name="ce1154" office:value-type="currency" office:currency="USD" office:value="0.1" calcext:value-type="currency">
            <text:p>$0.10</text:p>
          </table:table-cell>
          <table:table-cell table:style-name="ce1159" table:formula="of:=SUM([.K114]*[.H114])" office:value-type="float" office:value="0.1" calcext:value-type="float">
            <text:p>$0.10</text:p>
          </table:table-cell>
          <table:table-cell table:number-columns-repeated="3"/>
          <table:table-cell table:style-name="ce1204"/>
          <table:table-cell table:number-columns-repeated="1008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119" office:value-type="string" calcext:value-type="string">
            <text:p>Label, LulzBot TAZ Dual Extruder Tool Head v2c, 0.5 Nozzle, Back</text:p>
          </table:table-cell>
          <table:table-cell table:style-name="ce1133" office:value-type="string" calcext:value-type="string">
            <text:p>Sticker Giant</text:p>
          </table:table-cell>
          <table:table-cell/>
          <table:table-cell table:style-name="ce1133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115]*[.J$5]" office:value-type="float" office:value="1000" calcext:value-type="float">
            <text:p>1000</text:p>
          </table:table-cell>
          <table:table-cell table:style-name="ce1154" office:value-type="currency" office:currency="USD" office:value="0.1" calcext:value-type="currency">
            <text:p>$0.10</text:p>
          </table:table-cell>
          <table:table-cell table:style-name="ce1159" table:formula="of:=SUM([.K115]*[.H115])" office:value-type="float" office:value="0.1" calcext:value-type="float">
            <text:p>$0.10</text:p>
          </table:table-cell>
          <table:table-cell table:number-columns-repeated="3"/>
          <table:table-cell table:style-name="ce1204"/>
          <table:table-cell table:number-columns-repeated="1008"/>
        </table:table-row>
        <table:table-row table:style-name="ro4">
          <table:table-cell table:style-name="ce1081" office:value-type="string" calcext:value-type="string">
            <text:p>Documentation</text:p>
          </table:table-cell>
          <table:table-cell table:style-name="ce1097" office:value-type="string" calcext:value-type="string">
            <text:p>DC-MS0047</text:p>
          </table:table-cell>
          <table:table-cell table:style-name="ce1081" office:value-type="string" calcext:value-type="string">
            <text:p>v2 Tool Head Instruction Card</text:p>
          </table:table-cell>
          <table:table-cell table:style-name="ce1127" office:value-type="string" calcext:value-type="string">
            <text:p>The Print Shop of Loveland</text:p>
          </table:table-cell>
          <table:table-cell table:style-name="ce1149"/>
          <table:table-cell table:style-name="ce1127" office:value-type="string" calcext:value-type="string">
            <text:p>The Print Shop of Loveland</text:p>
          </table:table-cell>
          <table:table-cell table:style-name="ce1153"/>
          <table:table-cell table:style-name="ce1127" office:value-type="float" office:value="1" calcext:value-type="float">
            <text:p>1</text:p>
          </table:table-cell>
          <table:table-cell table:style-name="ce1127" office:value-type="string" calcext:value-type="string">
            <text:p>ea</text:p>
          </table:table-cell>
          <table:table-cell table:style-name="ce1125" table:formula="of:=[.H116]*[.J$5]" office:value-type="float" office:value="1000" calcext:value-type="float">
            <text:p>1000</text:p>
          </table:table-cell>
          <table:table-cell table:style-name="ce1164" table:formula="of:=SUM([.J116]*[.H116])" office:value-type="float" office:value="1000" calcext:value-type="float">
            <text:p>$1,000.00</text:p>
          </table:table-cell>
          <table:table-cell table:style-name="ce1159" table:formula="of:=[.K116]/1000" office:value-type="float" office:value="1" calcext:value-type="float">
            <text:p>$1.00</text:p>
          </table:table-cell>
          <table:table-cell table:number-columns-repeated="1012"/>
        </table:table-row>
        <table:table-row table:style-name="ro4">
          <table:table-cell table:style-name="ce1092" office:value-type="string" calcext:value-type="string">
            <text:p>Sample</text:p>
          </table:table-cell>
          <table:table-cell table:style-name="ce1108" office:value-type="string" calcext:value-type="string">
            <text:p>RM-AB0082</text:p>
          </table:table-cell>
          <table:table-cell table:style-name="ce1121" office:value-type="string" calcext:value-type="string">
            <text:p>Black ABS 3mm Filament, 5lb Reel</text:p>
          </table:table-cell>
          <table:table-cell table:style-name="ce1136" office:value-type="string" calcext:value-type="string">
            <text:p>Village Plastics</text:p>
          </table:table-cell>
          <table:table-cell table:style-name="ce1150"/>
          <table:table-cell table:style-name="ce1136" office:value-type="string" calcext:value-type="string">
            <text:p>Village Plastics</text:p>
          </table:table-cell>
          <table:table-cell table:style-name="ce1150"/>
          <table:table-cell table:style-name="ce1150" office:value-type="float" office:value="0.0066" calcext:value-type="float">
            <text:p>0.0066</text:p>
          </table:table-cell>
          <table:table-cell table:style-name="ce1150" office:value-type="string" calcext:value-type="string">
            <text:p>ea</text:p>
          </table:table-cell>
          <table:table-cell table:style-name="ce1125" table:formula="of:=[.H117]*[.J$5]" office:value-type="float" office:value="6.6" calcext:value-type="float">
            <text:p>6.6</text:p>
          </table:table-cell>
          <table:table-cell table:style-name="ce1175" office:value-type="currency" office:currency="USD" office:value="49" calcext:value-type="currency">
            <text:p>$49.00</text:p>
          </table:table-cell>
          <table:table-cell table:style-name="ce1159" table:formula="of:=SUM([.K117]*[.H117])" office:value-type="float" office:value="0.3234" calcext:value-type="float">
            <text:p>$0.32</text:p>
          </table:table-cell>
          <table:table-cell table:style-name="ce1184" table:number-columns-repeated="3"/>
          <table:table-cell table:style-name="ce1108"/>
          <table:table-cell table:style-name="ce1121" table:number-columns-repeated="2"/>
          <table:table-cell table:style-name="ce1150" table:number-columns-repeated="4"/>
          <table:table-cell table:style-name="ce1108"/>
          <table:table-cell table:style-name="ce1121" table:number-columns-repeated="999"/>
          <table:table-cell table:number-columns-repeated="2"/>
        </table:table-row>
        <table:table-row table:style-name="ro4">
          <table:table-cell table:style-name="ce1092" office:value-type="string" calcext:value-type="string">
            <text:p>Sample</text:p>
          </table:table-cell>
          <table:table-cell table:style-name="ce1108" office:value-type="string" calcext:value-type="string">
            <text:p>RM-AB0096</text:p>
          </table:table-cell>
          <table:table-cell table:style-name="ce1121" office:value-type="string" calcext:value-type="string">
            <text:p>LulzBot Green ABS 3mm Filament, 5lb Reel</text:p>
          </table:table-cell>
          <table:table-cell table:style-name="ce1136" office:value-type="string" calcext:value-type="string">
            <text:p>Village Plastics</text:p>
          </table:table-cell>
          <table:table-cell table:style-name="ce1150"/>
          <table:table-cell table:style-name="ce1136" office:value-type="string" calcext:value-type="string">
            <text:p>Village Plastics</text:p>
          </table:table-cell>
          <table:table-cell table:style-name="ce1150"/>
          <table:table-cell table:style-name="ce1150" office:value-type="float" office:value="0.0066" calcext:value-type="float">
            <text:p>0.0066</text:p>
          </table:table-cell>
          <table:table-cell table:style-name="ce1150" office:value-type="string" calcext:value-type="string">
            <text:p>ea</text:p>
          </table:table-cell>
          <table:table-cell table:style-name="ce1125" table:formula="of:=[.H118]*[.J$5]" office:value-type="float" office:value="6.6" calcext:value-type="float">
            <text:p>6.6</text:p>
          </table:table-cell>
          <table:table-cell table:style-name="ce1175" office:value-type="currency" office:currency="USD" office:value="56.5" calcext:value-type="currency">
            <text:p>$56.50</text:p>
          </table:table-cell>
          <table:table-cell table:style-name="ce1159" table:formula="of:=SUM([.K118]*[.H118])" office:value-type="float" office:value="0.3729" calcext:value-type="float">
            <text:p>$0.37</text:p>
          </table:table-cell>
          <table:table-cell table:style-name="ce1184" table:number-columns-repeated="3"/>
          <table:table-cell table:style-name="ce1108"/>
          <table:table-cell table:style-name="ce1121" table:number-columns-repeated="2"/>
          <table:table-cell table:style-name="ce1150" table:number-columns-repeated="4"/>
          <table:table-cell table:style-name="ce1108"/>
          <table:table-cell table:style-name="ce1121" table:number-columns-repeated="999"/>
          <table:table-cell table:number-columns-repeated="2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119" office:value-type="string" calcext:value-type="string">
            <text:p>LulzBot TAZ Dual Extruder v2 Serial Number Label</text:p>
          </table:table-cell>
          <table:table-cell/>
          <table:table-cell table:style-name="ce1133"/>
          <table:table-cell table:number-columns-repeated="2"/>
          <table:table-cell office:value-type="float" office:value="1" calcext:value-type="float">
            <text:p>1</text:p>
          </table:table-cell>
          <table:table-cell table:style-name="ce1154" office:value-type="string" calcext:value-type="string">
            <text:p>ea</text:p>
          </table:table-cell>
          <table:table-cell table:style-name="ce1125" table:formula="of:=[.H119]*[.J$5]" office:value-type="float" office:value="1000" calcext:value-type="float">
            <text:p>1000</text:p>
          </table:table-cell>
          <table:table-cell table:style-name="ce1159" table:formula="of:=SUM([.J119]*[.H119])" office:value-type="float" office:value="1000" calcext:value-type="float">
            <text:p>$1,000.00</text:p>
          </table:table-cell>
          <table:table-cell table:style-name="ce1159" table:formula="of:=SUM([.K119]*[.H119])" office:value-type="float" office:value="1000" calcext:value-type="float">
            <text:p>$1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119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133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54" office:value-type="string" calcext:value-type="string">
            <text:p>ea</text:p>
          </table:table-cell>
          <table:table-cell table:style-name="ce1125" table:formula="of:=[.H120]*[.J$5]" office:value-type="float" office:value="2000" calcext:value-type="float">
            <text:p>2000</text:p>
          </table:table-cell>
          <table:table-cell table:style-name="ce1159" office:value-type="float" office:value="0.0252" calcext:value-type="float">
            <text:p>$0.03</text:p>
          </table:table-cell>
          <table:table-cell table:style-name="ce1159" table:formula="of:=SUM([.K120]*[.H120])" office:value-type="float" office:value="0.0504" calcext:value-type="float">
            <text:p>$0.0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109" office:value-type="string" calcext:value-type="string">
            <text:p>DC-MS0054</text:p>
          </table:table-cell>
          <table:table-cell table:style-name="ce1119" office:value-type="string" calcext:value-type="string">
            <text:p>Firmware Update Warning Cards</text:p>
          </table:table-cell>
          <table:table-cell table:style-name="ce1127" office:value-type="string" calcext:value-type="string">
            <text:p>The Print Shop of Loveland</text:p>
          </table:table-cell>
          <table:table-cell/>
          <table:table-cell table:style-name="ce1127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125" table:formula="of:=[.H121]*[.J$5]" office:value-type="float" office:value="1000" calcext:value-type="float">
            <text:p>1000</text:p>
          </table:table-cell>
          <table:table-cell table:style-name="ce1159" office:value-type="float" office:value="0.17" calcext:value-type="float">
            <text:p>$0.17</text:p>
          </table:table-cell>
          <table:table-cell table:style-name="ce1159" table:formula="of:=SUM([.K121]*[.H121])" office:value-type="float" office:value="0.17" calcext:value-type="float">
            <text:p>$0.17</text:p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122"/>
          <table:table-cell table:number-columns-repeated="1021"/>
        </table:table-row>
        <table:table-row table:style-name="ro4">
          <table:table-cell table:number-columns-repeated="8"/>
          <table:table-cell table:style-name="ce1155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124"/>
          <table:table-cell table:style-name="ce1169" table:formula="of:=SUM([.L4:.L116])" office:value-type="currency" office:currency="USD" office:value="582.231152676721" calcext:value-type="currency">
            <text:p>$582.23</text:p>
          </table:table-cell>
          <table:table-cell table:number-columns-repeated="1012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44"/>
        <table:table-column table:style-name="co1" table:number-columns-repeated="3" table:default-cell-style-name="Default"/>
        <table:table-column table:style-name="co1" table:number-columns-repeated="3" table:default-cell-style-name="ce587"/>
        <table:table-column table:style-name="co24" table:default-cell-style-name="ce587"/>
        <table:table-column table:style-name="co1" table:number-columns-repeated="1005" table:default-cell-style-name="Default"/>
        <table:table-row table:style-name="ro1">
          <table:table-cell table:style-name="ce497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523"/>
          <table:table-cell/>
          <table:table-cell table:style-name="ce534" office:value-type="string" calcext:value-type="string">
            <text:p>QTY to Build</text:p>
          </table:table-cell>
          <table:table-cell table:style-name="ce535" office:value-type="float" office:value="150" calcext:value-type="float">
            <text:p>150</text:p>
          </table:table-cell>
          <table:table-cell table:number-columns-repeated="2"/>
          <table:table-cell table:style-name="ce55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523"/>
          <table:table-cell table:number-columns-repeated="1019"/>
        </table:table-row>
        <table:table-row table:style-name="ro3">
          <table:table-cell table:style-name="ce498" office:value-type="string" calcext:value-type="string">
            <text:p>Printed</text:p>
          </table:table-cell>
          <table:table-cell table:style-name="ce498" table:number-columns-repeated="2"/>
          <table:table-cell table:style-name="ce498" office:value-type="string" calcext:value-type="string">
            <text:p>Dual_Extruder_Mt-v1.3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536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3]*[.$H$1]" office:value-type="float" office:value="150" calcext:value-type="float">
            <text:p>150</text:p>
          </table:table-cell>
          <table:table-cell table:style-name="ce562" office:value-type="currency" office:currency="USD" office:value="1" calcext:value-type="currency">
            <text:p>$1.00</text:p>
          </table:table-cell>
          <table:table-cell table:style-name="ce576" table:formula="of:=SUM([.L3]*[.I3])" office:value-type="float" office:value="1" calcext:value-type="float">
            <text:p>$1.00</text:p>
          </table:table-cell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3">
          <table:table-cell table:style-name="ce498" office:value-type="string" calcext:value-type="string">
            <text:p>Printed</text:p>
          </table:table-cell>
          <table:table-cell table:style-name="ce498" table:number-columns-repeated="2"/>
          <table:table-cell table:style-name="ce498" office:value-type="string" calcext:value-type="string">
            <text:p>Flex_plate_v0.5, Blue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536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4]*[.$H$1]" office:value-type="float" office:value="150" calcext:value-type="float">
            <text:p>150</text:p>
          </table:table-cell>
          <table:table-cell table:style-name="ce562" office:value-type="currency" office:currency="USD" office:value="1" calcext:value-type="currency">
            <text:p>$1.00</text:p>
          </table:table-cell>
          <table:table-cell table:style-name="ce576" table:formula="of:=SUM([.L4]*[.I4])" office:value-type="float" office:value="1" calcext:value-type="float">
            <text:p>$1.00</text:p>
          </table:table-cell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8" office:value-type="string" calcext:value-type="string">
            <text:p>Printed</text:p>
          </table:table-cell>
          <table:table-cell table:style-name="ce507"/>
          <table:table-cell table:style-name="ce511" office:value-type="string" calcext:value-type="string">
            <text:p>PP-GP0186</text:p>
          </table:table-cell>
          <table:table-cell table:style-name="ce511" office:value-type="string" calcext:value-type="string">
            <text:p>Wade extruder body for Hex nozzle v1.0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498"/>
          <table:table-cell table:style-name="ce545" office:value-type="float" office:value="2" calcext:value-type="float">
            <text:p>2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5]*[.$H$1]" office:value-type="float" office:value="300" calcext:value-type="float">
            <text:p>300</text:p>
          </table:table-cell>
          <table:table-cell table:style-name="ce563" table:formula="of:=38.648*(51/2268)" office:value-type="float" office:value="0.869068783068783" calcext:value-type="float">
            <text:p>$0.87</text:p>
          </table:table-cell>
          <table:table-cell table:style-name="ce576" table:formula="of:=SUM([.L5]*[.I5])" office:value-type="float" office:value="1.73813756613757" calcext:value-type="float">
            <text:p>$1.74</text:p>
          </table:table-cell>
          <table:table-cell table:style-name="ce498" office:value-type="string" calcext:value-type="string">
            <text:p>extruder</text:p>
          </table:table-cell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9" office:value-type="string" calcext:value-type="string">
            <text:p>Printed </text:p>
          </table:table-cell>
          <table:table-cell table:style-name="ce508" office:value-type="string" calcext:value-type="string">
            <text:p>PP-GP0059</text:p>
          </table:table-cell>
          <table:table-cell table:style-name="ce512" office:value-type="string" calcext:value-type="string">
            <text:p>PP-GP0059</text:p>
          </table:table-cell>
          <table:table-cell table:style-name="ce512" office:value-type="string" calcext:value-type="string">
            <text:p>Wade Reloaded Idler Block v1.4, Taz &amp; Mini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498"/>
          <table:table-cell table:style-name="ce545" office:value-type="float" office:value="2" calcext:value-type="float">
            <text:p>2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6]*[.$H$1]" office:value-type="float" office:value="300" calcext:value-type="float">
            <text:p>300</text:p>
          </table:table-cell>
          <table:table-cell table:style-name="ce563" table:formula="of:=7.35*(51/2268)" office:value-type="float" office:value="0.165277777777778" calcext:value-type="float">
            <text:p>$0.17</text:p>
          </table:table-cell>
          <table:table-cell table:style-name="ce576" table:formula="of:=SUM([.L6]*[.I6])" office:value-type="float" office:value="0.330555555555556" calcext:value-type="float">
            <text:p>$0.33</text:p>
          </table:table-cell>
          <table:table-cell table:style-name="ce498" office:value-type="string" calcext:value-type="string">
            <text:p>extruder</text:p>
          </table:table-cell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61</text:p>
          </table:table-cell>
          <table:table-cell table:style-name="ce500" office:value-type="string" calcext:value-type="string">
            <text:p>herringbone_large_gea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7]*[.$H$1]" office:value-type="float" office:value="300" calcext:value-type="float">
            <text:p>300</text:p>
          </table:table-cell>
          <table:table-cell table:style-name="ce564" table:formula="of:=24.85*(51/2268)" office:value-type="float" office:value="0.558796296296296" calcext:value-type="float">
            <text:p>$0.56</text:p>
          </table:table-cell>
          <table:table-cell table:style-name="ce577" table:formula="of:=SUM([.L7]*[.I7])" office:value-type="float" office:value="1.11759259259259" calcext:value-type="float">
            <text:p>$1.12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91</text:p>
          </table:table-cell>
          <table:table-cell table:style-name="ce500" office:value-type="string" calcext:value-type="string">
            <text:p>extruder_latch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8]*[.$H$1]" office:value-type="float" office:value="300" calcext:value-type="float">
            <text:p>300</text:p>
          </table:table-cell>
          <table:table-cell table:style-name="ce564" table:formula="of:=2.716*(51/2268)" office:value-type="float" office:value="0.0610740740740741" calcext:value-type="float">
            <text:p>$0.06</text:p>
          </table:table-cell>
          <table:table-cell table:style-name="ce577" table:formula="of:=SUM([.L8]*[.I8])" office:value-type="float" office:value="0.122148148148148" calcext:value-type="float">
            <text:p>$0.12</text:p>
          </table:table-cell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62</text:p>
          </table:table-cell>
          <table:table-cell table:style-name="ce500" office:value-type="string" calcext:value-type="string">
            <text:p>herringbone_small_gea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9]*[.$H$1]" office:value-type="float" office:value="300" calcext:value-type="float">
            <text:p>300</text:p>
          </table:table-cell>
          <table:table-cell table:style-name="ce564" table:formula="of:=3.34*(51/2268)" office:value-type="float" office:value="0.0751058201058201" calcext:value-type="float">
            <text:p>$0.08</text:p>
          </table:table-cell>
          <table:table-cell table:style-name="ce577" table:formula="of:=SUM([.L9]*[.I9])" office:value-type="float" office:value="0.15021164021164" calcext:value-type="float">
            <text:p>$0.15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60</text:p>
          </table:table-cell>
          <table:table-cell table:style-name="ce500" office:value-type="string" calcext:value-type="string">
            <text:p>Wade Reloaded Bearing Washe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0]*[.$H$1]" office:value-type="float" office:value="300" calcext:value-type="float">
            <text:p>300</text:p>
          </table:table-cell>
          <table:table-cell table:style-name="ce564" table:formula="of:=0.2024*(51/2268)" office:value-type="float" office:value="0.00455132275132275" calcext:value-type="float">
            <text:p>$0.00</text:p>
          </table:table-cell>
          <table:table-cell table:style-name="ce577" table:formula="of:=SUM([.L10]*[.I10])" office:value-type="float" office:value="0.0091026455026455" calcext:value-type="float">
            <text:p>$0.01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1" office:value-type="string" calcext:value-type="string">
            <text:p>Printed</text:p>
          </table:table-cell>
          <table:table-cell table:style-name="ce501"/>
          <table:table-cell table:style-name="ce513" office:value-type="string" calcext:value-type="string">
            <text:p>PP-GP0162</text:p>
          </table:table-cell>
          <table:table-cell table:style-name="ce501" office:value-type="string" calcext:value-type="string">
            <text:p>Spool Arm, Blue</text:p>
          </table:table-cell>
          <table:table-cell table:style-name="ce526"/>
          <table:table-cell table:style-name="ce501"/>
          <table:table-cell table:style-name="ce501" office:value-type="string" calcext:value-type="string">
            <text:p>Aleph Objects</text:p>
          </table:table-cell>
          <table:table-cell table:style-name="ce501"/>
          <table:table-cell table:style-name="ce547" office:value-type="float" office:value="1" calcext:value-type="float">
            <text:p>1</text:p>
          </table:table-cell>
          <table:table-cell table:style-name="ce547" office:value-type="string" calcext:value-type="string">
            <text:p>ea</text:p>
          </table:table-cell>
          <table:table-cell table:style-name="ce547" table:formula="of:=[.I11]*[.$H$1]" office:value-type="float" office:value="150" calcext:value-type="float">
            <text:p>150</text:p>
          </table:table-cell>
          <table:table-cell table:style-name="ce565" table:formula="of:=88.3*(51/2268)" office:value-type="float" office:value="1.98558201058201" calcext:value-type="float">
            <text:p>$1.99</text:p>
          </table:table-cell>
          <table:table-cell table:style-name="ce578" table:formula="of:=SUM([.L11]*[.I11])" office:value-type="float" office:value="1.98558201058201" calcext:value-type="float">
            <text:p>$1.99</text:p>
          </table:table-cell>
          <table:table-cell table:style-name="ce501"/>
          <table:table-cell table:style-name="ce526"/>
          <table:table-cell table:style-name="ce590" table:number-columns-repeated="3"/>
          <table:table-cell table:style-name="ce611"/>
          <table:table-cell table:style-name="ce501" table:number-columns-repeated="2"/>
          <table:table-cell table:style-name="ce628"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74</text:p>
          </table:table-cell>
          <table:table-cell table:style-name="ce500" office:value-type="string" calcext:value-type="string">
            <text:p>feed_tube spinne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2]*[.$H$1]" office:value-type="float" office:value="150" calcext:value-type="float">
            <text:p>150</text:p>
          </table:table-cell>
          <table:table-cell table:style-name="ce564" table:formula="of:=3.032*(51/2268)" office:value-type="float" office:value="0.0681798941798942" calcext:value-type="float">
            <text:p>$0.07</text:p>
          </table:table-cell>
          <table:table-cell table:style-name="ce577" table:formula="of:=SUM([.L12]*[.I12])" office:value-type="float" office:value="0.0681798941798942" calcext:value-type="float">
            <text:p>$0.07</text:p>
          </table:table-cell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498" office:value-type="string" calcext:value-type="string">
            <text:p>Printed</text:p>
          </table:table-cell>
          <table:table-cell table:style-name="ce498" table:number-columns-repeated="2"/>
          <table:table-cell table:style-name="ce498" office:value-type="string" calcext:value-type="string">
            <text:p>dual_fan_shroud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498"/>
          <table:table-cell table:style-name="ce545" office:value-type="float" office:value="2" calcext:value-type="float">
            <text:p>2</text:p>
          </table:table-cell>
          <table:table-cell table:style-name="ce545"/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table:number-columns-repeated="4"/>
          <table:table-cell table:style-name="ce525"/>
          <table:table-cell table:style-name="ce500" table:number-columns-repeated="3"/>
          <table:table-cell table:style-name="ce546" table:number-columns-repeated="2"/>
          <table:table-cell table:style-name="ce558"/>
          <table:table-cell table:style-name="ce564"/>
          <table:table-cell table:style-name="ce577"/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style-name="ce509" table:number-columns-repeated="1003"/>
        </table:table-row>
        <table:table-row table:style-name="ro4">
          <table:table-cell table:style-name="ce498" office:value-type="string" calcext:value-type="string">
            <text:p>Mechanical</text:p>
          </table:table-cell>
          <table:table-cell table:style-name="ce498" table:number-columns-repeated="2"/>
          <table:table-cell table:style-name="ce498" office:value-type="string" calcext:value-type="string">
            <text:p>dual_lower_plate_v0.4</text:p>
          </table:table-cell>
          <table:table-cell table:style-name="ce524"/>
          <table:table-cell table:style-name="ce498" table:number-columns-repeated="3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8" office:value-type="string" calcext:value-type="string">
            <text:p>Mechanical</text:p>
          </table:table-cell>
          <table:table-cell table:style-name="ce498" table:number-columns-repeated="2"/>
          <table:table-cell table:style-name="ce498" office:value-type="string" calcext:value-type="string">
            <text:p>dual_hex_mount_plate_v0.2</text:p>
          </table:table-cell>
          <table:table-cell table:style-name="ce524"/>
          <table:table-cell table:style-name="ce498" table:number-columns-repeated="3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31</text:p>
          </table:table-cell>
          <table:table-cell table:style-name="ce500" office:value-type="string" calcext:value-type="string">
            <text:p>Thumb Screw Knob for M4 SHCS, Black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7]*[.$H$1]" office:value-type="float" office:value="600" calcext:value-type="float">
            <text:p>600</text:p>
          </table:table-cell>
          <table:table-cell table:style-name="ce564" office:value-type="float" office:value="0.0952" calcext:value-type="float">
            <text:p>$0.10</text:p>
          </table:table-cell>
          <table:table-cell table:style-name="ce577" table:formula="of:=SUM([.L17]*[.I17])" office:value-type="float" office:value="0.3808" calcext:value-type="float">
            <text:p>$0.38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52</text:p>
          </table:table-cell>
          <table:table-cell table:style-name="ce500" office:value-type="string" calcext:value-type="string">
            <text:p>M4 x 55 Bolt, SHCS Black-Oxid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8]*[.$H$1]" office:value-type="float" office:value="600" calcext:value-type="float">
            <text:p>600</text:p>
          </table:table-cell>
          <table:table-cell table:style-name="ce566" office:value-type="currency" office:currency="USD" office:value="0.0783" calcext:value-type="currency">
            <text:p>$0.08</text:p>
          </table:table-cell>
          <table:table-cell table:style-name="ce577" table:formula="of:=SUM([.L18]*[.I18])" office:value-type="float" office:value="0.3132" calcext:value-type="float">
            <text:p>$0.31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NT0004</text:p>
          </table:table-cell>
          <table:table-cell table:style-name="ce500" office:value-type="string" calcext:value-type="string">
            <text:p>M3 Nut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9]*[.$H$1]" office:value-type="float" office:value="600" calcext:value-type="float">
            <text:p>600</text:p>
          </table:table-cell>
          <table:table-cell table:style-name="ce564" office:value-type="float" office:value="0.0092" calcext:value-type="float">
            <text:p>$0.01</text:p>
          </table:table-cell>
          <table:table-cell table:style-name="ce577" table:formula="of:=SUM([.L19]*[.I19])" office:value-type="float" office:value="0.0368" calcext:value-type="float">
            <text:p>$0.04</text:p>
          </table:table-cell>
          <table:table-cell table:style-name="ce500" office:value-type="string" calcext:value-type="string">
            <text:p>small herringbone gear, extruder idl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12</text:p>
          </table:table-cell>
          <table:table-cell table:style-name="ce500" office:value-type="string" calcext:value-type="string">
            <text:p>M3 Set Screw (Grub Screw)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0]*[.$H$1]" office:value-type="float" office:value="300" calcext:value-type="float">
            <text:p>300</text:p>
          </table:table-cell>
          <table:table-cell table:style-name="ce564" office:value-type="float" office:value="0.0167" calcext:value-type="float">
            <text:p>$0.02</text:p>
          </table:table-cell>
          <table:table-cell table:style-name="ce577" table:formula="of:=SUM([.L20]*[.I20])" office:value-type="float" office:value="0.0334" calcext:value-type="float">
            <text:p>$0.03</text:p>
          </table:table-cell>
          <table:table-cell table:style-name="ce500" office:value-type="string" calcext:value-type="string">
            <text:p>extruder, rods and switches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98" office:value-type="string" calcext:value-type="string">
            <text:p>Hardware</text:p>
          </table:table-cell>
          <table:table-cell table:style-name="ce498"/>
          <table:table-cell table:style-name="ce514" office:value-type="string" calcext:value-type="string">
            <text:p>HD-MS0230</text:p>
          </table:table-cell>
          <table:table-cell table:style-name="ce498" office:value-type="string" calcext:value-type="string">
            <text:p>M2 x 6 Bolt, SCHS Black-Oxide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4" calcext:value-type="float">
            <text:p>4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10">
          <table:table-cell table:style-name="ce498" office:value-type="string" calcext:value-type="string">
            <text:p>Hardware</text:p>
          </table:table-cell>
          <table:table-cell table:style-name="ce498"/>
          <table:table-cell table:style-name="ce499" office:value-type="string" calcext:value-type="string">
            <text:p>PP-MP0066</text:p>
          </table:table-cell>
          <table:table-cell table:style-name="ce518" office:value-type="string" calcext:value-type="string">
            <text:p>Metric Brass Heat-Set Insert for Plastics, Tapered, M2-.4 Internal Thread, 2.9MM Length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4" calcext:value-type="float">
            <text:p>4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39</text:p>
          </table:table-cell>
          <table:table-cell table:style-name="ce500" office:value-type="string" calcext:value-type="string">
            <text:p>M3 x 12 Bolt, SHCS Black-Oxid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6" calcext:value-type="float">
            <text:p>6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3]*[.$H$1]" office:value-type="float" office:value="900" calcext:value-type="float">
            <text:p>900</text:p>
          </table:table-cell>
          <table:table-cell table:style-name="ce564" office:value-type="float" office:value="0.0117" calcext:value-type="float">
            <text:p>$0.01</text:p>
          </table:table-cell>
          <table:table-cell table:style-name="ce577" table:formula="of:=SUM([.L23]*[.I23])" office:value-type="float" office:value="0.0702" calcext:value-type="float">
            <text:p>$0.07</text:p>
          </table:table-cell>
          <table:table-cell table:style-name="ce500"/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98" table:number-columns-repeated="3"/>
          <table:table-cell table:style-name="ce498" office:value-type="string" calcext:value-type="string">
            <text:p>M3 x 25 Bolt, FHCS Black-Oxide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2" calcext:value-type="float">
            <text:p>2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8" table:number-columns-repeated="3"/>
          <table:table-cell table:style-name="ce498" office:value-type="string" calcext:value-type="string">
            <text:p>M3 x 20 Bolt, SHCS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4" calcext:value-type="float">
            <text:p>4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3">
          <table:table-cell table:style-name="ce502" office:value-type="string" calcext:value-type="string">
            <text:p>Hardware</text:p>
          </table:table-cell>
          <table:table-cell table:style-name="ce502"/>
          <table:table-cell table:style-name="ce502" office:value-type="string" calcext:value-type="string">
            <text:p>HD-BT0041</text:p>
          </table:table-cell>
          <table:table-cell table:style-name="ce502" office:value-type="string" calcext:value-type="string">
            <text:p>M3 x 25 Bolt, SHCS Black-Oxide</text:p>
          </table:table-cell>
          <table:table-cell table:style-name="ce527"/>
          <table:table-cell table:style-name="ce502"/>
          <table:table-cell table:style-name="ce502" office:value-type="string" calcext:value-type="string">
            <text:p>Timberline</text:p>
          </table:table-cell>
          <table:table-cell table:style-name="ce538"/>
          <table:table-cell table:style-name="ce548" office:value-type="float" office:value="6" calcext:value-type="float">
            <text:p>6</text:p>
          </table:table-cell>
          <table:table-cell table:style-name="ce548" office:value-type="string" calcext:value-type="string">
            <text:p>ea</text:p>
          </table:table-cell>
          <table:table-cell table:style-name="ce559" table:formula="of:=[.I26]*[.$H$1]" office:value-type="float" office:value="900" calcext:value-type="float">
            <text:p>900</text:p>
          </table:table-cell>
          <table:table-cell table:style-name="ce567" office:value-type="currency" office:currency="USD" office:value="0.025" calcext:value-type="currency">
            <text:p>$0.03</text:p>
          </table:table-cell>
          <table:table-cell table:style-name="ce579" table:formula="of:=SUM([.L26]*[.I26])" office:value-type="float" office:value="0.15" calcext:value-type="float">
            <text:p>$0.15</text:p>
          </table:table-cell>
          <table:table-cell table:style-name="ce502" office:value-type="string" calcext:value-type="string">
            <text:p>extruder; bed mount, z-hard stop</text:p>
          </table:table-cell>
          <table:table-cell table:style-name="ce527"/>
          <table:table-cell table:style-name="ce591"/>
          <table:table-cell table:style-name="ce603"/>
          <table:table-cell table:style-name="ce591"/>
          <table:table-cell table:style-name="ce612"/>
          <table:table-cell table:style-name="ce502" office:value-type="string" calcext:value-type="string">
            <text:p>McMaster-Carr Supply Company</text:p>
          </table:table-cell>
          <table:table-cell table:style-name="ce502" office:value-type="string" calcext:value-type="string">
            <text:p>91290A125</text:p>
          </table:table-cell>
          <table:table-cell table:style-name="ce522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1</text:p>
          </table:table-cell>
          <table:table-cell table:style-name="ce500" office:value-type="string" calcext:value-type="string">
            <text:p>M3 Washer, Steel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2" calcext:value-type="float">
            <text:p>1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7]*[.$H$1]" office:value-type="float" office:value="1800" calcext:value-type="float">
            <text:p>1800</text:p>
          </table:table-cell>
          <table:table-cell table:style-name="ce564" office:value-type="float" office:value="0.0013" calcext:value-type="float">
            <text:p>$0.00</text:p>
          </table:table-cell>
          <table:table-cell table:style-name="ce577" table:formula="of:=SUM([.L27]*[.I27])" office:value-type="float" office:value="0.0156" calcext:value-type="float">
            <text:p>$0.02</text:p>
          </table:table-cell>
          <table:table-cell table:style-name="ce500"/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10</text:p>
          </table:table-cell>
          <table:table-cell table:style-name="ce500" office:value-type="string" calcext:value-type="string">
            <text:p>M4 x 20 Bolt, SHCS Black-Oxid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8]*[.$H$1]" office:value-type="float" office:value="600" calcext:value-type="float">
            <text:p>600</text:p>
          </table:table-cell>
          <table:table-cell table:style-name="ce566" office:value-type="currency" office:currency="USD" office:value="0.0362" calcext:value-type="currency">
            <text:p>$0.04</text:p>
          </table:table-cell>
          <table:table-cell table:style-name="ce577" table:formula="of:=SUM([.L28]*[.I28])" office:value-type="float" office:value="0.1448" calcext:value-type="float">
            <text:p>$0.14</text:p>
          </table:table-cell>
          <table:table-cell table:style-name="ce500" office:value-type="string" calcext:value-type="string">
            <text:p>Extruder/Buda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5</text:p>
          </table:table-cell>
          <table:table-cell table:style-name="ce500" office:value-type="string" calcext:value-type="string">
            <text:p>M4 Washe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8" calcext:value-type="float">
            <text:p>8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9]*[.$H$1]" office:value-type="float" office:value="1200" calcext:value-type="float">
            <text:p>1200</text:p>
          </table:table-cell>
          <table:table-cell table:style-name="ce566" office:value-type="currency" office:currency="USD" office:value="0.0033" calcext:value-type="currency">
            <text:p>$0.00</text:p>
          </table:table-cell>
          <table:table-cell table:style-name="ce577" table:formula="of:=SUM([.L29]*[.I29])" office:value-type="float" office:value="0.0264" calcext:value-type="float">
            <text:p>$0.03</text:p>
          </table:table-cell>
          <table:table-cell table:style-name="ce500" office:value-type="string" calcext:value-type="string">
            <text:p>Extruder/Buda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NT0011</text:p>
          </table:table-cell>
          <table:table-cell table:style-name="ce500" office:value-type="string" calcext:value-type="string">
            <text:p>M4 Nut,Zinc-Plated Steel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8" calcext:value-type="float">
            <text:p>8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0]*[.$H$1]" office:value-type="float" office:value="1200" calcext:value-type="float">
            <text:p>1200</text:p>
          </table:table-cell>
          <table:table-cell table:style-name="ce566" office:value-type="currency" office:currency="USD" office:value="0.01" calcext:value-type="currency">
            <text:p>$0.01</text:p>
          </table:table-cell>
          <table:table-cell table:style-name="ce577" table:formula="of:=SUM([.L30]*[.I30])" office:value-type="float" office:value="0.08" calcext:value-type="float">
            <text:p>$0.08</text:p>
          </table:table-cell>
          <table:table-cell table:style-name="ce500" office:value-type="string" calcext:value-type="string">
            <text:p>extruder/buda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3"/>
          <table:table-cell table:style-name="ce503" office:value-type="string" calcext:value-type="string">
            <text:p>HD-BT0108</text:p>
          </table:table-cell>
          <table:table-cell table:style-name="ce503" office:value-type="string" calcext:value-type="string">
            <text:p>Hobbed Bolt, M8 x 50mm Hex head, 26mm offset, Stainless Steel</text:p>
          </table:table-cell>
          <table:table-cell table:style-name="ce528"/>
          <table:table-cell table:style-name="ce503"/>
          <table:table-cell table:style-name="ce503" office:value-type="string" calcext:value-type="string">
            <text:p>Quattro </text:p>
          </table:table-cell>
          <table:table-cell table:style-name="ce503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58" table:formula="of:=[.I31]*[.$H$1]" office:value-type="float" office:value="300" calcext:value-type="float">
            <text:p>300</text:p>
          </table:table-cell>
          <table:table-cell table:style-name="ce568" office:value-type="float" office:value="4" calcext:value-type="float">
            <text:p>$4.00</text:p>
          </table:table-cell>
          <table:table-cell table:style-name="ce580" table:formula="of:=SUM([.L31]*[.I31])" office:value-type="float" office:value="8" calcext:value-type="float">
            <text:p>$8.00</text:p>
          </table:table-cell>
          <table:table-cell table:style-name="ce503" office:value-type="string" calcext:value-type="string">
            <text:p>extruder</text:p>
          </table:table-cell>
          <table:table-cell table:style-name="ce528"/>
          <table:table-cell table:style-name="ce592"/>
          <table:table-cell table:style-name="ce601"/>
          <table:table-cell table:style-name="ce606"/>
          <table:table-cell table:style-name="ce613"/>
          <table:table-cell table:style-name="ce503" table:number-columns-repeated="2"/>
          <table:table-cell table:style-name="ce509"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NT0002</text:p>
          </table:table-cell>
          <table:table-cell table:style-name="ce500" office:value-type="string" calcext:value-type="string">
            <text:p>M8 Nyloc Nut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2]*[.$H$1]" office:value-type="float" office:value="300" calcext:value-type="float">
            <text:p>300</text:p>
          </table:table-cell>
          <table:table-cell table:style-name="ce566" office:value-type="currency" office:currency="USD" office:value="0.0547" calcext:value-type="currency">
            <text:p>$0.05</text:p>
          </table:table-cell>
          <table:table-cell table:style-name="ce577" table:formula="of:=SUM([.L32]*[.I32])" office:value-type="float" office:value="0.1094" calcext:value-type="float">
            <text:p>$0.11</text:p>
          </table:table-cell>
          <table:table-cell table:style-name="ce500" office:value-type="string" calcext:value-type="string">
            <text:p>bearings, extrud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/>
          <table:table-cell table:style-name="ce503" office:value-type="string" calcext:value-type="string">
            <text:p>HD-WA0008</text:p>
          </table:table-cell>
          <table:table-cell table:style-name="ce503" office:value-type="string" calcext:value-type="string">
            <text:p>M8 shim washer - .5mm</text:p>
          </table:table-cell>
          <table:table-cell table:style-name="ce528"/>
          <table:table-cell table:style-name="ce503"/>
          <table:table-cell table:style-name="ce503" office:value-type="string" calcext:value-type="string">
            <text:p>Timberline</text:p>
          </table:table-cell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58" table:formula="of:=[.I33]*[.$H$1]" office:value-type="float" office:value="300" calcext:value-type="float">
            <text:p>300</text:p>
          </table:table-cell>
          <table:table-cell table:style-name="ce569" office:value-type="currency" office:currency="USD" office:value="0.0117" calcext:value-type="currency">
            <text:p>$0.01</text:p>
          </table:table-cell>
          <table:table-cell table:style-name="ce580" table:formula="of:=SUM([.L33]*[.I33])" office:value-type="float" office:value="0.0234" calcext:value-type="float">
            <text:p>$0.02</text:p>
          </table:table-cell>
          <table:table-cell table:style-name="ce503" office:value-type="string" calcext:value-type="string">
            <text:p>extruder, spooler,bearings</text:p>
          </table:table-cell>
          <table:table-cell table:style-name="ce503"/>
          <table:table-cell table:style-name="ce589"/>
          <table:table-cell table:style-name="ce601"/>
          <table:table-cell table:style-name="ce600"/>
          <table:table-cell/>
          <table:table-cell table:style-name="ce503" office:value-type="string" calcext:value-type="string">
            <text:p>McMaster-Carr Supply Company</text:p>
          </table:table-cell>
          <table:table-cell table:style-name="ce503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/>
          <table:table-cell table:style-name="ce503" office:value-type="string" calcext:value-type="string">
            <text:p>HD-WA0009</text:p>
          </table:table-cell>
          <table:table-cell table:style-name="ce503" office:value-type="string" calcext:value-type="string">
            <text:p>M8 shim washer – 1.0mm</text:p>
          </table:table-cell>
          <table:table-cell table:style-name="ce528"/>
          <table:table-cell table:style-name="ce503"/>
          <table:table-cell table:style-name="ce503" office:value-type="string" calcext:value-type="string">
            <text:p>Timberline</text:p>
          </table:table-cell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58" table:formula="of:=[.I34]*[.$H$1]" office:value-type="float" office:value="300" calcext:value-type="float">
            <text:p>300</text:p>
          </table:table-cell>
          <table:table-cell table:style-name="ce569" office:value-type="currency" office:currency="USD" office:value="0.0117" calcext:value-type="currency">
            <text:p>$0.01</text:p>
          </table:table-cell>
          <table:table-cell table:style-name="ce580" table:formula="of:=SUM([.L34]*[.I34])" office:value-type="float" office:value="0.0234" calcext:value-type="float">
            <text:p>$0.02</text:p>
          </table:table-cell>
          <table:table-cell table:style-name="ce503" office:value-type="string" calcext:value-type="string">
            <text:p>extruder, spooler,bearings</text:p>
          </table:table-cell>
          <table:table-cell table:style-name="ce503"/>
          <table:table-cell table:style-name="ce589"/>
          <table:table-cell table:style-name="ce601"/>
          <table:table-cell table:style-name="ce600"/>
          <table:table-cell/>
          <table:table-cell table:style-name="ce503" office:value-type="string" calcext:value-type="string">
            <text:p>McMaster-Carr Supply Company</text:p>
          </table:table-cell>
          <table:table-cell table:style-name="ce503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6</text:p>
          </table:table-cell>
          <table:table-cell table:style-name="ce500" office:value-type="string" calcext:value-type="string">
            <text:p>M8 Washer, Steel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8" calcext:value-type="float">
            <text:p>8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5]*[.$H$1]" office:value-type="float" office:value="1200" calcext:value-type="float">
            <text:p>1200</text:p>
          </table:table-cell>
          <table:table-cell table:style-name="ce566" office:value-type="currency" office:currency="USD" office:value="0.0117" calcext:value-type="currency">
            <text:p>$0.01</text:p>
          </table:table-cell>
          <table:table-cell table:style-name="ce577" table:formula="of:=SUM([.L35]*[.I35])" office:value-type="float" office:value="0.0936" calcext:value-type="float">
            <text:p>$0.09</text:p>
          </table:table-cell>
          <table:table-cell table:style-name="ce500" office:value-type="string" calcext:value-type="string">
            <text:p>extruder, spooler,bearings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504" office:value-type="string" calcext:value-type="string">
            <text:p>Mechanical</text:p>
          </table:table-cell>
          <table:table-cell table:style-name="ce504"/>
          <table:table-cell table:style-name="ce504" office:value-type="string" calcext:value-type="string">
            <text:p>HD-MS0204</text:p>
          </table:table-cell>
          <table:table-cell table:style-name="ce504" office:value-type="string" calcext:value-type="string">
            <text:p>100 Sealed Skateboard/inline/Rollerblade Skate Bearing Ball </text:p>
          </table:table-cell>
          <table:table-cell table:style-name="ce529"/>
          <table:table-cell table:style-name="ce504"/>
          <table:table-cell table:style-name="ce504" office:value-type="string" calcext:value-type="string">
            <text:p>vxb.com</text:p>
          </table:table-cell>
          <table:table-cell table:style-name="ce504" office:value-type="string" calcext:value-type="string">
            <text:p>kit708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string" calcext:value-type="string">
            <text:p>ea</text:p>
          </table:table-cell>
          <table:table-cell table:style-name="ce560" table:formula="of:=[.I36]*[.$H$1]" office:value-type="float" office:value="900" calcext:value-type="float">
            <text:p>900</text:p>
          </table:table-cell>
          <table:table-cell table:style-name="ce570" office:value-type="float" office:value="0.5388" calcext:value-type="float">
            <text:p>$0.54</text:p>
          </table:table-cell>
          <table:table-cell table:style-name="ce581" table:formula="of:=SUM([.L36]*[.I36])" office:value-type="float" office:value="3.2328" calcext:value-type="float">
            <text:p>$3.23</text:p>
          </table:table-cell>
          <table:table-cell table:style-name="ce504" office:value-type="string" calcext:value-type="string">
            <text:p>4 bearings used in robot, 3 in extruder</text:p>
          </table:table-cell>
          <table:table-cell table:style-name="ce529"/>
          <table:table-cell table:style-name="ce593" table:number-columns-repeated="3"/>
          <table:table-cell table:style-name="ce614"/>
          <table:table-cell table:style-name="ce504" office:value-type="string" calcext:value-type="string">
            <text:p>Received</text:p>
          </table:table-cell>
          <table:table-cell table:style-name="ce504"/>
          <table:table-cell table:style-name="ce521" office:value-type="string" calcext:value-type="string">
            <text:p>Checking with Mary on inventory levels / Per Mary, we should be good on these – don't order more.</text:p>
          </table:table-cell>
          <table:table-cell table:style-name="ce521" table:number-columns-repeated="1002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15" office:value-type="string" calcext:value-type="string">
            <text:p>HD-BT0049</text:p>
          </table:table-cell>
          <table:table-cell table:style-name="ce515" office:value-type="string" calcext:value-type="string">
            <text:p>M5 x 14 Bolt, SHCS Black_Oxide</text:p>
          </table:table-cell>
          <table:table-cell table:style-name="ce530"/>
          <table:table-cell table:style-name="ce515"/>
          <table:table-cell table:style-name="ce515" office:value-type="string" calcext:value-type="string">
            <text:p>Timberline</text:p>
          </table:table-cell>
          <table:table-cell table:style-name="ce540"/>
          <table:table-cell table:style-name="ce551" office:value-type="float" office:value="2" calcext:value-type="float">
            <text:p>2</text:p>
          </table:table-cell>
          <table:table-cell table:style-name="ce551" office:value-type="string" calcext:value-type="string">
            <text:p>ea</text:p>
          </table:table-cell>
          <table:table-cell table:style-name="ce558" table:formula="of:=[.I37]*[.$H$1]" office:value-type="float" office:value="300" calcext:value-type="float">
            <text:p>300</text:p>
          </table:table-cell>
          <table:table-cell table:style-name="ce571" office:value-type="currency" office:currency="USD" office:value="0.025" calcext:value-type="currency">
            <text:p>$0.03</text:p>
          </table:table-cell>
          <table:table-cell table:style-name="ce582" table:formula="of:=SUM([.L37]*[.I37])" office:value-type="float" office:value="0.05" calcext:value-type="float">
            <text:p>$0.05</text:p>
          </table:table-cell>
          <table:table-cell table:style-name="ce515"/>
          <table:table-cell table:style-name="ce530"/>
          <table:table-cell table:style-name="ce589"/>
          <table:table-cell table:style-name="ce601"/>
          <table:table-cell table:style-name="ce607"/>
          <table:table-cell table:style-name="ce615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55</text:p>
          </table:table-cell>
          <table:table-cell table:style-name="ce500" office:value-type="string" calcext:value-type="string">
            <text:p>Thumb Screw Knob for M5 SHCS, Black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8]*[.$H$1]" office:value-type="float" office:value="150" calcext:value-type="float">
            <text:p>150</text:p>
          </table:table-cell>
          <table:table-cell table:style-name="ce564" office:value-type="float" office:value="0.1072" calcext:value-type="float">
            <text:p>$0.11</text:p>
          </table:table-cell>
          <table:table-cell table:style-name="ce577" table:formula="of:=SUM([.L38]*[.I38])" office:value-type="float" office:value="0.1072" calcext:value-type="float">
            <text:p>$0.11</text:p>
          </table:table-cell>
          <table:table-cell table:style-name="ce500" office:value-type="string" calcext:value-type="string">
            <text:p>Y-axis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27</text:p>
          </table:table-cell>
          <table:table-cell table:style-name="ce500" office:value-type="string" calcext:value-type="string">
            <text:p>Spring, Extruder, 6mm OD, 0.8mm WD, 9.7mm FL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ssociated Spring</text:p>
          </table:table-cell>
          <table:table-cell table:style-name="ce500" office:value-type="string" calcext:value-type="string">
            <text:p>C0240-032-0380-M</text:p>
          </table:table-cell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9]*[.$H$1]" office:value-type="float" office:value="600" calcext:value-type="float">
            <text:p>600</text:p>
          </table:table-cell>
          <table:table-cell table:style-name="ce564" office:value-type="float" office:value="0.35" calcext:value-type="float">
            <text:p>$0.35</text:p>
          </table:table-cell>
          <table:table-cell table:style-name="ce577" table:formula="of:=SUM([.L39]*[.I39])" office:value-type="float" office:value="1.4" calcext:value-type="float">
            <text:p>$1.40</text:p>
          </table:table-cell>
          <table:table-cell table:style-name="ce500" office:value-type="string" calcext:value-type="string">
            <text:p>Extruder, Z-endstop</text:p>
          </table:table-cell>
          <table:table-cell table:style-name="ce525"/>
          <table:table-cell table:style-name="ce589"/>
          <table:table-cell table:style-name="ce601" table:number-columns-repeated="2"/>
          <table:table-cell table:style-name="ce616"/>
          <table:table-cell table:style-name="ce500" table:number-columns-repeated="2"/>
          <table:table-cell table:style-name="ce509" table:number-columns-repeated="1003"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500"/>
          <table:table-cell table:style-name="ce500" office:value-type="string" calcext:value-type="string">
            <text:p>HD-RD0004</text:p>
          </table:table-cell>
          <table:table-cell table:style-name="ce500" office:value-type="string" calcext:value-type="string">
            <text:p>8mm Smooth Rod x 18-19mm</text:p>
          </table:table-cell>
          <table:table-cell table:style-name="ce525"/>
          <table:table-cell table:style-name="ce500"/>
          <table:table-cell table:style-name="ce500" office:value-type="string" calcext:value-type="string">
            <text:p>MBK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0]*[.$H$1]" office:value-type="float" office:value="300" calcext:value-type="float">
            <text:p>300</text:p>
          </table:table-cell>
          <table:table-cell table:style-name="ce564" office:value-type="float" office:value="4.63" calcext:value-type="float">
            <text:p>$4.63</text:p>
          </table:table-cell>
          <table:table-cell table:style-name="ce577" table:formula="of:=SUM([.L40]*[.I40])" office:value-type="float" office:value="9.26" calcext:value-type="float">
            <text:p>$9.26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/>
          <table:table-cell table:style-name="ce601" table:number-columns-repeated="2"/>
          <table:table-cell table:style-name="ce616"/>
          <table:table-cell table:style-name="ce500" table:number-columns-repeated="2"/>
          <table:table-cell table:style-name="ce509" table:number-columns-repeated="1003"/>
        </table:table-row>
        <table:table-row table:style-name="ro4">
          <table:table-cell table:style-name="ce502" office:value-type="string" calcext:value-type="string">
            <text:p>Mechanical</text:p>
          </table:table-cell>
          <table:table-cell table:style-name="ce502"/>
          <table:table-cell table:style-name="ce516"/>
          <table:table-cell table:style-name="ce516" office:value-type="string" calcext:value-type="string">
            <text:p>Assy, Lulzbot Hexagon V1.0 with 0.35 nozzle</text:p>
          </table:table-cell>
          <table:table-cell table:style-name="ce531" office:value-type="string" calcext:value-type="string">
            <text:p>Aleph Objects</text:p>
          </table:table-cell>
          <table:table-cell table:style-name="ce516"/>
          <table:table-cell table:style-name="ce516" office:value-type="string" calcext:value-type="string">
            <text:p>Aleph Objects</text:p>
          </table:table-cell>
          <table:table-cell table:style-name="ce516"/>
          <table:table-cell table:style-name="ce552" office:value-type="float" office:value="2" calcext:value-type="float">
            <text:p>2</text:p>
          </table:table-cell>
          <table:table-cell table:style-name="ce552" office:value-type="string" calcext:value-type="string">
            <text:p>ea</text:p>
          </table:table-cell>
          <table:table-cell table:style-name="ce559" table:formula="of:=[.I41]*[.$H$1]" office:value-type="float" office:value="300" calcext:value-type="float">
            <text:p>300</text:p>
          </table:table-cell>
          <table:table-cell table:style-name="ce572" office:value-type="float" office:value="52" calcext:value-type="float">
            <text:p>$52.00</text:p>
          </table:table-cell>
          <table:table-cell table:style-name="ce583" table:formula="of:=SUM([.L41]*[.I41])" office:value-type="float" office:value="104" calcext:value-type="float">
            <text:p>$104.00</text:p>
          </table:table-cell>
          <table:table-cell table:style-name="ce531"/>
          <table:table-cell table:style-name="ce552"/>
          <table:table-cell table:style-name="ce594" table:number-columns-repeated="2"/>
          <table:table-cell table:style-name="ce608"/>
          <table:table-cell table:style-name="ce617"/>
          <table:table-cell table:style-name="ce623"/>
          <table:table-cell table:style-name="ce516"/>
          <table:table-cell table:style-name="ce522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TB0007</text:p>
          </table:table-cell>
          <table:table-cell table:style-name="ce500" office:value-type="string" calcext:value-type="string">
            <text:p>Feed Tube, PTF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Professional Plastics</text:p>
          </table:table-cell>
          <table:table-cell table:style-name="ce541" office:value-type="string" calcext:value-type="string">
            <text:p>0.187 ID X .250 OD NAT PTFE TUBE</text:p>
          </table:table-cell>
          <table:table-cell table:style-name="ce546" office:value-type="float" office:value="850" calcext:value-type="float">
            <text:p>850</text:p>
          </table:table-cell>
          <table:table-cell table:style-name="ce546" office:value-type="string" calcext:value-type="string">
            <text:p>mm</text:p>
          </table:table-cell>
          <table:table-cell table:style-name="ce558" table:formula="of:=[.I42]*[.$H$1]" office:value-type="float" office:value="127500" calcext:value-type="float">
            <text:p>127500</text:p>
          </table:table-cell>
          <table:table-cell table:style-name="ce564" table:formula="of:=1.09/304.8" office:value-type="float" office:value="0.0035761154855643" calcext:value-type="float">
            <text:p>$0.00</text:p>
          </table:table-cell>
          <table:table-cell table:style-name="ce577" table:formula="of:=SUM([.L42]*[.I42])" office:value-type="float" office:value="3.03969816272966" calcext:value-type="float">
            <text:p>$3.04</text:p>
          </table:table-cell>
          <table:table-cell table:style-name="ce500" office:value-type="string" calcext:value-type="string">
            <text:p>Filament Guide</text:p>
          </table:table-cell>
          <table:table-cell table:style-name="ce525"/>
          <table:table-cell table:style-name="ce589" office:value-type="string" calcext:value-type="string">
            <text:p>PO06980</text:p>
          </table:table-cell>
          <table:table-cell table:style-name="ce601" office:value-type="date" office:date-value="2015-03-31" calcext:value-type="date">
            <text:p>03/31/15</text:p>
          </table:table-cell>
          <table:table-cell table:style-name="ce605" office:value-type="date" office:date-value="2015-04-06" calcext:value-type="date">
            <text:p>04/06/15</text:p>
          </table:table-cell>
          <table:table-cell table:style-name="ce618" office:value-type="string" calcext:value-type="string">
            <text:p>418 Feet </text:p>
          </table:table-cell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7</text:p>
          </table:table-cell>
          <table:table-cell table:style-name="ce500" office:value-type="string" calcext:value-type="string">
            <text:p>M5 Washer, Steel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3]*[.$H$1]" office:value-type="float" office:value="150" calcext:value-type="float">
            <text:p>150</text:p>
          </table:table-cell>
          <table:table-cell table:style-name="ce566" office:value-type="currency" office:currency="USD" office:value="0.003" calcext:value-type="currency">
            <text:p>$0.00</text:p>
          </table:table-cell>
          <table:table-cell table:style-name="ce577" table:formula="of:=SUM([.L43]*[.I43])" office:value-type="float" office:value="0.003" calcext:value-type="float">
            <text:p>$0.00</text:p>
          </table:table-cell>
          <table:table-cell table:style-name="ce500" office:value-type="string" calcext:value-type="string">
            <text:p>frame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58</text:p>
          </table:table-cell>
          <table:table-cell table:style-name="ce500" office:value-type="string" calcext:value-type="string">
            <text:p>Wire Tie, 8”</text:p>
          </table:table-cell>
          <table:table-cell table:style-name="ce525"/>
          <table:table-cell table:style-name="ce500"/>
          <table:table-cell table:style-name="ce500" office:value-type="string" calcext:value-type="string">
            <text:p>Electronics Distributors Corporation </text:p>
          </table:table-cell>
          <table:table-cell table:style-name="ce537"/>
          <table:table-cell table:style-name="ce546" office:value-type="float" office:value="6" calcext:value-type="float">
            <text:p>6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4]*[.$H$1]" office:value-type="float" office:value="900" calcext:value-type="float">
            <text:p>900</text:p>
          </table:table-cell>
          <table:table-cell table:style-name="ce564" office:value-type="float" office:value="0.0232" calcext:value-type="float">
            <text:p>$0.02</text:p>
          </table:table-cell>
          <table:table-cell table:style-name="ce577" table:formula="of:=SUM([.L44]*[.I44])" office:value-type="float" office:value="0.1392" calcext:value-type="float">
            <text:p>$0.14</text:p>
          </table:table-cell>
          <table:table-cell table:style-name="ce500"/>
          <table:table-cell table:style-name="ce525"/>
          <table:table-cell table:style-name="ce589" office:value-type="string" calcext:value-type="string">
            <text:p>PO06876</text:p>
          </table:table-cell>
          <table:table-cell table:style-name="ce601" office:value-type="date" office:date-value="2015-03-20" calcext:value-type="date">
            <text:p>03/20/15</text:p>
          </table:table-cell>
          <table:table-cell table:style-name="ce589" office:value-type="string" calcext:value-type="string">
            <text:p>See Notes</text:p>
          </table:table-cell>
          <table:table-cell table:style-name="ce619" office:value-type="string" calcext:value-type="string">
            <text:p>50K 4/3/15 - 40K 4/17/15 - 40K 5/1/15 - 40K 5/15/15 - 40K 5/29/15</text:p>
          </table:table-cell>
          <table:table-cell table:style-name="ce500" office:value-type="string" calcext:value-type="string">
            <text:p>McMaster-Carr Supply Company</text:p>
          </table:table-cell>
          <table:table-cell table:style-name="ce627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15" office:value-type="string" calcext:value-type="string">
            <text:p>HD-MS0062</text:p>
          </table:table-cell>
          <table:table-cell table:style-name="ce515" office:value-type="string" calcext:value-type="string">
            <text:p>Metric Aluminum Unthreaded Spacer, 8MM OD, 8MM Length, M5 Screw Siz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5]*[.$H$1]" office:value-type="float" office:value="150" calcext:value-type="float">
            <text:p>150</text:p>
          </table:table-cell>
          <table:table-cell table:style-name="ce564" office:value-type="float" office:value="1.15" calcext:value-type="float">
            <text:p>$1.15</text:p>
          </table:table-cell>
          <table:table-cell table:style-name="ce577" table:formula="of:=SUM([.L45]*[.I45])" office:value-type="float" office:value="1.15" calcext:value-type="float">
            <text:p>$1.15</text:p>
          </table:table-cell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627" office:value-type="string" calcext:value-type="string">
            <text:p>94669A757</text:p>
          </table:table-cell>
          <table:table-cell table:style-name="ce62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9"/>
          <table:table-cell table:style-name="ce503" office:value-type="string" calcext:value-type="string">
            <text:p>HD-NT0044</text:p>
          </table:table-cell>
          <table:table-cell table:style-name="ce503" office:value-type="string" calcext:value-type="string">
            <text:p>Post insertion M5 T-nut for 20mm extrusion</text:p>
          </table:table-cell>
          <table:table-cell table:style-name="ce503" office:value-type="string" calcext:value-type="string">
            <text:p>Post assembly M5 T-nut</text:p>
          </table:table-cell>
          <table:table-cell table:style-name="ce509"/>
          <table:table-cell table:style-name="ce503" office:value-type="string" calcext:value-type="string">
            <text:p>Misumi</text:p>
          </table:table-cell>
          <table:table-cell table:style-name="ce539" office:value-type="string" calcext:value-type="string">
            <text:p>HN-TAP5</text:p>
          </table:table-cell>
          <table:table-cell table:style-name="ce549" office:value-type="float" office:value="1" calcext:value-type="float">
            <text:p>1</text:p>
          </table:table-cell>
          <table:table-cell table:style-name="ce549" office:value-type="string" calcext:value-type="string">
            <text:p>ea</text:p>
          </table:table-cell>
          <table:table-cell table:style-name="ce549" table:formula="of:=[.I46]*[.H1]" office:value-type="float" office:value="150" calcext:value-type="float">
            <text:p>150</text:p>
          </table:table-cell>
          <table:table-cell table:style-name="ce568" office:value-type="float" office:value="0.046" calcext:value-type="float">
            <text:p>$0.05</text:p>
          </table:table-cell>
          <table:table-cell table:style-name="ce580" table:formula="of:=SUM([.L46]*[.I46])" office:value-type="float" office:value="0.046" calcext:value-type="float">
            <text:p>$0.05</text:p>
          </table:table-cell>
          <table:table-cell table:style-name="ce503" office:value-type="string" calcext:value-type="string">
            <text:p>for additional spool arm</text:p>
          </table:table-cell>
          <table:table-cell table:style-name="ce509"/>
          <table:table-cell table:style-name="ce592" table:number-columns-repeated="3"/>
          <table:table-cell table:style-name="ce620"/>
          <table:table-cell table:style-name="ce503" office:value-type="string" calcext:value-type="string">
            <text:p>Received </text:p>
          </table:table-cell>
          <table:table-cell table:style-name="ce503"/>
          <table:table-cell table:style-name="ce503" office:value-type="string" calcext:value-type="string">
            <text:p>Checking with Mary on inventory levels / Per Mary, we should be good on these – don't order more.</text:p>
          </table:table-cell>
          <table:table-cell table:style-name="ce630" table:number-columns-repeated="1002"/>
        </table:table-row>
        <table:table-row table:style-name="ro4">
          <table:table-cell table:style-name="ce505" office:value-type="string" calcext:value-type="string">
            <text:p>Hardware</text:p>
          </table:table-cell>
          <table:table-cell table:style-name="ce510"/>
          <table:table-cell table:style-name="ce505"/>
          <table:table-cell table:style-name="ce505" office:value-type="string" calcext:value-type="string">
            <text:p>Panduit wire wrap – 1/4” Black</text:p>
          </table:table-cell>
          <table:table-cell table:style-name="ce505"/>
          <table:table-cell table:style-name="ce510"/>
          <table:table-cell table:style-name="ce505"/>
          <table:table-cell table:style-name="ce542"/>
          <table:table-cell table:style-name="ce553" office:value-type="float" office:value="260" calcext:value-type="float">
            <text:p>260</text:p>
          </table:table-cell>
          <table:table-cell table:style-name="ce553" office:value-type="string" calcext:value-type="string">
            <text:p>mm</text:p>
          </table:table-cell>
          <table:table-cell table:style-name="ce553"/>
          <table:table-cell table:style-name="ce573"/>
          <table:table-cell table:style-name="ce584"/>
          <table:table-cell table:style-name="ce505"/>
          <table:table-cell table:style-name="ce510"/>
          <table:table-cell table:style-name="ce595" table:number-columns-repeated="3"/>
          <table:table-cell table:style-name="ce621"/>
          <table:table-cell table:style-name="ce505" table:number-columns-repeated="3"/>
          <table:table-cell table:style-name="ce631" table:number-columns-repeated="1002"/>
        </table:table-row>
        <table:table-row table:style-name="ro4" table:number-rows-repeated="2">
          <table:table-cell table:style-name="ce503"/>
          <table:table-cell table:style-name="ce509"/>
          <table:table-cell table:style-name="ce503" table:number-columns-repeated="3"/>
          <table:table-cell table:style-name="ce509"/>
          <table:table-cell table:style-name="ce503"/>
          <table:table-cell table:style-name="ce539"/>
          <table:table-cell table:style-name="ce549" table:number-columns-repeated="3"/>
          <table:table-cell table:style-name="ce568"/>
          <table:table-cell table:style-name="ce580"/>
          <table:table-cell table:style-name="ce503"/>
          <table:table-cell table:style-name="ce509"/>
          <table:table-cell table:style-name="ce592" table:number-columns-repeated="3"/>
          <table:table-cell table:style-name="ce620"/>
          <table:table-cell table:style-name="ce503" table:number-columns-repeated="3"/>
          <table:table-cell table:style-name="ce630" table:number-columns-repeated="1002"/>
        </table:table-row>
        <table:table-row table:style-name="ro4">
          <table:table-cell table:style-name="ce503"/>
          <table:table-cell table:style-name="ce509"/>
          <table:table-cell table:style-name="ce503"/>
          <table:table-cell table:style-name="ce503" office:value-type="string" calcext:value-type="string">
            <text:p>40mm Fan</text:p>
          </table:table-cell>
          <table:table-cell table:style-name="ce503"/>
          <table:table-cell table:style-name="ce509"/>
          <table:table-cell table:style-name="ce503"/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49"/>
          <table:table-cell table:style-name="ce568"/>
          <table:table-cell table:style-name="ce580"/>
          <table:table-cell table:style-name="ce503"/>
          <table:table-cell table:style-name="ce509"/>
          <table:table-cell table:style-name="ce592" table:number-columns-repeated="3"/>
          <table:table-cell table:style-name="ce620"/>
          <table:table-cell table:style-name="ce503" table:number-columns-repeated="3"/>
          <table:table-cell table:style-name="ce630" table:number-columns-repeated="1002"/>
        </table:table-row>
        <table:table-row table:style-name="ro4">
          <table:table-cell table:style-name="ce500" office:value-type="string" calcext:value-type="string">
            <text:p>Electronic</text:p>
          </table:table-cell>
          <table:table-cell table:style-name="ce500"/>
          <table:table-cell table:style-name="ce517" office:value-type="string" calcext:value-type="string">
            <text:p>EL-FA0020</text:p>
          </table:table-cell>
          <table:table-cell table:style-name="ce519" office:value-type="string" calcext:value-type="string">
            <text:p>RFB2008 Micro Blower, 30 AWG wire 250mm long</text:p>
          </table:table-cell>
          <table:table-cell table:style-name="ce525"/>
          <table:table-cell table:style-name="ce500"/>
          <table:table-cell table:style-name="ce500" office:value-type="string" calcext:value-type="string">
            <text:p>Pelonis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/>
          <table:table-cell table:style-name="ce564"/>
          <table:table-cell table:style-name="ce577"/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/>
          <table:table-cell table:style-name="ce627"/>
          <table:table-cell table:number-columns-repeated="1003"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0"/>
          <table:table-cell table:style-name="ce500" office:value-type="string" calcext:value-type="string">
            <text:p>EL-MT0017</text:p>
          </table:table-cell>
          <table:table-cell table:style-name="ce500" office:value-type="string" calcext:value-type="string">
            <text:p>Half Height NEMA 17 Stepper Motor, wires cut to 60mm</text:p>
          </table:table-cell>
          <table:table-cell table:style-name="ce532"/>
          <table:table-cell table:style-name="ce509"/>
          <table:table-cell table:style-name="ce500" office:value-type="string" calcext:value-type="string">
            <text:p>Changzhou</text:p>
          </table:table-cell>
          <table:table-cell table:style-name="ce543" office:value-type="string" calcext:value-type="string">
            <text:p>SY42STH33-1504A</text:p>
          </table:table-cell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52]*[.$H$1]" office:value-type="float" office:value="300" calcext:value-type="float">
            <text:p>300</text:p>
          </table:table-cell>
          <table:table-cell table:style-name="ce564" office:value-type="float" office:value="5.35" calcext:value-type="float">
            <text:p>$5.35</text:p>
          </table:table-cell>
          <table:table-cell table:style-name="ce577" table:formula="of:=SUM([.L52]*[.I52])" office:value-type="float" office:value="10.7" calcext:value-type="float">
            <text:p>$10.70</text:p>
          </table:table-cell>
          <table:table-cell table:style-name="ce533"/>
          <table:table-cell table:style-name="ce506"/>
          <table:table-cell table:style-name="ce596"/>
          <table:table-cell table:style-name="ce598" table:number-columns-repeated="2"/>
          <table:table-cell table:style-name="ce622"/>
          <table:table-cell table:style-name="ce506" table:number-columns-repeated="2"/>
          <table:table-cell table:number-columns-repeated="1003"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6"/>
          <table:table-cell table:style-name="ce506" office:value-type="string" calcext:value-type="string">
            <text:p>TL-CS0083</text:p>
          </table:table-cell>
          <table:table-cell table:style-name="ce520" office:value-type="string" calcext:value-type="string">
            <text:p>EMI/RFI-Shield Heat-Shrink Tubing 3/16" ID Before, 3/32" ID After, 48" L, Black, cut to 50mm</text:p>
          </table:table-cell>
          <table:table-cell table:style-name="ce533"/>
          <table:table-cell table:style-name="ce506"/>
          <table:table-cell table:style-name="ce506" office:value-type="string" calcext:value-type="string">
            <text:p>Mcmaster-Carr Supply Company</text:p>
          </table:table-cell>
          <table:table-cell table:style-name="ce506" office:value-type="string" calcext:value-type="string">
            <text:p>7937K31</text:p>
          </table:table-cell>
          <table:table-cell table:style-name="ce554" office:value-type="float" office:value="90" calcext:value-type="float">
            <text:p>90</text:p>
          </table:table-cell>
          <table:table-cell table:style-name="ce554" office:value-type="string" calcext:value-type="string">
            <text:p>mm</text:p>
          </table:table-cell>
          <table:table-cell table:style-name="ce558" table:formula="of:=[.I53]*[.$H$1]" office:value-type="float" office:value="13500" calcext:value-type="float">
            <text:p>13500</text:p>
          </table:table-cell>
          <table:table-cell table:style-name="ce574" table:formula="of:=(16.88/1219.2)" office:value-type="currency" office:currency="USD" office:value="0.0138451443569554" calcext:value-type="currency">
            <text:p>$0.01</text:p>
          </table:table-cell>
          <table:table-cell table:style-name="ce577" table:formula="of:=SUM([.L53]*[.I53])" office:value-type="float" office:value="1.24606299212598" calcext:value-type="float">
            <text:p>$1.25</text:p>
          </table:table-cell>
          <table:table-cell table:style-name="ce533"/>
          <table:table-cell table:style-name="ce506"/>
          <table:table-cell table:style-name="ce596"/>
          <table:table-cell table:style-name="ce598"/>
          <table:table-cell table:style-name="ce605"/>
          <table:table-cell table:style-name="ce618"/>
          <table:table-cell table:style-name="ce624" table:formula="of:=[.K53]/25.4/12" office:value-type="float" office:value="44.2913385826772" calcext:value-type="float">
            <text:p>44</text:p>
          </table:table-cell>
          <table:table-cell table:style-name="ce625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6"/>
          <table:table-cell table:style-name="ce506" office:value-type="string" calcext:value-type="string">
            <text:p>TL-CS0129</text:p>
          </table:table-cell>
          <table:table-cell table:style-name="ce520" office:value-type="string" calcext:value-type="string">
            <text:p>Interference-Shielding Heat-Shrink Tubing, 3/8" ID Before, 3/16" ID After, 48" Long, Black</text:p>
          </table:table-cell>
          <table:table-cell table:style-name="ce533"/>
          <table:table-cell table:style-name="ce506"/>
          <table:table-cell table:style-name="ce506" office:value-type="string" calcext:value-type="string">
            <text:p>Mcmaster-Carr Supply Company</text:p>
          </table:table-cell>
          <table:table-cell table:style-name="ce506" office:value-type="string" calcext:value-type="string">
            <text:p>7937K33</text:p>
          </table:table-cell>
          <table:table-cell table:style-name="ce554" office:value-type="float" office:value="60" calcext:value-type="float">
            <text:p>60</text:p>
          </table:table-cell>
          <table:table-cell table:style-name="ce554" office:value-type="string" calcext:value-type="string">
            <text:p>mm</text:p>
          </table:table-cell>
          <table:table-cell table:style-name="ce558"/>
          <table:table-cell table:style-name="ce574"/>
          <table:table-cell table:style-name="ce577"/>
          <table:table-cell table:style-name="ce533"/>
          <table:table-cell table:style-name="ce506"/>
          <table:table-cell table:style-name="ce597"/>
          <table:table-cell table:style-name="ce604"/>
          <table:table-cell table:style-name="ce605"/>
          <table:table-cell table:style-name="ce618"/>
          <table:table-cell table:style-name="ce625"/>
          <table:table-cell table:style-name="ce506"/>
          <table:table-cell table:number-columns-repeated="1003"/>
        </table:table-row>
        <table:table-row table:style-name="ro12">
          <table:table-cell table:style-name="ce500" office:value-type="string" calcext:value-type="string">
            <text:p>Electronic</text:p>
          </table:table-cell>
          <table:table-cell table:style-name="ce509"/>
          <table:table-cell table:style-name="ce509" office:value-type="string" calcext:value-type="string">
            <text:p>EL-MS0061</text:p>
          </table:table-cell>
          <table:table-cell table:style-name="ce509" office:value-type="string" calcext:value-type="string">
            <text:p>Conn Housing Male 4POS .100</text:p>
          </table:table-cell>
          <table:table-cell table:style-name="ce532"/>
          <table:table-cell table:style-name="ce509"/>
          <table:table-cell table:style-name="ce509" office:value-type="string" calcext:value-type="string">
            <text:p>Digikey</text:p>
          </table:table-cell>
          <table:table-cell table:style-name="ce509" office:value-type="string" calcext:value-type="string">
            <text:p>WM2535-ND</text:p>
          </table:table-cell>
          <table:table-cell table:style-name="ce555" office:value-type="float" office:value="2" calcext:value-type="float">
            <text:p>2</text:p>
          </table:table-cell>
          <table:table-cell table:style-name="ce555" office:value-type="string" calcext:value-type="string">
            <text:p>pcs</text:p>
          </table:table-cell>
          <table:table-cell table:style-name="ce558" table:formula="of:=[.I55]*[.$H$1]" office:value-type="float" office:value="300" calcext:value-type="float">
            <text:p>300</text:p>
          </table:table-cell>
          <table:table-cell table:style-name="ce575" office:value-type="currency" office:currency="USD" office:value="0.4" calcext:value-type="currency">
            <text:p>$0.40</text:p>
          </table:table-cell>
          <table:table-cell table:style-name="ce585" table:formula="of:=[.L55]*[.I55]" office:value-type="currency" office:currency="USD" office:value="0.8" calcext:value-type="currency">
            <text:p>$0.80</text:p>
          </table:table-cell>
          <table:table-cell table:style-name="ce555"/>
          <table:table-cell table:style-name="ce574"/>
          <table:table-cell table:style-name="ce598"/>
          <table:table-cell table:style-name="ce605" table:number-columns-repeated="2"/>
          <table:table-cell table:style-name="ce618"/>
          <table:table-cell table:style-name="ce626"/>
          <table:table-cell table:style-name="ce509"/>
          <table:table-cell table:number-columns-repeated="1003"/>
        </table:table-row>
        <table:table-row table:style-name="ro4">
          <table:table-cell table:style-name="ce500" office:value-type="string" calcext:value-type="string">
            <text:p>Electronic</text:p>
          </table:table-cell>
          <table:table-cell table:style-name="ce509"/>
          <table:table-cell table:style-name="ce509" office:value-type="string" calcext:value-type="string">
            <text:p>EL-MS0205</text:p>
          </table:table-cell>
          <table:table-cell table:style-name="ce509" office:value-type="string" calcext:value-type="string">
            <text:p>CONN TERM MALE 22-24AWG TIN</text:p>
          </table:table-cell>
          <table:table-cell table:style-name="ce532"/>
          <table:table-cell table:style-name="ce509"/>
          <table:table-cell table:style-name="ce509" office:value-type="string" calcext:value-type="string">
            <text:p>Digikey</text:p>
          </table:table-cell>
          <table:table-cell table:style-name="ce509" office:value-type="string" calcext:value-type="string">
            <text:p>WM2517TR-ND</text:p>
          </table:table-cell>
          <table:table-cell table:style-name="ce555" office:value-type="float" office:value="8" calcext:value-type="float">
            <text:p>8</text:p>
          </table:table-cell>
          <table:table-cell table:style-name="ce555" office:value-type="string" calcext:value-type="string">
            <text:p>pcs</text:p>
          </table:table-cell>
          <table:table-cell table:style-name="ce558" table:formula="of:=[.I56]*[.$H$1]" office:value-type="float" office:value="1200" calcext:value-type="float">
            <text:p>1200</text:p>
          </table:table-cell>
          <table:table-cell table:style-name="ce575" office:value-type="currency" office:currency="USD" office:value="0.065" calcext:value-type="currency">
            <text:p>$0.07</text:p>
          </table:table-cell>
          <table:table-cell table:style-name="ce585" table:formula="of:=[.L56]*[.I56]" office:value-type="currency" office:currency="USD" office:value="0.52" calcext:value-type="currency">
            <text:p>$0.52</text:p>
          </table:table-cell>
          <table:table-cell table:style-name="ce509" table:number-columns-repeated="2"/>
          <table:table-cell table:style-name="ce599"/>
          <table:table-cell table:style-name="ce605" table:number-columns-repeated="2"/>
          <table:table-cell table:style-name="ce618"/>
          <table:table-cell table:style-name="ce626"/>
          <table:table-cell table:style-name="ce509"/>
          <table:table-cell table:number-columns-repeated="1003"/>
        </table:table-row>
        <table:table-row table:style-name="ro4">
          <table:table-cell table:number-columns-repeated="4"/>
          <table:table-cell table:style-name="ce523"/>
          <table:table-cell table:number-columns-repeated="8"/>
          <table:table-cell table:style-name="ce509" table:number-columns-repeated="2"/>
          <table:table-cell table:style-name="ce600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523"/>
          <table:table-cell table:number-columns-repeated="5"/>
          <table:table-cell table:style-name="ce561"/>
          <table:table-cell table:style-name="ce561" office:value-type="string" calcext:value-type="string">
            <text:p>Dual Extruder BOM cost <text:s/></text:p>
          </table:table-cell>
          <table:table-cell table:style-name="ce586" table:formula="of:=SUM([.M3:.M56])" office:value-type="currency" office:currency="USD" office:value="152.716471207766" calcext:value-type="currency">
            <text:p>$152.72</text:p>
          </table:table-cell>
          <table:table-cell table:style-name="ce509" table:number-columns-repeated="2"/>
          <table:table-cell table:style-name="ce600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60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521" office:value-type="string" calcext:value-type="string">
            <text:p>Might Change</text:p>
          </table:table-cell>
          <table:table-cell table:number-columns-repeated="11"/>
          <table:table-cell table:style-name="ce60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522" office:value-type="string" calcext:value-type="string">
            <text:p>Will Change</text:p>
          </table:table-cell>
          <table:table-cell table:number-columns-repeated="11"/>
          <table:table-cell table:style-name="ce60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510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509"/>
        <table:table-column table:style-name="co3" table:default-cell-style-name="ce509"/>
        <table:table-column table:style-name="co1" table:number-columns-repeated="13" table:default-cell-style-name="ce509"/>
        <table:table-column table:style-name="co25" table:default-cell-style-name="ce509"/>
        <table:table-column table:style-name="co1" table:number-columns-repeated="1006" table:default-cell-style-name="ce509"/>
        <table:table-row table:style-name="ro1">
          <table:table-cell table:style-name="ce632" table:number-columns-repeated="4"/>
          <table:table-cell table:style-name="ce664" office:value-type="string" calcext:value-type="string" table:number-columns-spanned="2" table:number-rows-spanned="1">
            <text:p>QTY TO BUILD</text:p>
          </table:table-cell>
          <table:covered-table-cell table:style-name="ce632"/>
          <table:table-cell table:style-name="ce678" office:value-type="float" office:value="250" calcext:value-type="float">
            <text:p>250</text:p>
          </table:table-cell>
          <table:table-cell table:style-name="ce694"/>
          <table:table-cell table:style-name="ce632"/>
          <table:table-cell table:style-name="ce703" office:value-type="string" calcext:value-type="string">
            <text:p>Qty to order</text:p>
          </table:table-cell>
          <table:table-cell table:style-name="ce632" table:number-columns-repeated="3"/>
          <table:table-cell table:style-name="ce735"/>
          <table:table-cell table:style-name="ce694" table:number-columns-repeated="4"/>
          <table:table-cell table:style-name="ce632" table:number-columns-repeated="1005"/>
          <table:table-cell/>
        </table:table-row>
        <table:table-row table:style-name="ro2">
          <table:table-cell table:style-name="ce633" office:value-type="string" calcext:value-type="string">
            <text:p>Category</text:p>
          </table:table-cell>
          <table:table-cell table:style-name="ce633" office:value-type="string" calcext:value-type="string">
            <text:p>AO Part #</text:p>
          </table:table-cell>
          <table:table-cell table:style-name="ce633" office:value-type="string" calcext:value-type="string">
            <text:p>Part Name</text:p>
          </table:table-cell>
          <table:table-cell table:style-name="ce633" office:value-type="string" calcext:value-type="string">
            <text:p>Manufacturer</text:p>
          </table:table-cell>
          <table:table-cell table:style-name="ce633" office:value-type="string" calcext:value-type="string">
            <text:p>Mfr. PN</text:p>
          </table:table-cell>
          <table:table-cell table:style-name="ce633" office:value-type="string" calcext:value-type="string">
            <text:p>Distributor</text:p>
          </table:table-cell>
          <table:table-cell table:style-name="ce633" office:value-type="string" calcext:value-type="string">
            <text:p>MFR PN</text:p>
          </table:table-cell>
          <table:table-cell table:style-name="ce695" office:value-type="string" calcext:value-type="string">
            <text:p>Qty</text:p>
          </table:table-cell>
          <table:table-cell table:style-name="ce633" office:value-type="string" calcext:value-type="string">
            <text:p>UOM</text:p>
          </table:table-cell>
          <table:table-cell table:style-name="ce633"/>
          <table:table-cell table:style-name="ce633" office:value-type="string" calcext:value-type="string">
            <text:p>Cost Each</text:p>
          </table:table-cell>
          <table:table-cell table:style-name="ce633" office:value-type="string" calcext:value-type="string">
            <text:p>Cost per Dual</text:p>
          </table:table-cell>
          <table:table-cell table:style-name="ce633"/>
          <table:table-cell table:style-name="ce731" office:value-type="string" calcext:value-type="string">
            <text:p>Cost Total</text:p>
          </table:table-cell>
          <table:table-cell table:style-name="ce695" office:value-type="string" calcext:value-type="string">
            <text:p>PO </text:p>
          </table:table-cell>
          <table:table-cell table:style-name="ce695" office:value-type="string" calcext:value-type="string">
            <text:p>Date</text:p>
          </table:table-cell>
          <table:table-cell table:style-name="ce695" office:value-type="string" calcext:value-type="string">
            <text:p>ETA </text:p>
          </table:table-cell>
          <table:table-cell table:style-name="ce695"/>
          <table:table-cell/>
          <table:table-cell table:style-name="ce695" office:value-type="string" calcext:value-type="string">
            <text:p>Notes</text:p>
          </table:table-cell>
          <table:table-cell table:style-name="ce633" table:number-columns-repeated="1003"/>
          <table:table-cell/>
        </table:table-row>
        <table:table-row table:style-name="ro3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197</text:p>
          </table:table-cell>
          <table:table-cell table:style-name="ce500" office:value-type="string" calcext:value-type="string">
            <text:p>dual_extruder_2.0_mount_v1.0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3]" office:value-type="float" office:value="250" calcext:value-type="float">
            <text:p>250</text:p>
          </table:table-cell>
          <table:table-cell table:style-name="ce708" office:value-type="currency" office:currency="USD" office:value="1" calcext:value-type="currency">
            <text:p>$1.00</text:p>
          </table:table-cell>
          <table:table-cell table:style-name="ce577" table:formula="of:=SUM([.K3]*[.H3])" office:value-type="float" office:value="1" calcext:value-type="float">
            <text:p>$1.00</text:p>
          </table:table-cell>
          <table:table-cell table:style-name="ce500"/>
          <table:table-cell table:style-name="ce736" table:formula="of:=[.J3]*[.K3]" office:value-type="currency" office:currency="USD" office:value="250" calcext:value-type="currency">
            <text:p>$25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198</text:p>
          </table:table-cell>
          <table:table-cell table:style-name="ce500" office:value-type="string" calcext:value-type="string">
            <text:p>javelin_flex_plate_v1.2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4]" office:value-type="float" office:value="250" calcext:value-type="float">
            <text:p>250</text:p>
          </table:table-cell>
          <table:table-cell table:style-name="ce708" office:value-type="currency" office:currency="USD" office:value="1" calcext:value-type="currency">
            <text:p>$1.00</text:p>
          </table:table-cell>
          <table:table-cell table:style-name="ce577" table:formula="of:=SUM([.K4]*[.H4])" office:value-type="float" office:value="1" calcext:value-type="float">
            <text:p>$1.00</text:p>
          </table:table-cell>
          <table:table-cell table:style-name="ce500"/>
          <table:table-cell table:style-name="ce736" table:formula="of:=[.J4]*[.K4]" office:value-type="currency" office:currency="USD" office:value="250" calcext:value-type="currency">
            <text:p>$25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199</text:p>
          </table:table-cell>
          <table:table-cell table:style-name="ce500" office:value-type="string" calcext:value-type="string">
            <text:p>40mm_fan_duct__for_dual_v0.3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5]" office:value-type="float" office:value="500" calcext:value-type="float">
            <text:p>500</text:p>
          </table:table-cell>
          <table:table-cell table:style-name="ce708" office:value-type="currency" office:currency="USD" office:value="1" calcext:value-type="currency">
            <text:p>$1.00</text:p>
          </table:table-cell>
          <table:table-cell table:style-name="ce577" table:formula="of:=SUM([.K5]*[.H5])" office:value-type="float" office:value="2" calcext:value-type="float">
            <text:p>$2.00</text:p>
          </table:table-cell>
          <table:table-cell table:style-name="ce500"/>
          <table:table-cell table:style-name="ce736" table:formula="of:=[.J5]*[.K5]" office:value-type="currency" office:currency="USD" office:value="500" calcext:value-type="currency">
            <text:p>$50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3" office:value-type="string" calcext:value-type="string">
            <text:p>PP-GP0186</text:p>
          </table:table-cell>
          <table:table-cell table:style-name="ce644" office:value-type="string" calcext:value-type="string">
            <text:p>Wade extruder body for Hex nozzle v1.0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6]" office:value-type="float" office:value="500" calcext:value-type="float">
            <text:p>500</text:p>
          </table:table-cell>
          <table:table-cell table:style-name="ce709" office:value-type="currency" office:currency="USD" office:value="3.79" calcext:value-type="currency">
            <text:p>$3.790</text:p>
          </table:table-cell>
          <table:table-cell table:style-name="ce577" table:formula="of:=SUM([.K6]*[.H6])" office:value-type="float" office:value="7.58" calcext:value-type="float">
            <text:p>$7.58</text:p>
          </table:table-cell>
          <table:table-cell table:style-name="ce500"/>
          <table:table-cell table:style-name="ce736" table:formula="of:=[.J6]*[.K6]" office:value-type="currency" office:currency="USD" office:value="1895" calcext:value-type="currency">
            <text:p>$1,895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193</text:p>
          </table:table-cell>
          <table:table-cell table:style-name="ce644" office:value-type="string" calcext:value-type="string">
            <text:p>Wade Reloaded Idler Block v1.4, Taz &amp; Mini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7]" office:value-type="float" office:value="500" calcext:value-type="float">
            <text:p>500</text:p>
          </table:table-cell>
          <table:table-cell table:style-name="ce709" office:value-type="currency" office:currency="USD" office:value="0.9" calcext:value-type="currency">
            <text:p>$0.900</text:p>
          </table:table-cell>
          <table:table-cell table:style-name="ce577" table:formula="of:=SUM([.K7]*[.H7])" office:value-type="float" office:value="1.8" calcext:value-type="float">
            <text:p>$1.80</text:p>
          </table:table-cell>
          <table:table-cell table:style-name="ce500"/>
          <table:table-cell table:style-name="ce736" table:formula="of:=[.J7]*[.K7]" office:value-type="currency" office:currency="USD" office:value="450" calcext:value-type="currency">
            <text:p>$45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191</text:p>
          </table:table-cell>
          <table:table-cell table:style-name="ce644" office:value-type="string" calcext:value-type="string">
            <text:p>Herringbone Large Gear v1.3, Lulzbot green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8]" office:value-type="float" office:value="500" calcext:value-type="float">
            <text:p>500</text:p>
          </table:table-cell>
          <table:table-cell table:style-name="ce709" office:value-type="currency" office:currency="USD" office:value="2.23" calcext:value-type="currency">
            <text:p>$2.230</text:p>
          </table:table-cell>
          <table:table-cell table:style-name="ce577" table:formula="of:=SUM([.K8]*[.H8])" office:value-type="float" office:value="4.46" calcext:value-type="float">
            <text:p>$4.46</text:p>
          </table:table-cell>
          <table:table-cell table:style-name="ce500"/>
          <table:table-cell table:style-name="ce736" table:formula="of:=[.J8]*[.K8]" office:value-type="currency" office:currency="USD" office:value="1115" calcext:value-type="currency">
            <text:p>$1,115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091</text:p>
          </table:table-cell>
          <table:table-cell table:style-name="ce644" office:value-type="string" calcext:value-type="string">
            <text:p>extruder_latch_v2.0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9]" office:value-type="float" office:value="500" calcext:value-type="float">
            <text:p>500</text:p>
          </table:table-cell>
          <table:table-cell table:style-name="ce709" office:value-type="currency" office:currency="USD" office:value="0.26" calcext:value-type="currency">
            <text:p>$0.260</text:p>
          </table:table-cell>
          <table:table-cell table:style-name="ce577" table:formula="of:=SUM([.K9]*[.H9])" office:value-type="float" office:value="0.52" calcext:value-type="float">
            <text:p>$0.52</text:p>
          </table:table-cell>
          <table:table-cell table:style-name="ce500"/>
          <table:table-cell table:style-name="ce736" table:formula="of:=[.J9]*[.K9]" office:value-type="currency" office:currency="USD" office:value="130" calcext:value-type="currency">
            <text:p>$13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192</text:p>
          </table:table-cell>
          <table:table-cell table:style-name="ce644" office:value-type="string" calcext:value-type="string">
            <text:p>Herringbone Small Gear v1.1, Lulzbot green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0]" office:value-type="float" office:value="500" calcext:value-type="float">
            <text:p>500</text:p>
          </table:table-cell>
          <table:table-cell table:style-name="ce709" office:value-type="currency" office:currency="USD" office:value="0.29" calcext:value-type="currency">
            <text:p>$0.290</text:p>
          </table:table-cell>
          <table:table-cell table:style-name="ce577" table:formula="of:=SUM([.K10]*[.H10])" office:value-type="float" office:value="0.58" calcext:value-type="float">
            <text:p>$0.58</text:p>
          </table:table-cell>
          <table:table-cell table:style-name="ce500"/>
          <table:table-cell table:style-name="ce736" table:formula="of:=[.J10]*[.K10]" office:value-type="currency" office:currency="USD" office:value="145" calcext:value-type="currency">
            <text:p>$145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060</text:p>
          </table:table-cell>
          <table:table-cell table:style-name="ce644" office:value-type="string" calcext:value-type="string">
            <text:p>Wade Reloaded Bearing Washer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1]" office:value-type="float" office:value="500" calcext:value-type="float">
            <text:p>500</text:p>
          </table:table-cell>
          <table:table-cell table:style-name="ce709" office:value-type="currency" office:currency="USD" office:value="0.02" calcext:value-type="currency">
            <text:p>$0.020</text:p>
          </table:table-cell>
          <table:table-cell table:style-name="ce577" table:formula="of:=SUM([.K11]*[.H11])" office:value-type="float" office:value="0.04" calcext:value-type="float">
            <text:p>$0.04</text:p>
          </table:table-cell>
          <table:table-cell table:style-name="ce500"/>
          <table:table-cell table:style-name="ce736" table:formula="of:=[.J11]*[.K11]" office:value-type="currency" office:currency="USD" office:value="10" calcext:value-type="currency">
            <text:p>$1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5" office:value-type="string" calcext:value-type="string">
            <text:p>PP-GP0109</text:p>
          </table:table-cell>
          <table:table-cell table:style-name="ce500" office:value-type="string" calcext:value-type="string">
            <text:p>Spool Arm, TAZ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2]" office:value-type="float" office:value="250" calcext:value-type="float">
            <text:p>250</text:p>
          </table:table-cell>
          <table:table-cell table:style-name="ce577" table:formula="of:=88.3*(51/2268)" office:value-type="float" office:value="1.98558201058201" calcext:value-type="float">
            <text:p>$1.99</text:p>
          </table:table-cell>
          <table:table-cell table:style-name="ce577" table:formula="of:=SUM([.K12]*[.H12])" office:value-type="float" office:value="1.98558201058201" calcext:value-type="float">
            <text:p>$1.99</text:p>
          </table:table-cell>
          <table:table-cell table:style-name="ce500"/>
          <table:table-cell table:style-name="ce736" table:formula="of:=[.J12]*[.K12]" office:value-type="currency" office:currency="USD" office:value="496.395502645503" calcext:value-type="currency">
            <text:p>$496.4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074</text:p>
          </table:table-cell>
          <table:table-cell table:style-name="ce500" office:value-type="string" calcext:value-type="string">
            <text:p>feed_tube spinner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3]" office:value-type="float" office:value="250" calcext:value-type="float">
            <text:p>250</text:p>
          </table:table-cell>
          <table:table-cell table:style-name="ce577" table:formula="of:=3.032*(51/2268)" office:value-type="float" office:value="0.0681798941798942" calcext:value-type="float">
            <text:p>$0.07</text:p>
          </table:table-cell>
          <table:table-cell table:style-name="ce577" table:formula="of:=SUM([.K13]*[.H13])" office:value-type="float" office:value="0.0681798941798942" calcext:value-type="float">
            <text:p>$0.07</text:p>
          </table:table-cell>
          <table:table-cell table:style-name="ce500"/>
          <table:table-cell table:style-name="ce736" table:formula="of:=[.J13]*[.K13]" office:value-type="currency" office:currency="USD" office:value="17.0449735449735" calcext:value-type="currency">
            <text:p>$17.04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MS0031</text:p>
          </table:table-cell>
          <table:table-cell table:style-name="ce500" office:value-type="string" calcext:value-type="string">
            <text:p>Thumb Screw Knob for M4 SHCS, Black</text:p>
          </table:table-cell>
          <table:table-cell table:style-name="ce500" table:number-columns-repeated="2"/>
          <table:table-cell table:style-name="ce500" office:value-type="string" calcext:value-type="string">
            <text:p>Fastenal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4]" office:value-type="float" office:value="1000" calcext:value-type="float">
            <text:p>1000</text:p>
          </table:table-cell>
          <table:table-cell table:style-name="ce577" office:value-type="float" office:value="0.0952" calcext:value-type="float">
            <text:p>$0.10</text:p>
          </table:table-cell>
          <table:table-cell table:style-name="ce577" table:formula="of:=SUM([.K14]*[.H14])" office:value-type="float" office:value="0.3808" calcext:value-type="float">
            <text:p>$0.38</text:p>
          </table:table-cell>
          <table:table-cell table:style-name="ce500"/>
          <table:table-cell table:style-name="ce736" table:formula="of:=[.J14]*[.K14]" office:value-type="currency" office:currency="USD" office:value="95.2" calcext:value-type="currency">
            <text:p>$95.20</text:p>
          </table:table-cell>
          <table:table-cell table:style-name="ce589" office:value-type="string" calcext:value-type="string">
            <text:p>PO12205</text:p>
          </table:table-cell>
          <table:table-cell table:style-name="ce601" office:value-type="date" office:date-value="2016-02-25" calcext:value-type="date">
            <text:p>02/25/16</text:p>
          </table:table-cell>
          <table:table-cell table:style-name="ce601" office:value-type="date" office:date-value="2016-03-18" calcext:value-type="date">
            <text:p>03/18/16</text:p>
          </table:table-cell>
          <table:table-cell table:style-name="ce601" office:value-type="string" calcext:value-type="string">
            <text:p>Non-std PO w/Fastenal</text:p>
          </table:table-cell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75A062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52</text:p>
          </table:table-cell>
          <table:table-cell table:style-name="ce500" office:value-type="string" calcext:value-type="string">
            <text:p>M4 x 55 Bolt, S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string" calcext:value-type="string">
            <text:p>ZT2530055PF0000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5]" office:value-type="float" office:value="1000" calcext:value-type="float">
            <text:p>1000</text:p>
          </table:table-cell>
          <table:table-cell table:style-name="ce708" office:value-type="currency" office:currency="USD" office:value="0.0782" calcext:value-type="currency">
            <text:p>$0.08</text:p>
          </table:table-cell>
          <table:table-cell table:style-name="ce577" table:formula="of:=SUM([.K15]*[.H15])" office:value-type="float" office:value="0.3128" calcext:value-type="float">
            <text:p>$0.31</text:p>
          </table:table-cell>
          <table:table-cell table:style-name="ce500"/>
          <table:table-cell table:style-name="ce736" table:formula="of:=[.J15]*[.K15]" office:value-type="currency" office:currency="USD" office:value="78.2" calcext:value-type="currency">
            <text:p>$78.2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87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04</text:p>
          </table:table-cell>
          <table:table-cell table:style-name="ce500" office:value-type="string" calcext:value-type="string">
            <text:p>M3 Nut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302" calcext:value-type="float">
            <text:p>40302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6]" office:value-type="float" office:value="1000" calcext:value-type="float">
            <text:p>1000</text:p>
          </table:table-cell>
          <table:table-cell table:style-name="ce577" office:value-type="float" office:value="0.0055" calcext:value-type="float">
            <text:p>$0.01</text:p>
          </table:table-cell>
          <table:table-cell table:style-name="ce577" table:formula="of:=SUM([.K16]*[.H16])" office:value-type="float" office:value="0.022" calcext:value-type="float">
            <text:p>$0.02</text:p>
          </table:table-cell>
          <table:table-cell table:style-name="ce500"/>
          <table:table-cell table:style-name="ce736" table:formula="of:=[.J16]*[.K16]" office:value-type="currency" office:currency="USD" office:value="5.5" calcext:value-type="currency">
            <text:p>$5.5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21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12</text:p>
          </table:table-cell>
          <table:table-cell table:style-name="ce500" office:value-type="string" calcext:value-type="string">
            <text:p>M3 Set Screw (Grub Screw)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818" calcext:value-type="float">
            <text:p>40818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7]" office:value-type="float" office:value="500" calcext:value-type="float">
            <text:p>500</text:p>
          </table:table-cell>
          <table:table-cell table:style-name="ce577" office:value-type="float" office:value="0.018" calcext:value-type="float">
            <text:p>$0.02</text:p>
          </table:table-cell>
          <table:table-cell table:style-name="ce577" table:formula="of:=SUM([.K17]*[.H17])" office:value-type="float" office:value="0.036" calcext:value-type="float">
            <text:p>$0.04</text:p>
          </table:table-cell>
          <table:table-cell table:style-name="ce500"/>
          <table:table-cell table:style-name="ce736" table:formula="of:=[.J17]*[.K17]" office:value-type="currency" office:currency="USD" office:value="9" calcext:value-type="currency">
            <text:p>$9.0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390A100</text:p>
          </table:table-cell>
          <table:table-cell table:style-name="ce500" table:number-columns-repeated="1003"/>
          <table:table-cell/>
        </table:table-row>
        <table:table-row table:style-name="ro5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MS0030</text:p>
          </table:table-cell>
          <table:table-cell table:style-name="ce500" office:value-type="string" calcext:value-type="string">
            <text:p>M3-.5 3.8mm Heatset Insert</text:p>
          </table:table-cell>
          <table:table-cell table:style-name="ce500" table:number-columns-repeated="2"/>
          <table:table-cell table:style-name="ce670" office:value-type="string" calcext:value-type="string">
            <text:p>CEH</text:p>
          </table:table-cell>
          <table:table-cell table:style-name="ce679" office:value-type="float" office:value="11125995" calcext:value-type="float">
            <text:p>11125995</text:p>
          </table:table-cell>
          <table:table-cell table:style-name="ce697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8]" office:value-type="float" office:value="1000" calcext:value-type="float">
            <text:p>1000</text:p>
          </table:table-cell>
          <table:table-cell table:style-name="ce577" office:value-type="float" office:value="0.036" calcext:value-type="float">
            <text:p>$0.04</text:p>
          </table:table-cell>
          <table:table-cell table:style-name="ce577" table:formula="of:=SUM([.K18]*[.H18])" office:value-type="float" office:value="0.144" calcext:value-type="float">
            <text:p>$0.14</text:p>
          </table:table-cell>
          <table:table-cell table:style-name="ce500"/>
          <table:table-cell table:style-name="ce736" table:formula="of:=[.J18]*[.K18]" office:value-type="currency" office:currency="USD" office:value="36" calcext:value-type="currency">
            <text:p>$36.0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Carr</text:p>
          </table:table-cell>
          <table:table-cell table:style-name="ce500" office:value-type="string" calcext:value-type="string">
            <text:p>94180A331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39</text:p>
          </table:table-cell>
          <table:table-cell table:style-name="ce500" office:value-type="string" calcext:value-type="string">
            <text:p>M3 x 12 Bolt, S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38525" calcext:value-type="float">
            <text:p>1138525</text:p>
          </table:table-cell>
          <table:table-cell table:style-name="ce696" office:value-type="float" office:value="6" calcext:value-type="float">
            <text:p>6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9]" office:value-type="float" office:value="1500" calcext:value-type="float">
            <text:p>1500</text:p>
          </table:table-cell>
          <table:table-cell table:style-name="ce577" office:value-type="float" office:value="0.0116" calcext:value-type="float">
            <text:p>$0.01</text:p>
          </table:table-cell>
          <table:table-cell table:style-name="ce577" table:formula="of:=SUM([.K19]*[.H19])" office:value-type="float" office:value="0.0696" calcext:value-type="float">
            <text:p>$0.07</text:p>
          </table:table-cell>
          <table:table-cell table:style-name="ce500"/>
          <table:table-cell table:style-name="ce736" table:formula="of:=[.J19]*[.K19]" office:value-type="currency" office:currency="USD" office:value="17.4" calcext:value-type="currency">
            <text:p>$17.4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17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135</text:p>
          </table:table-cell>
          <table:table-cell table:style-name="ce500" office:value-type="string" calcext:value-type="string">
            <text:p>M3 x 25 Bolt, F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929" calcext:value-type="float">
            <text:p>40929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0]" office:value-type="float" office:value="500" calcext:value-type="float">
            <text:p>500</text:p>
          </table:table-cell>
          <table:table-cell table:style-name="ce577" office:value-type="float" office:value="0.0325" calcext:value-type="float">
            <text:p>$0.03</text:p>
          </table:table-cell>
          <table:table-cell table:style-name="ce577" table:formula="of:=SUM([.K20]*[.H20])" office:value-type="float" office:value="0.065" calcext:value-type="float">
            <text:p>$0.07</text:p>
          </table:table-cell>
          <table:table-cell table:style-name="ce500"/>
          <table:table-cell table:style-name="ce736" table:formula="of:=[.J20]*[.K20]" office:value-type="currency" office:currency="USD" office:value="16.25" calcext:value-type="currency">
            <text:p>$16.25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645" office:value-type="string" calcext:value-type="string">
            <text:p>HD-BT0041</text:p>
          </table:table-cell>
          <table:table-cell table:style-name="ce500" office:value-type="string" calcext:value-type="string">
            <text:p>M3 x 25 Bolt, S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929" calcext:value-type="float">
            <text:p>40929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1]" office:value-type="float" office:value="1000" calcext:value-type="float">
            <text:p>1000</text:p>
          </table:table-cell>
          <table:table-cell table:style-name="ce708" office:value-type="currency" office:currency="USD" office:value="0.0283" calcext:value-type="currency">
            <text:p>$0.03</text:p>
          </table:table-cell>
          <table:table-cell table:style-name="ce577" table:formula="of:=SUM([.K21]*[.H21])" office:value-type="float" office:value="0.1132" calcext:value-type="float">
            <text:p>$0.11</text:p>
          </table:table-cell>
          <table:table-cell table:style-name="ce500"/>
          <table:table-cell table:style-name="ce736" table:formula="of:=[.J21]*[.K21]" office:value-type="currency" office:currency="USD" office:value="28.3" calcext:value-type="currency">
            <text:p>$28.3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25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1</text:p>
          </table:table-cell>
          <table:table-cell table:style-name="ce500" office:value-type="string" calcext:value-type="string">
            <text:p>M3 Washer, Steel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352" calcext:value-type="float">
            <text:p>40352</text:p>
          </table:table-cell>
          <table:table-cell table:style-name="ce696" office:value-type="float" office:value="14" calcext:value-type="float">
            <text:p>1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2]" office:value-type="float" office:value="3500" calcext:value-type="float">
            <text:p>3500</text:p>
          </table:table-cell>
          <table:table-cell table:style-name="ce577" office:value-type="float" office:value="0.0016" calcext:value-type="float">
            <text:p>$0.00</text:p>
          </table:table-cell>
          <table:table-cell table:style-name="ce577" table:formula="of:=SUM([.K22]*[.H22])" office:value-type="float" office:value="0.0224" calcext:value-type="float">
            <text:p>$0.02</text:p>
          </table:table-cell>
          <table:table-cell table:style-name="ce500"/>
          <table:table-cell table:style-name="ce736" table:formula="of:=[.J22]*[.K22]" office:value-type="currency" office:currency="USD" office:value="5.6" calcext:value-type="currency">
            <text:p>$5.6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10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634" office:value-type="string" calcext:value-type="string">
            <text:p>Hardware</text:p>
          </table:table-cell>
          <table:table-cell table:style-name="ce634" office:value-type="string" calcext:value-type="string">
            <text:p>HD-BT0046</text:p>
          </table:table-cell>
          <table:table-cell table:style-name="ce634" office:value-type="string" calcext:value-type="string">
            <text:p>M4 x 16 Bolt, SHCS Black-Oxide</text:p>
          </table:table-cell>
          <table:table-cell table:style-name="ce634" table:number-columns-repeated="2"/>
          <table:table-cell table:style-name="ce671" office:value-type="string" calcext:value-type="string">
            <text:p>Mcmaster</text:p>
          </table:table-cell>
          <table:table-cell table:style-name="ce680"/>
          <table:table-cell table:style-name="ce698" office:value-type="float" office:value="4" calcext:value-type="float">
            <text:p>4</text:p>
          </table:table-cell>
          <table:table-cell table:style-name="ce671" office:value-type="string" calcext:value-type="string">
            <text:p>ea</text:p>
          </table:table-cell>
          <table:table-cell table:style-name="ce634" table:formula="of:=[.G$1]*[.H23]" office:value-type="float" office:value="1000" calcext:value-type="float">
            <text:p>1000</text:p>
          </table:table-cell>
          <table:table-cell table:style-name="ce710" office:value-type="currency" office:currency="USD" office:value="0.0921" calcext:value-type="currency">
            <text:p>$0.09</text:p>
          </table:table-cell>
          <table:table-cell table:style-name="ce715" table:formula="of:=SUM([.K23]*[.H23])" office:value-type="float" office:value="0.3684" calcext:value-type="float">
            <text:p>$0.37</text:p>
          </table:table-cell>
          <table:table-cell table:style-name="ce634"/>
          <table:table-cell table:style-name="ce737" table:formula="of:=[.J23]*[.K23]" office:value-type="currency" office:currency="USD" office:value="92.1" calcext:value-type="currency">
            <text:p>$92.10</text:p>
          </table:table-cell>
          <table:table-cell table:style-name="ce589"/>
          <table:table-cell table:style-name="ce601"/>
          <table:table-cell table:style-name="ce589" table:number-columns-repeated="2"/>
          <table:table-cell table:style-name="ce634"/>
          <table:table-cell table:style-name="ce634" office:value-type="string" calcext:value-type="string">
            <text:p>delivered</text:p>
          </table:table-cell>
          <table:table-cell table:style-name="ce634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5</text:p>
          </table:table-cell>
          <table:table-cell table:style-name="ce500" office:value-type="string" calcext:value-type="string">
            <text:p>M4 Washer</text:p>
          </table:table-cell>
          <table:table-cell table:style-name="ce500"/>
          <table:table-cell table:style-name="ce500" office:value-type="string" calcext:value-type="string">
            <text:p><text:s/></text:p>
          </table:table-cell>
          <table:table-cell table:style-name="ce670" office:value-type="string" calcext:value-type="string">
            <text:p>Fastenal</text:p>
          </table:table-cell>
          <table:table-cell table:style-name="ce679" office:value-type="float" office:value="40353" calcext:value-type="float">
            <text:p>40353</text:p>
          </table:table-cell>
          <table:table-cell table:style-name="ce696" office:value-type="float" office:value="8" calcext:value-type="float">
            <text:p>8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4]" office:value-type="float" office:value="2000" calcext:value-type="float">
            <text:p>2000</text:p>
          </table:table-cell>
          <table:table-cell table:style-name="ce708" office:value-type="currency" office:currency="USD" office:value="0.0027" calcext:value-type="currency">
            <text:p>$0.00</text:p>
          </table:table-cell>
          <table:table-cell table:style-name="ce577" table:formula="of:=SUM([.K24]*[.H24])" office:value-type="float" office:value="0.0216" calcext:value-type="float">
            <text:p>$0.02</text:p>
          </table:table-cell>
          <table:table-cell table:style-name="ce500"/>
          <table:table-cell table:style-name="ce736" table:formula="of:=[.J24]*[.K24]" office:value-type="currency" office:currency="USD" office:value="5.4" calcext:value-type="currency">
            <text:p>$5.4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30 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11</text:p>
          </table:table-cell>
          <table:table-cell table:style-name="ce500" office:value-type="string" calcext:value-type="string">
            <text:p>M4 Nut,Zinc-Plated Steel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303" calcext:value-type="float">
            <text:p>40303</text:p>
          </table:table-cell>
          <table:table-cell table:style-name="ce696" office:value-type="float" office:value="8" calcext:value-type="float">
            <text:p>8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5]" office:value-type="float" office:value="2000" calcext:value-type="float">
            <text:p>2000</text:p>
          </table:table-cell>
          <table:table-cell table:style-name="ce708" office:value-type="currency" office:currency="USD" office:value="0.0046" calcext:value-type="currency">
            <text:p>$0.00</text:p>
          </table:table-cell>
          <table:table-cell table:style-name="ce577" table:formula="of:=SUM([.K25]*[.H25])" office:value-type="float" office:value="0.0368" calcext:value-type="float">
            <text:p>$0.04</text:p>
          </table:table-cell>
          <table:table-cell table:style-name="ce500"/>
          <table:table-cell table:style-name="ce736" table:formula="of:=[.J25]*[.K25]" office:value-type="currency" office:currency="USD" office:value="9.2" calcext:value-type="currency">
            <text:p>$9.2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41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BT0108</text:p>
          </table:table-cell>
          <table:table-cell table:style-name="ce503" office:value-type="string" calcext:value-type="string">
            <text:p>Hobbed, M8 x 50 Bolt, 26mm offset</text:p>
          </table:table-cell>
          <table:table-cell table:style-name="ce503" table:number-columns-repeated="2"/>
          <table:table-cell table:style-name="ce672" office:value-type="string" calcext:value-type="string">
            <text:p>Quattro</text:p>
          </table:table-cell>
          <table:table-cell table:style-name="ce672"/>
          <table:table-cell table:style-name="ce699" office:value-type="float" office:value="2" calcext:value-type="float">
            <text:p>2</text:p>
          </table:table-cell>
          <table:table-cell table:style-name="ce672" office:value-type="string" calcext:value-type="string">
            <text:p>ea</text:p>
          </table:table-cell>
          <table:table-cell table:style-name="ce500" table:formula="of:=[.G$1]*[.H26]" office:value-type="float" office:value="500" calcext:value-type="float">
            <text:p>500</text:p>
          </table:table-cell>
          <table:table-cell table:style-name="ce580" office:value-type="float" office:value="4.99" calcext:value-type="float">
            <text:p>$4.99</text:p>
          </table:table-cell>
          <table:table-cell table:style-name="ce577" table:formula="of:=SUM([.K26]*[.H26])" office:value-type="float" office:value="9.98" calcext:value-type="float">
            <text:p>$9.98</text:p>
          </table:table-cell>
          <table:table-cell table:style-name="ce503"/>
          <table:table-cell table:style-name="ce736" table:formula="of:=[.J26]*[.K26]" office:value-type="currency" office:currency="USD" office:value="2495" calcext:value-type="currency">
            <text:p>$2,495.00</text:p>
          </table:table-cell>
          <table:table-cell table:style-name="ce592"/>
          <table:table-cell table:style-name="ce601"/>
          <table:table-cell table:style-name="ce606" table:number-columns-repeated="2"/>
          <table:table-cell table:style-name="ce503" office:value-type="string" calcext:value-type="string">
            <text:p>Scheduled delivery of 1,000 per month</text:p>
          </table:table-cell>
          <table:table-cell table:style-name="ce503" table:number-columns-repeated="1004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02</text:p>
          </table:table-cell>
          <table:table-cell table:style-name="ce500" office:value-type="string" calcext:value-type="string">
            <text:p>M8 Nyloc Nut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 office:value-type="float" office:value="40163" calcext:value-type="float">
            <text:p>40163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7]" office:value-type="float" office:value="500" calcext:value-type="float">
            <text:p>500</text:p>
          </table:table-cell>
          <table:table-cell table:style-name="ce708" office:value-type="currency" office:currency="USD" office:value="0.0321" calcext:value-type="currency">
            <text:p>$0.03</text:p>
          </table:table-cell>
          <table:table-cell table:style-name="ce577" table:formula="of:=SUM([.K27]*[.H27])" office:value-type="float" office:value="0.0642" calcext:value-type="float">
            <text:p>$0.06</text:p>
          </table:table-cell>
          <table:table-cell table:style-name="ce500"/>
          <table:table-cell table:style-name="ce736" table:formula="of:=[.J27]*[.K27]" office:value-type="currency" office:currency="USD" office:value="16.05" calcext:value-type="currency">
            <text:p>$16.05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76A117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WA0008</text:p>
          </table:table-cell>
          <table:table-cell table:style-name="ce503" office:value-type="string" calcext:value-type="string">
            <text:p>M8 shim washer - .5mm</text:p>
          </table:table-cell>
          <table:table-cell table:style-name="ce503" table:number-columns-repeated="2"/>
          <table:table-cell table:style-name="ce670" office:value-type="string" calcext:value-type="string">
            <text:p>Fastenal</text:p>
          </table:table-cell>
          <table:table-cell table:style-name="ce682"/>
          <table:table-cell table:style-name="ce699" office:value-type="float" office:value="2" calcext:value-type="float">
            <text:p>2</text:p>
          </table:table-cell>
          <table:table-cell table:style-name="ce672" office:value-type="string" calcext:value-type="string">
            <text:p>ea</text:p>
          </table:table-cell>
          <table:table-cell table:style-name="ce500" table:formula="of:=[.G$1]*[.H28]" office:value-type="float" office:value="500" calcext:value-type="float">
            <text:p>500</text:p>
          </table:table-cell>
          <table:table-cell table:style-name="ce711" office:value-type="currency" office:currency="USD" office:value="0.0518" calcext:value-type="currency">
            <text:p>$0.05</text:p>
          </table:table-cell>
          <table:table-cell table:style-name="ce577" table:formula="of:=SUM([.K28]*[.H28])" office:value-type="float" office:value="0.1036" calcext:value-type="float">
            <text:p>$0.10</text:p>
          </table:table-cell>
          <table:table-cell table:style-name="ce503"/>
          <table:table-cell table:style-name="ce736" table:formula="of:=[.J28]*[.K28]" office:value-type="currency" office:currency="USD" office:value="25.9" calcext:value-type="currency">
            <text:p>$25.90</text:p>
          </table:table-cell>
          <table:table-cell table:style-name="ce589"/>
          <table:table-cell table:style-name="ce601" table:number-columns-repeated="3"/>
          <table:table-cell table:style-name="ce503" office:value-type="string" calcext:value-type="string">
            <text:p>2800 delivered 1200 on 8/12</text:p>
          </table:table-cell>
          <table:table-cell table:style-name="ce503" office:value-type="string" calcext:value-type="string">
            <text:p>91166A270</text:p>
          </table:table-cell>
          <table:table-cell table:style-name="ce503" table:number-columns-repeated="1003"/>
          <table:table-cell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WA0009</text:p>
          </table:table-cell>
          <table:table-cell table:style-name="ce503" office:value-type="string" calcext:value-type="string">
            <text:p>M8 shim washer – 1.0mm</text:p>
          </table:table-cell>
          <table:table-cell table:style-name="ce503" table:number-columns-repeated="2"/>
          <table:table-cell table:style-name="ce672" office:value-type="string" calcext:value-type="string">
            <text:p>Fastenal</text:p>
          </table:table-cell>
          <table:table-cell table:style-name="ce682"/>
          <table:table-cell table:style-name="ce699" office:value-type="float" office:value="2" calcext:value-type="float">
            <text:p>2</text:p>
          </table:table-cell>
          <table:table-cell table:style-name="ce672" office:value-type="string" calcext:value-type="string">
            <text:p>ea</text:p>
          </table:table-cell>
          <table:table-cell table:style-name="ce500" table:formula="of:=[.G$1]*[.H29]" office:value-type="float" office:value="500" calcext:value-type="float">
            <text:p>500</text:p>
          </table:table-cell>
          <table:table-cell table:style-name="ce711" office:value-type="currency" office:currency="USD" office:value="0.0518" calcext:value-type="currency">
            <text:p>$0.05</text:p>
          </table:table-cell>
          <table:table-cell table:style-name="ce577" table:formula="of:=SUM([.K29]*[.H29])" office:value-type="float" office:value="0.1036" calcext:value-type="float">
            <text:p>$0.10</text:p>
          </table:table-cell>
          <table:table-cell table:style-name="ce503"/>
          <table:table-cell table:style-name="ce736" table:formula="of:=[.J29]*[.K29]" office:value-type="currency" office:currency="USD" office:value="25.9" calcext:value-type="currency">
            <text:p>$25.90</text:p>
          </table:table-cell>
          <table:table-cell table:style-name="ce589"/>
          <table:table-cell table:style-name="ce601" table:number-columns-repeated="3"/>
          <table:table-cell table:style-name="ce503" office:value-type="string" calcext:value-type="string">
            <text:p>Confirmed 7/30 delivery</text:p>
          </table:table-cell>
          <table:table-cell table:style-name="ce503" office:value-type="string" calcext:value-type="string">
            <text:p>91166A270</text:p>
          </table:table-cell>
          <table:table-cell table:style-name="ce503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6</text:p>
          </table:table-cell>
          <table:table-cell table:style-name="ce500" office:value-type="string" calcext:value-type="string">
            <text:p>M8 Washer, Steel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/>
          <table:table-cell table:style-name="ce696" office:value-type="float" office:value="6" calcext:value-type="float">
            <text:p>6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0]" office:value-type="float" office:value="1500" calcext:value-type="float">
            <text:p>1500</text:p>
          </table:table-cell>
          <table:table-cell table:style-name="ce708" office:value-type="currency" office:currency="USD" office:value="0.0096" calcext:value-type="currency">
            <text:p>$0.01</text:p>
          </table:table-cell>
          <table:table-cell table:style-name="ce577" table:formula="of:=SUM([.K30]*[.H30])" office:value-type="float" office:value="0.0576" calcext:value-type="float">
            <text:p>$0.06</text:p>
          </table:table-cell>
          <table:table-cell table:style-name="ce500"/>
          <table:table-cell table:style-name="ce736" table:formula="of:=[.J30]*[.K30]" office:value-type="currency" office:currency="USD" office:value="14.4" calcext:value-type="currency">
            <text:p>$14.40</text:p>
          </table:table-cell>
          <table:table-cell table:style-name="ce589"/>
          <table:table-cell table:style-name="ce601" table:number-columns-repeated="3"/>
          <table:table-cell table:style-name="ce503" office:value-type="string" calcext:value-type="string">
            <text:p>Confirmed 7/30 delivery</text:p>
          </table:table-cell>
          <table:table-cell table:style-name="ce500" office:value-type="string" calcext:value-type="string">
            <text:p>91166A270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BT0104</text:p>
          </table:table-cell>
          <table:table-cell table:style-name="ce500" office:value-type="string" calcext:value-type="string">
            <text:p>M3 x 8 BHCS, Stainless</text:p>
          </table:table-cell>
          <table:table-cell table:style-name="ce500" table:number-columns-repeated="2"/>
          <table:table-cell table:style-name="ce673" office:value-type="string" calcext:value-type="string">
            <text:p>Fastenal</text:p>
          </table:table-cell>
          <table:table-cell table:style-name="ce679" office:value-type="string" calcext:value-type="string">
            <text:p>MB2510008A20000</text:p>
          </table:table-cell>
          <table:table-cell table:style-name="ce696" office:value-type="float" office:value="3" calcext:value-type="float">
            <text:p>3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1]" office:value-type="float" office:value="750" calcext:value-type="float">
            <text:p>750</text:p>
          </table:table-cell>
          <table:table-cell table:style-name="ce712" office:value-type="currency" office:currency="USD" office:value="0.0882" calcext:value-type="currency">
            <text:p>$0.088</text:p>
          </table:table-cell>
          <table:table-cell table:style-name="ce577" table:formula="of:=SUM([.K31]*[.H31])" office:value-type="float" office:value="0.2646" calcext:value-type="float">
            <text:p>$0.26</text:p>
          </table:table-cell>
          <table:table-cell table:style-name="ce500"/>
          <table:table-cell table:style-name="ce736" table:formula="of:=[.J31]*[.K31]" office:value-type="currency" office:currency="USD" office:value="66.15" calcext:value-type="currency">
            <text:p>$66.15</text:p>
          </table:table-cell>
          <table:table-cell table:style-name="ce546"/>
          <table:table-cell table:style-name="ce743" table:number-columns-repeated="3"/>
          <table:table-cell table:style-name="ce733" office:value-type="string" calcext:value-type="string">
            <text:p>PO08905 compatability add on </text:p>
          </table:table-cell>
          <table:table-cell table:style-name="ce500" table:number-columns-repeated="1004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119</text:p>
          </table:table-cell>
          <table:table-cell table:style-name="ce500" office:value-type="string" calcext:value-type="string">
            <text:p>M3 x 8 FHCS, black oxide</text:p>
          </table:table-cell>
          <table:table-cell table:style-name="ce500" table:number-columns-repeated="2"/>
          <table:table-cell table:style-name="ce670" office:value-type="string" calcext:value-type="string">
            <text:p>Mcmaster</text:p>
          </table:table-cell>
          <table:table-cell table:style-name="ce681" office:value-type="string" calcext:value-type="string">
            <text:p>91294A128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2]" office:value-type="float" office:value="1000" calcext:value-type="float">
            <text:p>1000</text:p>
          </table:table-cell>
          <table:table-cell table:style-name="ce710" office:value-type="currency" office:currency="USD" office:value="0.097" calcext:value-type="currency">
            <text:p>$0.10</text:p>
          </table:table-cell>
          <table:table-cell table:style-name="ce727" table:formula="of:=SUM([.K32]*[.H32])" office:value-type="float" office:value="0.388" calcext:value-type="float">
            <text:p>$0.39</text:p>
          </table:table-cell>
          <table:table-cell table:style-name="ce500"/>
          <table:table-cell table:style-name="ce736" table:formula="of:=[.J32]*[.K32]" office:value-type="currency" office:currency="USD" office:value="97" calcext:value-type="currency">
            <text:p>$97.00</text:p>
          </table:table-cell>
          <table:table-cell table:style-name="ce546"/>
          <table:table-cell table:style-name="ce744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07</text:p>
          </table:table-cell>
          <table:table-cell table:style-name="ce500" office:value-type="string" calcext:value-type="string">
            <text:p>M3 x 20 SCHS, black-oxide</text:p>
          </table:table-cell>
          <table:table-cell table:style-name="ce500" table:number-columns-repeated="2"/>
          <table:table-cell table:style-name="ce670" office:value-type="string" calcext:value-type="string">
            <text:p>Mcmaster</text:p>
          </table:table-cell>
          <table:table-cell table:style-name="ce681" office:value-type="string" calcext:value-type="string">
            <text:p>91290A123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3]" office:value-type="float" office:value="1000" calcext:value-type="float">
            <text:p>1000</text:p>
          </table:table-cell>
          <table:table-cell table:style-name="ce710" office:value-type="currency" office:currency="USD" office:value="0.097" calcext:value-type="currency">
            <text:p>$0.10</text:p>
          </table:table-cell>
          <table:table-cell table:style-name="ce727" table:formula="of:=SUM([.K33]*[.H33])" office:value-type="float" office:value="0.388" calcext:value-type="float">
            <text:p>$0.39</text:p>
          </table:table-cell>
          <table:table-cell table:style-name="ce500"/>
          <table:table-cell table:style-name="ce736" table:formula="of:=[.J33]*[.K33]" office:value-type="currency" office:currency="USD" office:value="97" calcext:value-type="currency">
            <text:p>$97.00</text:p>
          </table:table-cell>
          <table:table-cell table:style-name="ce546"/>
          <table:table-cell table:style-name="ce744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MS0230</text:p>
          </table:table-cell>
          <table:table-cell table:style-name="ce500" office:value-type="string" calcext:value-type="string">
            <text:p>M2 x 6mm SCHS,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34596" calcext:value-type="float">
            <text:p>134596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4]" office:value-type="float" office:value="500" calcext:value-type="float">
            <text:p>500</text:p>
          </table:table-cell>
          <table:table-cell table:style-name="ce708" office:value-type="currency" office:currency="USD" office:value="0.0282" calcext:value-type="currency">
            <text:p>$0.03</text:p>
          </table:table-cell>
          <table:table-cell table:style-name="ce577" table:formula="of:=SUM([.K34]*[.H34])" office:value-type="float" office:value="0.0564" calcext:value-type="float">
            <text:p>$0.06</text:p>
          </table:table-cell>
          <table:table-cell table:style-name="ce500"/>
          <table:table-cell table:style-name="ce736" table:formula="of:=[.J34]*[.K34]" office:value-type="currency" office:currency="USD" office:value="14.1" calcext:value-type="currency">
            <text:p>$14.10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16</text:p>
          </table:table-cell>
          <table:table-cell table:style-name="ce500" office:value-type="string" calcext:value-type="string">
            <text:p>M5 Nut, Steel, Zinc Plated, thin (jam nut)</text:p>
          </table:table-cell>
          <table:table-cell table:style-name="ce500" table:number-columns-repeated="2"/>
          <table:table-cell table:style-name="ce500" office:value-type="string" calcext:value-type="string">
            <text:p>Mcmaster</text:p>
          </table:table-cell>
          <table:table-cell table:style-name="ce500" office:value-type="string" calcext:value-type="string">
            <text:p>90695A037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5]" office:value-type="float" office:value="250" calcext:value-type="float">
            <text:p>250</text:p>
          </table:table-cell>
          <table:table-cell table:style-name="ce713" office:value-type="currency" office:currency="USD" office:value="0.027" calcext:value-type="currency">
            <text:p>$0.03</text:p>
          </table:table-cell>
          <table:table-cell table:style-name="ce727" table:formula="of:=SUM([.K35]*[.H35])" office:value-type="float" office:value="0.027" calcext:value-type="float">
            <text:p>$0.03</text:p>
          </table:table-cell>
          <table:table-cell table:style-name="ce500"/>
          <table:table-cell table:style-name="ce736" table:formula="of:=[.J35]*[.K35]" office:value-type="currency" office:currency="USD" office:value="6.75" calcext:value-type="currency">
            <text:p>$6.75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500" office:value-type="string" calcext:value-type="string">
            <text:p>HD-MS0282</text:p>
          </table:table-cell>
          <table:table-cell table:style-name="ce500" office:value-type="string" calcext:value-type="string">
            <text:p>608-2RS ABEC3/C3 Rubber Sealed Bearing – BLACK</text:p>
          </table:table-cell>
          <table:table-cell table:style-name="ce500" table:number-columns-repeated="2"/>
          <table:table-cell table:style-name="ce671" office:value-type="string" calcext:value-type="string">
            <text:p>JSB</text:p>
          </table:table-cell>
          <table:table-cell table:style-name="ce670"/>
          <table:table-cell table:style-name="ce696" office:value-type="float" office:value="6" calcext:value-type="float">
            <text:p>6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1]*[.H36]" office:value-type="float" office:value="1500" calcext:value-type="float">
            <text:p>1500</text:p>
          </table:table-cell>
          <table:table-cell table:style-name="ce577" office:value-type="float" office:value="0.42" calcext:value-type="float">
            <text:p>$0.42</text:p>
          </table:table-cell>
          <table:table-cell table:style-name="ce577" table:formula="of:=SUM([.K36]*[.H36])" office:value-type="float" office:value="2.52" calcext:value-type="float">
            <text:p>$2.52</text:p>
          </table:table-cell>
          <table:table-cell table:style-name="ce500"/>
          <table:table-cell table:style-name="ce736" table:formula="of:=[.J36]*[.K36]" office:value-type="currency" office:currency="USD" office:value="630" calcext:value-type="currency">
            <text:p>$630.00</text:p>
          </table:table-cell>
          <table:table-cell table:style-name="ce546" office:value-type="string" calcext:value-type="string">
            <text:p>PO12542</text:p>
          </table:table-cell>
          <table:table-cell table:style-name="ce743"/>
          <table:table-cell table:style-name="ce743" office:value-type="date" office:date-value="2016-03-31" calcext:value-type="date">
            <text:p>03/31/16</text:p>
          </table:table-cell>
          <table:table-cell table:style-name="ce743"/>
          <table:table-cell table:style-name="ce758" office:value-type="string" calcext:value-type="string">
            <text:p>confirmed</text:p>
          </table:table-cell>
          <table:table-cell table:style-name="ce500" table:number-columns-repeated="1004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MS0158</text:p>
          </table:table-cell>
          <table:table-cell table:style-name="ce653" office:value-type="string" calcext:value-type="string">
            <text:p>M5-.8 6.7mm Heatset Insert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125997" calcext:value-type="float">
            <text:p>11125997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7]" office:value-type="float" office:value="250" calcext:value-type="float">
            <text:p>250</text:p>
          </table:table-cell>
          <table:table-cell table:style-name="ce577" office:value-type="float" office:value="0.0919" calcext:value-type="float">
            <text:p>$0.09</text:p>
          </table:table-cell>
          <table:table-cell table:style-name="ce577" table:formula="of:=SUM([.K37]*[.H37])" office:value-type="float" office:value="0.0919" calcext:value-type="float">
            <text:p>$0.09</text:p>
          </table:table-cell>
          <table:table-cell table:style-name="ce500"/>
          <table:table-cell table:style-name="ce736" table:formula="of:=[.J37]*[.K37]" office:value-type="currency" office:currency="USD" office:value="22.975" calcext:value-type="currency">
            <text:p>$22.98</text:p>
          </table:table-cell>
          <table:table-cell table:style-name="ce546"/>
          <table:table-cell table:style-name="ce743"/>
          <table:table-cell table:style-name="ce546" table:number-columns-repeated="2"/>
          <table:table-cell table:style-name="ce500" office:value-type="string" calcext:value-type="string">
            <text:p>McMasterCarr</text:p>
          </table:table-cell>
          <table:table-cell table:style-name="ce500" office:value-type="string" calcext:value-type="string">
            <text:p>94180A363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BT0153</text:p>
          </table:table-cell>
          <table:table-cell table:style-name="ce653" office:value-type="string" calcext:value-type="string">
            <text:p>M5 X 20 SCHS, Stainless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 office:value-type="string" calcext:value-type="string">
            <text:p>92290A242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8]" office:value-type="float" office:value="250" calcext:value-type="float">
            <text:p>250</text:p>
          </table:table-cell>
          <table:table-cell table:style-name="ce577" office:value-type="float" office:value="0.0478" calcext:value-type="float">
            <text:p>$0.05</text:p>
          </table:table-cell>
          <table:table-cell table:style-name="ce577" table:formula="of:=SUM([.K38]*[.H38])" office:value-type="float" office:value="0.0478" calcext:value-type="float">
            <text:p>$0.05</text:p>
          </table:table-cell>
          <table:table-cell table:style-name="ce500"/>
          <table:table-cell table:style-name="ce736" table:formula="of:=[.J38]*[.K38]" office:value-type="currency" office:currency="USD" office:value="11.95" calcext:value-type="currency">
            <text:p>$11.95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BT0073</text:p>
          </table:table-cell>
          <table:table-cell table:style-name="ce653" office:value-type="string" calcext:value-type="string">
            <text:p>M5 x 10mm BHCS,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39905" calcext:value-type="float">
            <text:p>1139905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9]" office:value-type="float" office:value="250" calcext:value-type="float">
            <text:p>250</text:p>
          </table:table-cell>
          <table:table-cell table:style-name="ce577" office:value-type="float" office:value="0.0793" calcext:value-type="float">
            <text:p>$0.08</text:p>
          </table:table-cell>
          <table:table-cell table:style-name="ce577"/>
          <table:table-cell table:style-name="ce500"/>
          <table:table-cell table:style-name="ce736" table:formula="of:=[.J39]*[.K39]" office:value-type="currency" office:currency="USD" office:value="19.825" calcext:value-type="currency">
            <text:p>$19.83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15" office:value-type="string" calcext:value-type="string">
            <text:p>HD-BT0049</text:p>
          </table:table-cell>
          <table:table-cell table:style-name="ce515" office:value-type="string" calcext:value-type="string">
            <text:p>M5 x 14 Bolt, SHCS Black_Oxide</text:p>
          </table:table-cell>
          <table:table-cell table:style-name="ce515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39539" calcext:value-type="float">
            <text:p>1139539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0]" office:value-type="float" office:value="250" calcext:value-type="float">
            <text:p>250</text:p>
          </table:table-cell>
          <table:table-cell table:style-name="ce714" office:value-type="currency" office:currency="USD" office:value="0.0117" calcext:value-type="currency">
            <text:p>$0.01</text:p>
          </table:table-cell>
          <table:table-cell table:style-name="ce577" table:formula="of:=SUM([.K40]*[.H40])" office:value-type="float" office:value="0.0117" calcext:value-type="float">
            <text:p>$0.01</text:p>
          </table:table-cell>
          <table:table-cell table:style-name="ce515"/>
          <table:table-cell table:style-name="ce736" table:formula="of:=[.J40]*[.K40]" office:value-type="currency" office:currency="USD" office:value="2.925" calcext:value-type="currency">
            <text:p>$2.93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230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634" office:value-type="string" calcext:value-type="string">
            <text:p>Hardware</text:p>
          </table:table-cell>
          <table:table-cell table:style-name="ce634" office:value-type="string" calcext:value-type="string">
            <text:p>HD-MS0027</text:p>
          </table:table-cell>
          <table:table-cell table:style-name="ce634" office:value-type="string" calcext:value-type="string">
            <text:p>Spring, Extruder, 6mm OD, 0.8mm WD, 9.7mm FL</text:p>
          </table:table-cell>
          <table:table-cell table:style-name="ce634" table:number-columns-repeated="2"/>
          <table:table-cell table:style-name="ce671" office:value-type="string" calcext:value-type="string">
            <text:p>Associated Spring</text:p>
          </table:table-cell>
          <table:table-cell table:style-name="ce671" office:value-type="string" calcext:value-type="string">
            <text:p>C0240-032-0380-M</text:p>
          </table:table-cell>
          <table:table-cell table:style-name="ce698" office:value-type="float" office:value="4" calcext:value-type="float">
            <text:p>4</text:p>
          </table:table-cell>
          <table:table-cell table:style-name="ce671" office:value-type="string" calcext:value-type="string">
            <text:p>ea</text:p>
          </table:table-cell>
          <table:table-cell table:style-name="ce634" table:formula="of:=[.G$1]*[.H41]" office:value-type="float" office:value="1000" calcext:value-type="float">
            <text:p>1000</text:p>
          </table:table-cell>
          <table:table-cell table:style-name="ce715" office:value-type="float" office:value="0.22" calcext:value-type="float">
            <text:p>$0.22</text:p>
          </table:table-cell>
          <table:table-cell table:style-name="ce715" table:formula="of:=SUM([.K41]*[.H41])" office:value-type="float" office:value="0.88" calcext:value-type="float">
            <text:p>$0.88</text:p>
          </table:table-cell>
          <table:table-cell table:style-name="ce634"/>
          <table:table-cell table:style-name="ce737" table:formula="of:=[.J41]*[.K41]" office:value-type="currency" office:currency="USD" office:value="220" calcext:value-type="currency">
            <text:p>$220.00</text:p>
          </table:table-cell>
          <table:table-cell table:style-name="ce589" office:value-type="string" calcext:value-type="string">
            <text:p>PO12069</text:p>
          </table:table-cell>
          <table:table-cell table:style-name="ce601"/>
          <table:table-cell table:style-name="ce601" office:value-type="date" office:date-value="2016-02-22" calcext:value-type="date">
            <text:p>02/22/16</text:p>
          </table:table-cell>
          <table:table-cell table:style-name="ce601" office:value-type="string" calcext:value-type="string">
            <text:p>Ordered with Uara, brambling, longfin BOMs</text:p>
          </table:table-cell>
          <table:table-cell table:style-name="ce634" table:number-columns-repeated="1005"/>
          <table:table-cell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500" office:value-type="string" calcext:value-type="string">
            <text:p>HD-RD0004</text:p>
          </table:table-cell>
          <table:table-cell table:style-name="ce500" office:value-type="string" calcext:value-type="string">
            <text:p>8mm Smooth Rod x 18-19mm</text:p>
          </table:table-cell>
          <table:table-cell table:style-name="ce500" table:number-columns-repeated="2"/>
          <table:table-cell table:style-name="ce670" office:value-type="string" calcext:value-type="string">
            <text:p>MBK</text:p>
          </table:table-cell>
          <table:table-cell table:style-name="ce670"/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2]" office:value-type="float" office:value="500" calcext:value-type="float">
            <text:p>500</text:p>
          </table:table-cell>
          <table:table-cell table:style-name="ce577" office:value-type="float" office:value="5.1" calcext:value-type="float">
            <text:p>$5.10</text:p>
          </table:table-cell>
          <table:table-cell table:style-name="ce577" table:formula="of:=SUM([.K42]*[.H42])" office:value-type="float" office:value="10.2" calcext:value-type="float">
            <text:p>$10.20</text:p>
          </table:table-cell>
          <table:table-cell table:style-name="ce500"/>
          <table:table-cell table:style-name="ce736" table:formula="of:=[.J42]*[.K42]" office:value-type="currency" office:currency="USD" office:value="2550" calcext:value-type="currency">
            <text:p>$2,550.00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647" office:value-type="string" calcext:value-type="string">
            <text:p>HE-SH0031</text:p>
          </table:table-cell>
          <table:table-cell table:style-name="ce647" office:value-type="string" calcext:value-type="string">
            <text:p>Reprap Modified Hexagon Hotend, Lulzbot Edition, 3.0mm Filament, .5mm Nozzle</text:p>
          </table:table-cell>
          <table:table-cell table:style-name="ce515" office:value-type="string" calcext:value-type="string">
            <text:p>Aleph Objects</text:p>
          </table:table-cell>
          <table:table-cell table:style-name="ce515"/>
          <table:table-cell table:style-name="ce670" office:value-type="string" calcext:value-type="string">
            <text:p>Aleph Objects</text:p>
          </table:table-cell>
          <table:table-cell table:style-name="ce670"/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3]" office:value-type="float" office:value="500" calcext:value-type="float">
            <text:p>500</text:p>
          </table:table-cell>
          <table:table-cell table:style-name="ce582" office:value-type="float" office:value="23" calcext:value-type="float">
            <text:p>$23.00</text:p>
          </table:table-cell>
          <table:table-cell table:style-name="ce582" table:formula="of:=SUM([.K43]*[.H43])" office:value-type="float" office:value="46" calcext:value-type="float">
            <text:p>$46.00</text:p>
          </table:table-cell>
          <table:table-cell table:style-name="ce530"/>
          <table:table-cell table:style-name="ce736" table:formula="of:=[.J43]*[.K43]" office:value-type="currency" office:currency="USD" office:value="11500" calcext:value-type="currency">
            <text:p>$11,500.00</text:p>
          </table:table-cell>
          <table:table-cell table:style-name="ce551"/>
          <table:table-cell table:style-name="ce745" table:number-columns-repeated="3"/>
          <table:table-cell table:style-name="ce759"/>
          <table:table-cell table:style-name="ce515"/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15" office:value-type="string" calcext:value-type="string">
            <text:p>HD-MS0062</text:p>
          </table:table-cell>
          <table:table-cell table:style-name="ce515" office:value-type="string" calcext:value-type="string">
            <text:p>Metric Aluminum Unthreaded Spacer, 8MM OD, 8MM Length, M5 Screw Siz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/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4]" office:value-type="float" office:value="250" calcext:value-type="float">
            <text:p>250</text:p>
          </table:table-cell>
          <table:table-cell table:style-name="ce705" office:value-type="currency" office:currency="USD" office:value="0.1685" calcext:value-type="currency">
            <text:p>$0.169</text:p>
          </table:table-cell>
          <table:table-cell table:style-name="ce582" table:formula="of:=SUM([.K44]*[.H44])" office:value-type="float" office:value="0.1685" calcext:value-type="float">
            <text:p>$0.17</text:p>
          </table:table-cell>
          <table:table-cell table:style-name="ce500"/>
          <table:table-cell table:style-name="ce736" table:formula="of:=[.J44]*[.K44]" office:value-type="currency" office:currency="USD" office:value="42.125" calcext:value-type="currency">
            <text:p>$42.13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TB0007</text:p>
          </table:table-cell>
          <table:table-cell table:style-name="ce500" office:value-type="string" calcext:value-type="string">
            <text:p>Feed Tube, PTFE</text:p>
          </table:table-cell>
          <table:table-cell table:style-name="ce500" table:number-columns-repeated="2"/>
          <table:table-cell table:style-name="ce670" office:value-type="string" calcext:value-type="string">
            <text:p>Professional Plastics </text:p>
          </table:table-cell>
          <table:table-cell table:style-name="ce670" office:value-type="string" calcext:value-type="string">
            <text:p>5239K12</text:p>
          </table:table-cell>
          <table:table-cell table:style-name="ce696" office:value-type="float" office:value="850" calcext:value-type="float">
            <text:p>850</text:p>
          </table:table-cell>
          <table:table-cell table:style-name="ce670" office:value-type="string" calcext:value-type="string">
            <text:p>mm</text:p>
          </table:table-cell>
          <table:table-cell table:style-name="ce500" table:formula="of:=[.G$1]*[.H45]" office:value-type="float" office:value="212500" calcext:value-type="float">
            <text:p>212500</text:p>
          </table:table-cell>
          <table:table-cell table:style-name="ce577" table:formula="of:=1.69/304.8" office:value-type="float" office:value="0.00554461942257218" calcext:value-type="float">
            <text:p>$0.01</text:p>
          </table:table-cell>
          <table:table-cell table:style-name="ce577" table:formula="of:=SUM([.K45]*[.H45])" office:value-type="float" office:value="4.71292650918635" calcext:value-type="float">
            <text:p>$4.71</text:p>
          </table:table-cell>
          <table:table-cell table:style-name="ce500"/>
          <table:table-cell table:style-name="ce736" table:formula="of:=[.J45]*[.K45]" office:value-type="currency" office:currency="USD" office:value="1178.23162729659" calcext:value-type="currency">
            <text:p>$1,178.23</text:p>
          </table:table-cell>
          <table:table-cell table:style-name="ce739"/>
          <table:table-cell table:style-name="ce601" table:number-columns-repeated="3"/>
          <table:table-cell table:style-name="ce500" office:value-type="string" calcext:value-type="string">
            <text:p>1400 Feet</text:p>
          </table:table-cell>
          <table:table-cell table:style-name="ce500" table:number-columns-repeated="1004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7</text:p>
          </table:table-cell>
          <table:table-cell table:style-name="ce500" office:value-type="string" calcext:value-type="string">
            <text:p>M5 Washer, Steel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40354" calcext:value-type="float">
            <text:p>1140354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6]" office:value-type="float" office:value="500" calcext:value-type="float">
            <text:p>500</text:p>
          </table:table-cell>
          <table:table-cell table:style-name="ce708" office:value-type="currency" office:currency="USD" office:value="0.003" calcext:value-type="currency">
            <text:p>$0.00</text:p>
          </table:table-cell>
          <table:table-cell table:style-name="ce577" table:formula="of:=SUM([.K46]*[.H46])" office:value-type="float" office:value="0.006" calcext:value-type="float">
            <text:p>$0.01</text:p>
          </table:table-cell>
          <table:table-cell table:style-name="ce500"/>
          <table:table-cell table:style-name="ce736" table:formula="of:=[.J46]*[.K46]" office:value-type="currency" office:currency="USD" office:value="1.5" calcext:value-type="currency">
            <text:p>$1.5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40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MS0059</text:p>
          </table:table-cell>
          <table:table-cell table:style-name="ce500" office:value-type="string" calcext:value-type="string">
            <text:p>Standard Nylon Cable Tie 7-1/2" L, 1-7/8" Bundle Dia, 50#Tensile Strg, Black</text:p>
          </table:table-cell>
          <table:table-cell table:style-name="ce500" table:number-columns-repeated="2"/>
          <table:table-cell table:style-name="ce670" office:value-type="string" calcext:value-type="string">
            <text:p>Timberline</text:p>
          </table:table-cell>
          <table:table-cell table:style-name="ce681"/>
          <table:table-cell table:style-name="ce696" office:value-type="float" office:value="12" calcext:value-type="float">
            <text:p>1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7]" office:value-type="float" office:value="3000" calcext:value-type="float">
            <text:p>3000</text:p>
          </table:table-cell>
          <table:table-cell table:style-name="ce577" office:value-type="float" office:value="0.0232" calcext:value-type="float">
            <text:p>$0.02</text:p>
          </table:table-cell>
          <table:table-cell table:style-name="ce577" table:formula="of:=SUM([.K47]*[.H47])" office:value-type="float" office:value="0.2784" calcext:value-type="float">
            <text:p>$0.28</text:p>
          </table:table-cell>
          <table:table-cell table:style-name="ce500"/>
          <table:table-cell table:style-name="ce736" table:formula="of:=[.J47]*[.K47]" office:value-type="currency" office:currency="USD" office:value="69.6" calcext:value-type="currency">
            <text:p>$69.6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627" office:value-type="string" calcext:value-type="string">
            <text:p>7130K59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NT0044</text:p>
          </table:table-cell>
          <table:table-cell table:style-name="ce503" office:value-type="string" calcext:value-type="string">
            <text:p>Post insertion M5 T-nut for 20mm extrusion</text:p>
          </table:table-cell>
          <table:table-cell table:style-name="ce503" office:value-type="string" calcext:value-type="string">
            <text:p>Post assembly M5 T-nut</text:p>
          </table:table-cell>
          <table:table-cell/>
          <table:table-cell table:style-name="ce503" office:value-type="string" calcext:value-type="string">
            <text:p>Misumi</text:p>
          </table:table-cell>
          <table:table-cell table:style-name="ce539" office:value-type="string" calcext:value-type="string">
            <text:p>HN-TAP5</text:p>
          </table:table-cell>
          <table:table-cell table:style-name="ce549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48]" office:value-type="float" office:value="250" calcext:value-type="float">
            <text:p>250</text:p>
          </table:table-cell>
          <table:table-cell table:style-name="ce580" office:value-type="float" office:value="0.46" calcext:value-type="float">
            <text:p>$0.46</text:p>
          </table:table-cell>
          <table:table-cell table:style-name="ce580" table:formula="of:=SUM([.K48]*[.H48])" office:value-type="float" office:value="0.46" calcext:value-type="float">
            <text:p>$0.46</text:p>
          </table:table-cell>
          <table:table-cell table:style-name="ce503"/>
          <table:table-cell table:style-name="ce736" table:formula="of:=[.J48]*[.K48]" office:value-type="currency" office:currency="USD" office:value="115" calcext:value-type="currency">
            <text:p>$115.00</text:p>
          </table:table-cell>
          <table:table-cell table:style-name="ce592"/>
          <table:table-cell table:style-name="ce606" table:number-columns-repeated="3"/>
          <table:table-cell table:style-name="ce503" table:number-columns-repeated="2"/>
          <table:table-cell table:style-name="ce500" table:number-columns-repeated="1003"/>
          <table:table-cell/>
        </table:table-row>
        <table:table-row table:style-name="ro4">
          <table:table-cell table:style-name="ce503" office:value-type="string" calcext:value-type="string">
            <text:p>Mechanical</text:p>
          </table:table-cell>
          <table:table-cell table:style-name="ce503" office:value-type="string" calcext:value-type="string">
            <text:p>PP-MP0085</text:p>
          </table:table-cell>
          <table:table-cell table:style-name="ce503" office:value-type="string" calcext:value-type="string">
            <text:p>Bed finger</text:p>
          </table:table-cell>
          <table:table-cell table:style-name="ce503"/>
          <table:table-cell/>
          <table:table-cell table:style-name="ce503" office:value-type="string" calcext:value-type="string">
            <text:p>MBK</text:p>
          </table:table-cell>
          <table:table-cell table:style-name="ce539"/>
          <table:table-cell table:style-name="ce549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49]" office:value-type="float" office:value="1000" calcext:value-type="float">
            <text:p>1000</text:p>
          </table:table-cell>
          <table:table-cell table:style-name="ce580" office:value-type="float" office:value="3" calcext:value-type="float">
            <text:p>$3.00</text:p>
          </table:table-cell>
          <table:table-cell table:style-name="ce580" table:formula="of:=SUM([.K49]*[.H49])" office:value-type="float" office:value="12" calcext:value-type="float">
            <text:p>$12.00</text:p>
          </table:table-cell>
          <table:table-cell table:style-name="ce503"/>
          <table:table-cell table:style-name="ce736" table:formula="of:=[.J49]*[.K49]" office:value-type="currency" office:currency="USD" office:value="3000" calcext:value-type="currency">
            <text:p>$3,000.00</text:p>
          </table:table-cell>
          <table:table-cell table:style-name="ce549"/>
          <table:table-cell table:style-name="ce743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Mechanical</text:p>
          </table:table-cell>
          <table:table-cell table:style-name="ce503" office:value-type="string" calcext:value-type="string">
            <text:p>PP-MP0087</text:p>
          </table:table-cell>
          <table:table-cell table:style-name="ce503" office:value-type="string" calcext:value-type="string">
            <text:p>Hex dual mount plate</text:p>
          </table:table-cell>
          <table:table-cell table:style-name="ce503"/>
          <table:table-cell/>
          <table:table-cell table:style-name="ce503" office:value-type="string" calcext:value-type="string">
            <text:p>MBK</text:p>
          </table:table-cell>
          <table:table-cell table:style-name="ce539"/>
          <table:table-cell table:style-name="ce549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0]" office:value-type="float" office:value="250" calcext:value-type="float">
            <text:p>250</text:p>
          </table:table-cell>
          <table:table-cell table:style-name="ce580" office:value-type="float" office:value="7" calcext:value-type="float">
            <text:p>$7.00</text:p>
          </table:table-cell>
          <table:table-cell table:style-name="ce580" table:formula="of:=SUM([.K50]*[.H50])" office:value-type="float" office:value="7" calcext:value-type="float">
            <text:p>$7.00</text:p>
          </table:table-cell>
          <table:table-cell table:style-name="ce503"/>
          <table:table-cell table:style-name="ce736" table:formula="of:=[.J50]*[.K50]" office:value-type="currency" office:currency="USD" office:value="1750" calcext:value-type="currency">
            <text:p>$1,750.00</text:p>
          </table:table-cell>
          <table:table-cell table:style-name="ce549"/>
          <table:table-cell table:style-name="ce743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Mechanical</text:p>
          </table:table-cell>
          <table:table-cell table:style-name="ce503" office:value-type="string" calcext:value-type="string">
            <text:p>PP-MP0086</text:p>
          </table:table-cell>
          <table:table-cell table:style-name="ce503" office:value-type="string" calcext:value-type="string">
            <text:p>Dual lower bracket</text:p>
          </table:table-cell>
          <table:table-cell table:style-name="ce503"/>
          <table:table-cell/>
          <table:table-cell table:style-name="ce503" office:value-type="string" calcext:value-type="string">
            <text:p>MBK</text:p>
          </table:table-cell>
          <table:table-cell table:style-name="ce539"/>
          <table:table-cell table:style-name="ce549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1]" office:value-type="float" office:value="250" calcext:value-type="float">
            <text:p>250</text:p>
          </table:table-cell>
          <table:table-cell table:style-name="ce580" office:value-type="float" office:value="9" calcext:value-type="float">
            <text:p>$9.00</text:p>
          </table:table-cell>
          <table:table-cell table:style-name="ce580" table:formula="of:=SUM([.K51]*[.H51])" office:value-type="float" office:value="9" calcext:value-type="float">
            <text:p>$9.00</text:p>
          </table:table-cell>
          <table:table-cell table:style-name="ce503"/>
          <table:table-cell table:style-name="ce736" table:formula="of:=[.J51]*[.K51]" office:value-type="currency" office:currency="USD" office:value="2250" calcext:value-type="currency">
            <text:p>$2,250.00</text:p>
          </table:table-cell>
          <table:table-cell table:style-name="ce549"/>
          <table:table-cell table:style-name="ce743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Electronic</text:p>
          </table:table-cell>
          <table:table-cell table:style-name="ce636" office:value-type="string" calcext:value-type="string">
            <text:p>EL-FA0011</text:p>
          </table:table-cell>
          <table:table-cell table:style-name="ce636" office:value-type="string" calcext:value-type="string">
            <text:p>FAN,24VDC,Sleeve,5.75CFM,40X40X10MM,60mA 6000RPM,1.44W,280MM LEADS,CE/RoHS</text:p>
          </table:table-cell>
          <table:table-cell table:style-name="ce503"/>
          <table:table-cell/>
          <table:table-cell table:style-name="ce636" office:value-type="string" calcext:value-type="string">
            <text:p>Kysan</text:p>
          </table:table-cell>
          <table:table-cell table:style-name="ce683" office:value-type="string" calcext:value-type="string">
            <text:p>TF4010-24H-S</text:p>
          </table:table-cell>
          <table:table-cell table:style-name="ce549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2]" office:value-type="float" office:value="500" calcext:value-type="float">
            <text:p>500</text:p>
          </table:table-cell>
          <table:table-cell table:style-name="ce580" office:value-type="float" office:value="1.45" calcext:value-type="float">
            <text:p>$1.45</text:p>
          </table:table-cell>
          <table:table-cell table:style-name="ce580" table:formula="of:=SUM([.K52]*[.H52])" office:value-type="float" office:value="2.9" calcext:value-type="float">
            <text:p>$2.90</text:p>
          </table:table-cell>
          <table:table-cell table:style-name="ce503"/>
          <table:table-cell table:style-name="ce736" table:formula="of:=[.J52]*[.K52]" office:value-type="currency" office:currency="USD" office:value="725" calcext:value-type="currency">
            <text:p>$725.00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Electronic</text:p>
          </table:table-cell>
          <table:table-cell table:style-name="ce648" office:value-type="string" calcext:value-type="string">
            <text:p>EL-FA0020</text:p>
          </table:table-cell>
          <table:table-cell table:style-name="ce643" office:value-type="string" calcext:value-type="string">
            <text:p>RFB2008 Micro Blower with 30awg wire that is 250mm long</text:p>
          </table:table-cell>
          <table:table-cell table:style-name="ce503"/>
          <table:table-cell/>
          <table:table-cell table:style-name="ce503" office:value-type="string" calcext:value-type="string">
            <text:p>Pelonis</text:p>
          </table:table-cell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3]" office:value-type="float" office:value="500" calcext:value-type="float">
            <text:p>500</text:p>
          </table:table-cell>
          <table:table-cell table:style-name="ce580" office:value-type="float" office:value="6.54" calcext:value-type="float">
            <text:p>$6.54</text:p>
          </table:table-cell>
          <table:table-cell table:style-name="ce580" table:formula="of:=SUM([.K53]*[.H53])" office:value-type="float" office:value="13.08" calcext:value-type="float">
            <text:p>$13.08</text:p>
          </table:table-cell>
          <table:table-cell table:style-name="ce503"/>
          <table:table-cell table:style-name="ce736" table:formula="of:=[.J53]*[.K53]" office:value-type="currency" office:currency="USD" office:value="3270" calcext:value-type="currency">
            <text:p>$3,270.00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Electronic</text:p>
          </table:table-cell>
          <table:table-cell table:style-name="ce503" office:value-type="string" calcext:value-type="string">
            <text:p>EL-MS0014</text:p>
          </table:table-cell>
          <table:table-cell table:style-name="ce503" office:value-type="string" calcext:value-type="string">
            <text:p>Wire ferrules – 1.5mm^2 – 7mm</text:p>
          </table:table-cell>
          <table:table-cell table:style-name="ce503"/>
          <table:table-cell/>
          <table:table-cell table:style-name="ce503" office:value-type="string" calcext:value-type="string">
            <text:p>Mcmaster</text:p>
          </table:table-cell>
          <table:table-cell table:style-name="ce539" office:value-type="string" calcext:value-type="string">
            <text:p>9681K21</text:p>
          </table:table-cell>
          <table:table-cell table:style-name="ce549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4]" office:value-type="float" office:value="1000" calcext:value-type="float">
            <text:p>1000</text:p>
          </table:table-cell>
          <table:table-cell table:style-name="ce580" office:value-type="float" office:value="0.063" calcext:value-type="float">
            <text:p>$0.06</text:p>
          </table:table-cell>
          <table:table-cell table:style-name="ce580" table:formula="of:=SUM([.K54]*[.H54])" office:value-type="float" office:value="0.252" calcext:value-type="float">
            <text:p>$0.25</text:p>
          </table:table-cell>
          <table:table-cell table:style-name="ce503"/>
          <table:table-cell table:style-name="ce736" table:formula="of:=[.J54]*[.K54]" office:value-type="currency" office:currency="USD" office:value="63" calcext:value-type="currency">
            <text:p>$63.00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13">
          <table:table-cell table:style-name="ce503" office:value-type="string" calcext:value-type="string">
            <text:p>Electronic</text:p>
          </table:table-cell>
          <table:table-cell table:style-name="ce503" office:value-type="string" calcext:value-type="string">
            <text:p>HD-TB0032</text:p>
          </table:table-cell>
          <table:table-cell table:style-name="ce503" office:value-type="string" calcext:value-type="string">
            <text:p>Flexible Polyolefin Heat Shrink Tubing 1/8" ID Before, 1/16" ID After, 100', Black</text:p>
          </table:table-cell>
          <table:table-cell table:style-name="ce661" office:value-type="string" calcext:value-type="string">
            <text:p>EDC </text:p>
          </table:table-cell>
          <table:table-cell table:style-name="ce665" office:value-type="string" calcext:value-type="string">
            <text:p>84-01250</text:p>
          </table:table-cell>
          <table:table-cell table:style-name="ce503" office:value-type="string" calcext:value-type="string">
            <text:p>McMaster-Carr</text:p>
          </table:table-cell>
          <table:table-cell table:style-name="ce539" office:value-type="string" calcext:value-type="string">
            <text:p>7856K33</text:p>
          </table:table-cell>
          <table:table-cell table:style-name="ce549" office:value-type="float" office:value="50" calcext:value-type="float">
            <text:p>5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5]" office:value-type="float" office:value="12500" calcext:value-type="float">
            <text:p>12500</text:p>
          </table:table-cell>
          <table:table-cell table:style-name="ce580" table:formula="of:=18.68/100/12/25.4" office:value-type="float" office:value="0.000612860892388451" calcext:value-type="float">
            <text:p>$0.00</text:p>
          </table:table-cell>
          <table:table-cell table:style-name="ce580" table:formula="of:=18.68/100/12/25.4" office:value-type="float" office:value="0.000612860892388451" calcext:value-type="float">
            <text:p>$0.00</text:p>
          </table:table-cell>
          <table:table-cell table:style-name="ce732"/>
          <table:table-cell table:style-name="ce736" table:formula="of:=[.J55]*[.K55]" office:value-type="currency" office:currency="USD" office:value="7.66076115485564" calcext:value-type="currency">
            <text:p>$7.66</text:p>
          </table:table-cell>
          <table:table-cell table:style-name="ce740"/>
          <table:table-cell table:style-name="ce746"/>
          <table:table-cell table:style-name="ce752"/>
          <table:table-cell table:style-name="ce755"/>
          <table:table-cell table:style-name="ce755" office:value-type="string" calcext:value-type="string">
            <text:p>1/28/16 Ordered from EDC. KG</text:p>
          </table:table-cell>
          <table:table-cell table:style-name="ce755" table:number-columns-repeated="980"/>
          <table:table-cell table:style-name="ce764"/>
          <table:table-cell table:style-name="ce765" table:number-columns-repeated="24"/>
        </table:table-row>
        <table:table-row table:style-name="ro3">
          <table:table-cell table:style-name="ce503" office:value-type="string" calcext:value-type="string">
            <text:p>Electronic</text:p>
          </table:table-cell>
          <table:table-cell table:style-name="ce503" office:value-type="string" calcext:value-type="string">
            <text:p>EL-WR0103</text:p>
          </table:table-cell>
          <table:table-cell table:style-name="ce503" office:value-type="string" calcext:value-type="string">
            <text:p>24 AWG Red wire</text:p>
          </table:table-cell>
          <table:table-cell table:style-name="ce503"/>
          <table:table-cell/>
          <table:table-cell office:value-type="string" calcext:value-type="string">
            <text:p>Allcable </text:p>
          </table:table-cell>
          <table:table-cell table:style-name="ce539"/>
          <table:table-cell table:style-name="ce549" office:value-type="float" office:value="340" calcext:value-type="float">
            <text:p>34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6]" office:value-type="float" office:value="85000" calcext:value-type="float">
            <text:p>85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0" table:formula="of:=SUM([.K56]*[.H56])" office:value-type="float" office:value="0.0256561679790026" calcext:value-type="float">
            <text:p>$0.03</text:p>
          </table:table-cell>
          <table:table-cell table:style-name="ce503"/>
          <table:table-cell table:style-name="ce736" table:formula="of:=[.J56]*[.K56]" office:value-type="currency" office:currency="USD" office:value="6.41404199475066" calcext:value-type="currency">
            <text:p>$6.41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3">
          <table:table-cell table:style-name="ce635" office:value-type="string" calcext:value-type="string">
            <text:p>Electronic</text:p>
          </table:table-cell>
          <table:table-cell table:style-name="ce503" office:value-type="string" calcext:value-type="string">
            <text:p>EL-WR0105</text:p>
          </table:table-cell>
          <table:table-cell table:style-name="ce503" office:value-type="string" calcext:value-type="string">
            <text:p>24 AWG Black Wire</text:p>
          </table:table-cell>
          <table:table-cell table:style-name="ce503"/>
          <table:table-cell/>
          <table:table-cell office:value-type="string" calcext:value-type="string">
            <text:p>Allcable </text:p>
          </table:table-cell>
          <table:table-cell table:style-name="ce539"/>
          <table:table-cell table:style-name="ce549" office:value-type="float" office:value="340" calcext:value-type="float">
            <text:p>34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7]" office:value-type="float" office:value="85000" calcext:value-type="float">
            <text:p>85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728" table:formula="of:=SUM([.K57]*[.H57])" office:value-type="float" office:value="0.0256561679790026" calcext:value-type="float">
            <text:p>$0.03</text:p>
          </table:table-cell>
          <table:table-cell table:style-name="ce503"/>
          <table:table-cell table:style-name="ce736" table:formula="of:=[.J57]*[.K57]" office:value-type="currency" office:currency="USD" office:value="6.41404199475066" calcext:value-type="currency">
            <text:p>$6.41</text:p>
          </table:table-cell>
          <table:table-cell table:style-name="ce549"/>
          <table:table-cell table:style-name="ce744" table:number-columns-repeated="3"/>
          <table:table-cell table:style-name="ce503"/>
          <table:table-cell table:style-name="ce503" office:value-type="string" calcext:value-type="string">
            <text:p>Wrong part number was marked on the BOM – was EL-WR0104</text:p>
          </table:table-cell>
          <table:table-cell table:style-name="ce503"/>
          <table:table-cell table:style-name="ce630" table:number-columns-repeated="1002"/>
          <table:table-cell/>
        </table:table-row>
        <table:table-row table:style-name="ro4">
          <table:table-cell table:style-name="ce635" office:value-type="string" calcext:value-type="string">
            <text:p>Electronic</text:p>
          </table:table-cell>
          <table:table-cell table:style-name="ce503" office:value-type="string" calcext:value-type="string">
            <text:p>EL-MS0073</text:p>
          </table:table-cell>
          <table:table-cell table:style-name="ce503" office:value-type="string" calcext:value-type="string">
            <text:p>1/4” Black panduit wire wrap</text:p>
          </table:table-cell>
          <table:table-cell table:style-name="ce503"/>
          <table:table-cell/>
          <table:table-cell table:style-name="ce503" office:value-type="string" calcext:value-type="string">
            <text:p>Electronics Distributor Corp</text:p>
          </table:table-cell>
          <table:table-cell table:style-name="ce539"/>
          <table:table-cell table:style-name="ce549" office:value-type="float" office:value="300" calcext:value-type="float">
            <text:p>30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8]" office:value-type="float" office:value="75000" calcext:value-type="float">
            <text:p>75000</text:p>
          </table:table-cell>
          <table:table-cell table:style-name="ce717" table:formula="of:=0.0889/30480" office:value-type="currency" office:currency="USD" office:value="0.00000291666666666667" calcext:value-type="currency">
            <text:p>$0.000</text:p>
          </table:table-cell>
          <table:table-cell table:style-name="ce728" table:formula="of:=SUM([.K58]*[.H58])" office:value-type="float" office:value="0.000875" calcext:value-type="float">
            <text:p>$0.00</text:p>
          </table:table-cell>
          <table:table-cell table:style-name="ce503"/>
          <table:table-cell table:style-name="ce736" table:formula="of:=[.J58]*[.K58]" office:value-type="currency" office:currency="USD" office:value="0.21875" calcext:value-type="currency">
            <text:p>$0.22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0" office:value-type="string" calcext:value-type="string">
            <text:p>EL-MT0017</text:p>
          </table:table-cell>
          <table:table-cell table:style-name="ce500" office:value-type="string" calcext:value-type="string">
            <text:p>Half Height NEMA 17 Stepper Motor</text:p>
          </table:table-cell>
          <table:table-cell table:number-columns-repeated="2"/>
          <table:table-cell table:style-name="ce500" office:value-type="string" calcext:value-type="string">
            <text:p>Changzhou FTX</text:p>
          </table:table-cell>
          <table:table-cell table:style-name="ce684" office:value-type="string" calcext:value-type="string">
            <text:p>SY42STH33-1504A</text:p>
          </table:table-cell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59]" office:value-type="float" office:value="500" calcext:value-type="float">
            <text:p>500</text:p>
          </table:table-cell>
          <table:table-cell table:style-name="ce715" office:value-type="float" office:value="5.35" calcext:value-type="float">
            <text:p>$5.35</text:p>
          </table:table-cell>
          <table:table-cell table:style-name="ce728" table:formula="of:=SUM([.K59]*[.H59])" office:value-type="float" office:value="10.7" calcext:value-type="float">
            <text:p>$10.70</text:p>
          </table:table-cell>
          <table:table-cell table:style-name="ce533"/>
          <table:table-cell table:style-name="ce736" table:formula="of:=[.J59]*[.K59]" office:value-type="currency" office:currency="USD" office:value="2675" calcext:value-type="currency">
            <text:p>$2,675.00</text:p>
          </table:table-cell>
          <table:table-cell table:style-name="ce554"/>
          <table:table-cell table:style-name="ce598" table:number-columns-repeated="3"/>
          <table:table-cell table:style-name="ce506" office:value-type="string" calcext:value-type="string">
            <text:p>in transit/ ocean method</text:p>
          </table:table-cell>
          <table:table-cell table:style-name="ce506"/>
          <table:table-cell table:style-name="ce503"/>
          <table:table-cell table:style-name="ce630" table:number-columns-repeated="1002"/>
          <table:table-cell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6" office:value-type="string" calcext:value-type="string">
            <text:p>TL-CS0083</text:p>
          </table:table-cell>
          <table:table-cell table:style-name="ce520" office:value-type="string" calcext:value-type="string">
            <text:p>EMI/RFI-Shield Heat-Shrink Tubing 3/16" ID Before, 3/32" ID After, 48" L, Black, cut to 50mm</text:p>
          </table:table-cell>
          <table:table-cell table:style-name="ce506" table:number-columns-repeated="2"/>
          <table:table-cell table:style-name="ce506" office:value-type="string" calcext:value-type="string">
            <text:p>Allcable </text:p>
          </table:table-cell>
          <table:table-cell table:style-name="ce506" office:value-type="string" calcext:value-type="string">
            <text:p>7937K31</text:p>
          </table:table-cell>
          <table:table-cell table:style-name="ce554" office:value-type="float" office:value="160" calcext:value-type="float">
            <text:p>160</text:p>
          </table:table-cell>
          <table:table-cell table:style-name="ce506" office:value-type="string" calcext:value-type="string">
            <text:p>mm</text:p>
          </table:table-cell>
          <table:table-cell table:style-name="ce500" table:formula="of:=[.G$1]*[.H60]" office:value-type="float" office:value="40000" calcext:value-type="float">
            <text:p>40000</text:p>
          </table:table-cell>
          <table:table-cell table:style-name="ce718" table:formula="of:=(16.88/1219.2)" office:value-type="currency" office:currency="USD" office:value="0.0138451443569554" calcext:value-type="currency">
            <text:p>$0.01</text:p>
          </table:table-cell>
          <table:table-cell table:style-name="ce580" table:formula="of:=SUM([.K60]*[.H60])" office:value-type="float" office:value="2.21522309711286" calcext:value-type="float">
            <text:p>$2.22</text:p>
          </table:table-cell>
          <table:table-cell table:style-name="ce533"/>
          <table:table-cell table:style-name="ce736" table:formula="of:=[.J60]*[.K60]" office:value-type="currency" office:currency="USD" office:value="553.805774278215" calcext:value-type="currency">
            <text:p>$553.81</text:p>
          </table:table-cell>
          <table:table-cell table:style-name="ce554"/>
          <table:table-cell table:style-name="ce747"/>
          <table:table-cell table:style-name="ce744" table:number-columns-repeated="2"/>
          <table:table-cell table:style-name="ce506" table:number-columns-repeated="1005"/>
          <table:table-cell/>
        </table:table-row>
        <table:table-row table:style-name="ro10">
          <table:table-cell table:style-name="ce500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85" office:value-type="string" calcext:value-type="string">
            <text:p>WM2565CT-ND</text:p>
          </table:table-cell>
          <table:table-cell table:style-name="ce555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500" table:formula="of:=[.G$1]*[.H61]" office:value-type="float" office:value="5250" calcext:value-type="float">
            <text:p>5250</text:p>
          </table:table-cell>
          <table:table-cell table:style-name="ce585" office:value-type="currency" office:currency="USD" office:value="0.15" calcext:value-type="currency">
            <text:p>$0.15</text:p>
          </table:table-cell>
          <table:table-cell table:style-name="ce585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736" table:formula="of:=[.J61]*[.K61]" office:value-type="currency" office:currency="USD" office:value="787.5" calcext:value-type="currency">
            <text:p>$787.50</text:p>
          </table:table-cell>
          <table:table-cell table:style-name="ce555"/>
          <table:table-cell table:style-name="ce748" table:number-columns-repeated="3"/>
          <table:table-cell table:style-name="ce733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500"/>
          <table:table-cell table:number-columns-repeated="5"/>
          <table:table-cell table:style-name="ce685"/>
          <table:table-cell table:style-name="ce555"/>
          <table:table-cell/>
          <table:table-cell table:style-name="ce500" table:formula="of:=[.G$1]*[.H62]" office:value-type="float" office:value="0" calcext:value-type="float">
            <text:p>0</text:p>
          </table:table-cell>
          <table:table-cell table:style-name="ce585" table:number-columns-repeated="2"/>
          <table:table-cell/>
          <table:table-cell table:style-name="ce736"/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 table:style-name="ce636" office:value-type="string" calcext:value-type="string">
            <text:p>Electronic</text:p>
          </table:table-cell>
          <table:table-cell table:style-name="ce649" office:value-type="string" calcext:value-type="string">
            <text:p>EL-MS0210</text:p>
          </table:table-cell>
          <table:table-cell table:style-name="ce637" office:value-type="string" calcext:value-type="string">
            <text:p>CONN RING UNINS 15-20AWG #M3</text:p>
          </table:table-cell>
          <table:table-cell table:style-name="ce649"/>
          <table:table-cell table:style-name="ce666" office:value-type="string" calcext:value-type="string">
            <text:p>160344-2</text:p>
          </table:table-cell>
          <table:table-cell table:style-name="ce649" office:value-type="string" calcext:value-type="string">
            <text:p>Digikey / TTI</text:p>
          </table:table-cell>
          <table:table-cell table:style-name="ce686" office:value-type="string" calcext:value-type="string">
            <text:p>A107160CT-ND</text:p>
          </table:table-cell>
          <table:table-cell table:style-name="ce700" office:value-type="float" office:value="1" calcext:value-type="float">
            <text:p>1</text:p>
          </table:table-cell>
          <table:table-cell table:style-name="ce649" office:value-type="string" calcext:value-type="string">
            <text:p>ea</text:p>
          </table:table-cell>
          <table:table-cell table:style-name="ce500" table:formula="of:=[.G$1]*[.H63]" office:value-type="float" office:value="250" calcext:value-type="float">
            <text:p>250</text:p>
          </table:table-cell>
          <table:table-cell table:style-name="ce585" office:value-type="currency" office:currency="USD" office:value="0.09" calcext:value-type="currency">
            <text:p>$0.09</text:p>
          </table:table-cell>
          <table:table-cell table:style-name="ce585" table:formula="of:=[.K63]*[.H63]" office:value-type="currency" office:currency="USD" office:value="0.09" calcext:value-type="currency">
            <text:p>$0.09</text:p>
          </table:table-cell>
          <table:table-cell table:style-name="ce733"/>
          <table:table-cell table:style-name="ce736" table:formula="of:=[.J63]*[.K63]" office:value-type="currency" office:currency="USD" office:value="22.5" calcext:value-type="currency">
            <text:p>$22.50</text:p>
          </table:table-cell>
          <table:table-cell table:style-name="ce741"/>
          <table:table-cell table:style-name="ce742"/>
          <table:table-cell table:style-name="ce753"/>
          <table:table-cell table:style-name="ce756"/>
          <table:table-cell table:style-name="ce733" office:value-type="string" calcext:value-type="string">
            <text:p>compatability add on </text:p>
          </table:table-cell>
          <table:table-cell table:style-name="ce634" table:number-columns-repeated="995"/>
          <table:table-cell table:style-name="ce763" table:number-columns-repeated="9"/>
          <table:table-cell/>
        </table:table-row>
        <table:table-row table:style-name="ro4">
          <table:table-cell table:style-name="ce637" office:value-type="string" calcext:value-type="string">
            <text:p>Electronic</text:p>
          </table:table-cell>
          <table:table-cell table:style-name="ce637" office:value-type="string" calcext:value-type="string">
            <text:p>EL-WR0040</text:p>
          </table:table-cell>
          <table:table-cell table:style-name="ce637" office:value-type="string" calcext:value-type="string">
            <text:p>Wire - Single Conductor 20AWG SOLID PTFE, RED </text:p>
          </table:table-cell>
          <table:table-cell table:style-name="ce637" table:number-columns-repeated="2"/>
          <table:table-cell table:style-name="ce637" office:value-type="string" calcext:value-type="string">
            <text:p>Mouser / Allcable</text:p>
          </table:table-cell>
          <table:table-cell table:style-name="ce637" office:value-type="string" calcext:value-type="string">
            <text:p>602-2856/1-100-03</text:p>
          </table:table-cell>
          <table:table-cell table:style-name="ce637" office:value-type="float" office:value="200" calcext:value-type="float">
            <text:p>200</text:p>
          </table:table-cell>
          <table:table-cell table:style-name="ce637" office:value-type="string" calcext:value-type="string">
            <text:p>mm</text:p>
          </table:table-cell>
          <table:table-cell table:style-name="ce637" table:formula="of:=[.G$1]*[.H64]" office:value-type="float" office:value="50000" calcext:value-type="float">
            <text:p>50000</text:p>
          </table:table-cell>
          <table:table-cell table:style-name="ce719" table:formula="of:=((118.4/100)/12)/25.4" office:value-type="currency" office:currency="USD" office:value="0.00388451443569554" calcext:value-type="currency">
            <text:p>$0.00</text:p>
          </table:table-cell>
          <table:table-cell table:style-name="ce719" table:formula="of:=[.K64]*[.H64]" office:value-type="currency" office:currency="USD" office:value="0.776902887139108" calcext:value-type="currency">
            <text:p>$0.78</text:p>
          </table:table-cell>
          <table:table-cell table:style-name="ce637"/>
          <table:table-cell table:style-name="ce719" table:formula="of:=[.J64]*[.K64]" office:value-type="currency" office:currency="USD" office:value="194.225721784777" calcext:value-type="currency">
            <text:p>$194.23</text:p>
          </table:table-cell>
          <table:table-cell table:style-name="ce686"/>
          <table:table-cell table:style-name="ce637" table:number-columns-repeated="2"/>
          <table:table-cell table:style-name="ce686"/>
          <table:table-cell table:style-name="ce733" office:value-type="string" calcext:value-type="string">
            <text:p>compatability add on </text:p>
          </table:table-cell>
          <table:table-cell table:style-name="ce637" table:number-columns-repeated="4"/>
          <table:table-cell table:style-name="ce634" table:number-columns-repeated="991"/>
          <table:table-cell table:style-name="ce763" table:number-columns-repeated="9"/>
          <table:table-cell/>
        </table:table-row>
        <table:table-row table:style-name="ro4">
          <table:table-cell table:style-name="ce638" office:value-type="string" calcext:value-type="string">
            <text:p>Hardware</text:p>
          </table:table-cell>
          <table:table-cell table:style-name="ce638" office:value-type="string" calcext:value-type="string">
            <text:p>HD-WA0035</text:p>
          </table:table-cell>
          <table:table-cell table:style-name="ce654" office:value-type="string" calcext:value-type="string">
            <text:p>Metric 18-8 Stainless Steel External Serrated Lock Washer, M3 Screw Size, 6mm OD, 0.4mm min Thick</text:p>
          </table:table-cell>
          <table:table-cell table:style-name="ce638"/>
          <table:table-cell table:style-name="ce667" office:value-type="string" calcext:value-type="string">
            <text:p>11511313</text:p>
          </table:table-cell>
          <table:table-cell table:style-name="ce674" office:value-type="string" calcext:value-type="string">
            <text:p>Mcmaster / Fastenal </text:p>
          </table:table-cell>
          <table:table-cell table:style-name="ce687" office:value-type="string" calcext:value-type="string">
            <text:p>91120A120 </text:p>
          </table:table-cell>
          <table:table-cell table:style-name="ce687" office:value-type="float" office:value="1" calcext:value-type="float">
            <text:p>1</text:p>
          </table:table-cell>
          <table:table-cell table:style-name="ce638" office:value-type="string" calcext:value-type="string">
            <text:p>ea</text:p>
          </table:table-cell>
          <table:table-cell table:style-name="ce637" table:formula="of:=[.G$1]*[.H65]" office:value-type="float" office:value="250" calcext:value-type="float">
            <text:p>250</text:p>
          </table:table-cell>
          <table:table-cell table:style-name="ce720" table:formula="of:=1.95/100" office:value-type="currency" office:currency="USD" office:value="0.0195" calcext:value-type="currency">
            <text:p>$0.020</text:p>
          </table:table-cell>
          <table:table-cell table:style-name="ce719" table:formula="of:=[.K65]*[.H65]" office:value-type="currency" office:currency="USD" office:value="0.0195" calcext:value-type="currency">
            <text:p>$0.02</text:p>
          </table:table-cell>
          <table:table-cell table:style-name="ce733"/>
          <table:table-cell table:style-name="ce719" table:formula="of:=[.J65]*[.K65]" office:value-type="currency" office:currency="USD" office:value="4.875" calcext:value-type="currency">
            <text:p>$4.88</text:p>
          </table:table-cell>
          <table:table-cell table:style-name="ce742"/>
          <table:table-cell table:style-name="ce749"/>
          <table:table-cell table:style-name="ce754"/>
          <table:table-cell table:style-name="ce757"/>
          <table:table-cell table:style-name="ce733" office:value-type="string" calcext:value-type="string">
            <text:p>compatability add on </text:p>
          </table:table-cell>
          <table:table-cell table:style-name="ce674"/>
          <table:table-cell table:style-name="ce761" table:number-columns-repeated="2"/>
          <table:table-cell table:style-name="ce634" table:number-columns-repeated="992"/>
          <table:table-cell table:style-name="ce763" table:number-columns-repeated="9"/>
          <table:table-cell/>
        </table:table-row>
        <table:table-row table:style-name="ro4">
          <table:table-cell table:style-name="ce500"/>
          <table:table-cell table:number-columns-repeated="5"/>
          <table:table-cell table:style-name="ce685"/>
          <table:table-cell table:style-name="ce555"/>
          <table:table-cell/>
          <table:table-cell table:style-name="ce500"/>
          <table:table-cell table:style-name="ce585" table:number-columns-repeated="2"/>
          <table:table-cell/>
          <table:table-cell table:style-name="ce736"/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14">
          <table:table-cell table:style-name="ce500" office:value-type="string" calcext:value-type="string">
            <text:p>Consumable </text:p>
          </table:table-cell>
          <table:table-cell table:style-name="ce632" office:value-type="string" calcext:value-type="string">
            <text:p>TL-CS0107</text:p>
          </table:table-cell>
          <table:table-cell table:style-name="ce655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75"/>
          <table:table-cell table:style-name="ce688"/>
          <table:table-cell table:style-name="ce555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704"/>
          <table:table-cell table:style-name="ce585" office:value-type="currency" office:currency="USD" office:value="8.87" calcext:value-type="currency">
            <text:p>$8.87</text:p>
          </table:table-cell>
          <table:table-cell table:style-name="ce729" table:formula="of:=[.H67]*[.K67]" office:value-type="currency" office:currency="USD" office:value="0.04435" calcext:value-type="currency">
            <text:p>$0.04</text:p>
          </table:table-cell>
          <table:table-cell table:style-name="ce555" table:number-columns-repeated="3"/>
          <table:table-cell table:number-columns-repeated="1009"/>
        </table:table-row>
        <table:table-row table:style-name="ro3">
          <table:table-cell table:style-name="ce639" office:value-type="string" calcext:value-type="string">
            <text:p>Consumable </text:p>
          </table:table-cell>
          <table:table-cell table:style-name="ce650" office:value-type="string" calcext:value-type="string">
            <text:p>TL-CS0040</text:p>
          </table:table-cell>
          <table:table-cell table:style-name="ce656" office:value-type="string" calcext:value-type="string">
            <text:p>Extreme-Temperature Pipe Sealant &amp; Threadlocker, 4 oz bottle, blue</text:p>
          </table:table-cell>
          <table:table-cell table:style-name="ce639"/>
          <table:table-cell table:style-name="ce668"/>
          <table:table-cell table:style-name="ce676" office:value-type="string" calcext:value-type="string">
            <text:p>Mcmaster</text:p>
          </table:table-cell>
          <table:table-cell table:style-name="ce689" office:value-type="string" calcext:value-type="string">
            <text:p>7604A55</text:p>
          </table:table-cell>
          <table:table-cell table:style-name="ce668" office:value-type="float" office:value="0.5" calcext:value-type="float">
            <text:p>0.5</text:p>
          </table:table-cell>
          <table:table-cell table:style-name="ce639" office:value-type="string" calcext:value-type="string">
            <text:p>g</text:p>
          </table:table-cell>
          <table:table-cell table:style-name="ce500" table:formula="of:=[.G$1]*[.H68]" office:value-type="float" office:value="125" calcext:value-type="float">
            <text:p>125</text:p>
          </table:table-cell>
          <table:table-cell table:style-name="ce721" table:formula="of:=41.74/628" office:value-type="currency" office:currency="USD" office:value="0.0664649681528663" calcext:value-type="currency">
            <text:p>$0.066</text:p>
          </table:table-cell>
          <table:table-cell table:style-name="ce730" table:formula="of:=SUM([.K68]*[.H68])" office:value-type="float" office:value="0.0332324840764331" calcext:value-type="float">
            <text:p>$0.03</text:p>
          </table:table-cell>
          <table:table-cell table:style-name="ce555"/>
          <table:table-cell table:style-name="ce736" table:formula="of:=[.J68]*[.K68]" office:value-type="currency" office:currency="USD" office:value="8.30812101910828" calcext:value-type="currency">
            <text:p>$8.31</text:p>
          </table:table-cell>
          <table:table-cell table:style-name="ce607"/>
          <table:table-cell table:style-name="ce750"/>
          <table:table-cell table:style-name="ce701" table:number-columns-repeated="2"/>
          <table:table-cell table:style-name="ce760"/>
          <table:table-cell table:style-name="ce701" office:value-type="string" calcext:value-type="string">
            <text:p>delivered</text:p>
          </table:table-cell>
          <table:table-cell table:style-name="ce634"/>
          <table:table-cell table:style-name="ce762"/>
          <table:table-cell table:style-name="ce634"/>
          <table:table-cell table:style-name="ce763" table:number-columns-repeated="1000"/>
          <table:table-cell/>
        </table:table-row>
        <table:table-row table:style-name="ro4">
          <table:table-cell/>
          <table:table-cell table:style-name="ce651" office:value-type="string" calcext:value-type="string">
            <text:p>EL-MS0251</text:p>
          </table:table-cell>
          <table:table-cell table:style-name="ce657" office:value-type="string" calcext:value-type="string">
            <text:p>CONN HOUSING 16POS .100 DUAL</text:p>
          </table:table-cell>
          <table:table-cell table:style-name="ce662" office:value-type="string" calcext:value-type="string">
            <text:p>Molex</text:p>
          </table:table-cell>
          <table:table-cell/>
          <table:table-cell table:style-name="ce677" office:value-type="string" calcext:value-type="string">
            <text:p>Heilind</text:p>
          </table:table-cell>
          <table:table-cell table:style-name="ce690" office:value-type="string" calcext:value-type="string">
            <text:p>WM2525-ND</text:p>
          </table:table-cell>
          <table:table-cell table:style-name="ce55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500" table:formula="of:=[.G$1]*[.H69]" office:value-type="float" office:value="500" calcext:value-type="float">
            <text:p>500</text:p>
          </table:table-cell>
          <table:table-cell table:style-name="ce705" office:value-type="currency" office:currency="USD" office:value="0.529" calcext:value-type="currency">
            <text:p>$0.529</text:p>
          </table:table-cell>
          <table:table-cell table:style-name="ce585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736" table:formula="of:=[.J69]*[.K69]" office:value-type="currency" office:currency="USD" office:value="264.5" calcext:value-type="currency">
            <text:p>$264.50</text:p>
          </table:table-cell>
          <table:table-cell table:style-name="ce555"/>
          <table:table-cell table:style-name="ce748" table:number-columns-repeated="3"/>
          <table:table-cell table:style-name="ce760"/>
          <table:table-cell table:style-name="ce701" office:value-type="string" calcext:value-type="string">
            <text:p>ordered 13K, 5400 deliver 7/23 balance 7600 aprox 6 wks ~9/4</text:p>
          </table:table-cell>
          <table:table-cell table:style-name="ce634"/>
          <table:table-cell table:style-name="ce762"/>
          <table:table-cell table:style-name="ce634"/>
          <table:table-cell table:style-name="ce763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55"/>
          <table:table-cell/>
          <table:table-cell table:style-name="ce500"/>
          <table:table-cell table:style-name="ce585" table:number-columns-repeated="2"/>
          <table:table-cell/>
          <table:table-cell table:style-name="ce736"/>
          <table:table-cell table:style-name="ce555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55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500" table:formula="of:=[.G$1]*[.H71]" office:value-type="float" office:value="243750" calcext:value-type="float">
            <text:p>243750</text:p>
          </table:table-cell>
          <table:table-cell table:style-name="ce722" table:formula="of:=0.0983/30480" office:value-type="currency" office:currency="USD" office:value="0.0000032250656167979" calcext:value-type="currency">
            <text:p>$0.00</text:p>
          </table:table-cell>
          <table:table-cell table:style-name="ce722" table:formula="of:=[.K71]*[.H71]" office:value-type="currency" office:currency="USD" office:value="0.00314443897637795" calcext:value-type="currency">
            <text:p>$0.00</text:p>
          </table:table-cell>
          <table:table-cell table:style-name="ce555"/>
          <table:table-cell table:style-name="ce736" table:formula="of:=[.J71]*[.K71]" office:value-type="currency" office:currency="USD" office:value="0.786109744094488" calcext:value-type="currency">
            <text:p>$0.79</text:p>
          </table:table-cell>
          <table:table-cell table:style-name="ce555"/>
          <table:table-cell table:style-name="ce748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500" table:formula="of:=[.G$1]*[.H72]" office:value-type="float" office:value="500000" calcext:value-type="float">
            <text:p>500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5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736" table:formula="of:=[.J72]*[.K72]" office:value-type="currency" office:currency="USD" office:value="37.7296587926509" calcext:value-type="currency">
            <text:p>$37.73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500" table:formula="of:=[.G$1]*[.H73]" office:value-type="float" office:value="1000000" calcext:value-type="float">
            <text:p>1000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5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736" table:formula="of:=[.J73]*[.K73]" office:value-type="currency" office:currency="USD" office:value="75.4593175853018" calcext:value-type="currency">
            <text:p>$75.46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500" table:formula="of:=[.G$1]*[.H74]" office:value-type="float" office:value="500000" calcext:value-type="float">
            <text:p>500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5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736" table:formula="of:=[.J74]*[.K74]" office:value-type="currency" office:currency="USD" office:value="37.7296587926509" calcext:value-type="currency">
            <text:p>$37.73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500" table:formula="of:=[.G$1]*[.H75]" office:value-type="float" office:value="250000" calcext:value-type="float">
            <text:p>250000</text:p>
          </table:table-cell>
          <table:table-cell table:style-name="ce716" table:formula="of:=308/304800" office:value-type="currency" office:currency="USD" office:value="0.00101049868766404" calcext:value-type="currency">
            <text:p>$0.001</text:p>
          </table:table-cell>
          <table:table-cell table:style-name="ce585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736" table:formula="of:=[.J75]*[.K75]" office:value-type="currency" office:currency="USD" office:value="252.62467191601" calcext:value-type="currency">
            <text:p>$252.62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55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500" table:formula="of:=[.G$1]*[.H76]" office:value-type="float" office:value="3000" calcext:value-type="float">
            <text:p>3000</text:p>
          </table:table-cell>
          <table:table-cell table:style-name="ce709" office:value-type="currency" office:currency="USD" office:value="0.016" calcext:value-type="currency">
            <text:p>$0.016</text:p>
          </table:table-cell>
          <table:table-cell table:style-name="ce585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736" table:formula="of:=[.J76]*[.K76]" office:value-type="currency" office:currency="USD" office:value="48" calcext:value-type="currency">
            <text:p>$48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table:style-name="ce651" office:value-type="string" calcext:value-type="string">
            <text:p>EL-MS0251</text:p>
          </table:table-cell>
          <table:table-cell table:style-name="ce657" office:value-type="string" calcext:value-type="string">
            <text:p>CONN HOUSING 16POS .100 DUAL</text:p>
          </table:table-cell>
          <table:table-cell table:style-name="ce662" office:value-type="string" calcext:value-type="string">
            <text:p>Molex</text:p>
          </table:table-cell>
          <table:table-cell/>
          <table:table-cell table:style-name="ce677" office:value-type="string" calcext:value-type="string">
            <text:p>Heilind</text:p>
          </table:table-cell>
          <table:table-cell table:style-name="ce690" office:value-type="string" calcext:value-type="string">
            <text:p>WM2525-ND</text:p>
          </table:table-cell>
          <table:table-cell table:style-name="ce55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500" table:formula="of:=[.G$1]*[.H77]" office:value-type="float" office:value="500" calcext:value-type="float">
            <text:p>500</text:p>
          </table:table-cell>
          <table:table-cell table:style-name="ce705" office:value-type="currency" office:currency="USD" office:value="0.529" calcext:value-type="currency">
            <text:p>$0.529</text:p>
          </table:table-cell>
          <table:table-cell table:style-name="ce585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736" table:formula="of:=[.J77]*[.K77]" office:value-type="currency" office:currency="USD" office:value="264.5" calcext:value-type="currency">
            <text:p>$264.50</text:p>
          </table:table-cell>
          <table:table-cell table:style-name="ce555"/>
          <table:table-cell table:style-name="ce748" table:number-columns-repeated="3"/>
          <table:table-cell table:style-name="ce760"/>
          <table:table-cell table:style-name="ce701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5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500" table:formula="of:=[.G$1]*[.H78]" office:value-type="float" office:value="250" calcext:value-type="float">
            <text:p>250</text:p>
          </table:table-cell>
          <table:table-cell table:style-name="ce723" office:value-type="currency" office:currency="USD" office:value="2.3" calcext:value-type="currency">
            <text:p>$2.300</text:p>
          </table:table-cell>
          <table:table-cell table:style-name="ce585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736" table:formula="of:=[.J78]*[.K78]" office:value-type="currency" office:currency="USD" office:value="575" calcext:value-type="currency">
            <text:p>$575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55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500" table:formula="of:=[.G$1]*[.H79]" office:value-type="float" office:value="3250" calcext:value-type="float">
            <text:p>3250</text:p>
          </table:table-cell>
          <table:table-cell table:style-name="ce723" office:value-type="currency" office:currency="USD" office:value="0.2" calcext:value-type="currency">
            <text:p>$0.200</text:p>
          </table:table-cell>
          <table:table-cell table:style-name="ce585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736" table:formula="of:=[.J79]*[.K79]" office:value-type="currency" office:currency="USD" office:value="650" calcext:value-type="currency">
            <text:p>$650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5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500" table:formula="of:=[.G$1]*[.H80]" office:value-type="float" office:value="250" calcext:value-type="float">
            <text:p>250</text:p>
          </table:table-cell>
          <table:table-cell table:style-name="ce723" office:value-type="currency" office:currency="USD" office:value="1.92" calcext:value-type="currency">
            <text:p>$1.920</text:p>
          </table:table-cell>
          <table:table-cell table:style-name="ce585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736" table:formula="of:=[.J80]*[.K80]" office:value-type="currency" office:currency="USD" office:value="480" calcext:value-type="currency">
            <text:p>$480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 table:style-name="ce640"/>
          <table:table-cell table:number-columns-repeated="6"/>
          <table:table-cell table:style-name="ce555"/>
          <table:table-cell/>
          <table:table-cell table:style-name="ce500"/>
          <table:table-cell table:style-name="ce716"/>
          <table:table-cell table:style-name="ce580"/>
          <table:table-cell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5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G0063</text:p>
          </table:table-cell>
          <table:table-cell table:style-name="ce658" office:value-type="string" calcext:value-type="string">
            <text:p>8 x 7 x 6" Indestructo Mailers 100/800</text:p>
          </table:table-cell>
          <table:table-cell table:style-name="ce641"/>
          <table:table-cell table:style-name="ce663"/>
          <table:table-cell table:style-name="ce658" office:value-type="string" calcext:value-type="string">
            <text:p>Uline</text:p>
          </table:table-cell>
          <table:table-cell table:style-name="ce663" office:value-type="string" calcext:value-type="string">
            <text:p>S-15087</text:p>
          </table:table-cell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2]" office:value-type="float" office:value="250" calcext:value-type="float">
            <text:p>250</text:p>
          </table:table-cell>
          <table:table-cell table:style-name="ce702" office:value-type="currency" office:currency="USD" office:value="1.08" calcext:value-type="currency">
            <text:p>$1.08</text:p>
          </table:table-cell>
          <table:table-cell table:style-name="ce707" table:formula="of:=SUM([.K82]*[.H82])" office:value-type="float" office:value="1.08" calcext:value-type="float">
            <text:p>$1.08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6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A0019</text:p>
          </table:table-cell>
          <table:table-cell table:style-name="ce658" office:value-type="string" calcext:value-type="string">
            <text:p>Bubble 1/8x48x750 perf 12" slit 2-24" rolls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hipper Supply</text:p>
          </table:table-cell>
          <table:table-cell table:style-name="ce663"/>
          <table:table-cell table:style-name="ce693" office:value-type="float" office:value="2" calcext:value-type="float">
            <text:p>2</text:p>
          </table:table-cell>
          <table:table-cell table:style-name="ce641" office:value-type="string" calcext:value-type="string">
            <text:p>sheet</text:p>
          </table:table-cell>
          <table:table-cell table:style-name="ce500" table:formula="of:=[.G$1]*[.H83]" office:value-type="float" office:value="500" calcext:value-type="float">
            <text:p>500</text:p>
          </table:table-cell>
          <table:table-cell table:style-name="ce702" table:formula="of:=228/1500" office:value-type="currency" office:currency="USD" office:value="0.152" calcext:value-type="currency">
            <text:p>$0.15</text:p>
          </table:table-cell>
          <table:table-cell table:style-name="ce707" table:formula="of:=SUM([.K83]*[.H83])" office:value-type="float" office:value="0.304" calcext:value-type="float">
            <text:p>$0.30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7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G0004</text:p>
          </table:table-cell>
          <table:table-cell table:style-name="ce659" office:value-type="string" calcext:value-type="string">
            <text:p>8 x 8" 2 Mil Reclosable Polypropylene Bags</text:p>
          </table:table-cell>
          <table:table-cell table:style-name="ce641"/>
          <table:table-cell table:style-name="ce663"/>
          <table:table-cell table:style-name="ce658" office:value-type="string" calcext:value-type="string">
            <text:p>Uline</text:p>
          </table:table-cell>
          <table:table-cell table:style-name="ce663" office:value-type="string" calcext:value-type="string">
            <text:p>S-1699</text:p>
          </table:table-cell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4]" office:value-type="float" office:value="250" calcext:value-type="float">
            <text:p>250</text:p>
          </table:table-cell>
          <table:table-cell table:style-name="ce702" table:formula="of:=64/1000" office:value-type="currency" office:currency="USD" office:value="0.064" calcext:value-type="currency">
            <text:p>$0.06</text:p>
          </table:table-cell>
          <table:table-cell table:style-name="ce707" table:formula="of:=SUM([.K84]*[.H84])" office:value-type="float" office:value="0.064" calcext:value-type="float">
            <text:p>$0.06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8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A0039</text:p>
          </table:table-cell>
          <table:table-cell table:style-name="ce658" office:value-type="string" calcext:value-type="string">
            <text:p>Roll of 48"x1/4" Thick Foam, Split at 12" - 225 feet Per Roll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hipper Supply</text:p>
          </table:table-cell>
          <table:table-cell table:style-name="ce641"/>
          <table:table-cell table:style-name="ce693" table:formula="of:=(1/225)/4" office:value-type="float" office:value="0.00111111111111111" calcext:value-type="float">
            <text:p>0.0011111111</text:p>
          </table:table-cell>
          <table:table-cell table:style-name="ce641" office:value-type="string" calcext:value-type="string">
            <text:p>ea</text:p>
          </table:table-cell>
          <table:table-cell table:style-name="ce500" office:value-type="float" office:value="1" calcext:value-type="float">
            <text:p>1</text:p>
          </table:table-cell>
          <table:table-cell table:style-name="ce641" table:number-columns-repeated="2"/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9">
          <table:table-cell table:style-name="ce641" office:value-type="string" calcext:value-type="string">
            <text:p>Label</text:p>
          </table:table-cell>
          <table:table-cell table:style-name="ce641" office:value-type="string" calcext:value-type="string">
            <text:p>DC-LB0072</text:p>
          </table:table-cell>
          <table:table-cell table:style-name="ce658" office:value-type="string" calcext:value-type="string">
            <text:p>Label, LulzBot TAZ Dual Extruder Tool Head v2c, 0.5 Nozzle, Front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ticker Giant</text:p>
          </table:table-cell>
          <table:table-cell table:style-name="ce663"/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6]" office:value-type="float" office:value="250" calcext:value-type="float">
            <text:p>250</text:p>
          </table:table-cell>
          <table:table-cell table:style-name="ce702" office:value-type="currency" office:currency="USD" office:value="0.1" calcext:value-type="currency">
            <text:p>$0.10</text:p>
          </table:table-cell>
          <table:table-cell table:style-name="ce707" table:formula="of:=SUM([.K86]*[.H86])" office:value-type="float" office:value="0.1" calcext:value-type="float">
            <text:p>$0.10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20">
          <table:table-cell table:style-name="ce641" office:value-type="string" calcext:value-type="string">
            <text:p>Label</text:p>
          </table:table-cell>
          <table:table-cell table:style-name="ce641" office:value-type="string" calcext:value-type="string">
            <text:p>DC-LB0073</text:p>
          </table:table-cell>
          <table:table-cell table:style-name="ce658" office:value-type="string" calcext:value-type="string">
            <text:p>Label, LulzBot TAZ Dual Extruder Tool Head v2c, 0.5 Nozzle, Back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ticker Giant</text:p>
          </table:table-cell>
          <table:table-cell table:style-name="ce663"/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7]" office:value-type="float" office:value="250" calcext:value-type="float">
            <text:p>250</text:p>
          </table:table-cell>
          <table:table-cell table:style-name="ce702" office:value-type="currency" office:currency="USD" office:value="0.1" calcext:value-type="currency">
            <text:p>$0.10</text:p>
          </table:table-cell>
          <table:table-cell table:style-name="ce707" table:formula="of:=SUM([.K87]*[.H87])" office:value-type="float" office:value="0.1" calcext:value-type="float">
            <text:p>$0.10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4">
          <table:table-cell table:style-name="ce634" office:value-type="string" calcext:value-type="string">
            <text:p>Documentation</text:p>
          </table:table-cell>
          <table:table-cell table:style-name="ce636" office:value-type="string" calcext:value-type="string">
            <text:p>DC-MS0047</text:p>
          </table:table-cell>
          <table:table-cell table:style-name="ce636" office:value-type="string" calcext:value-type="string">
            <text:p>v2 Tool Head Instruction Card</text:p>
          </table:table-cell>
          <table:table-cell table:style-name="ce636"/>
          <table:table-cell table:style-name="ce669"/>
          <table:table-cell table:style-name="ce636"/>
          <table:table-cell table:style-name="ce691"/>
          <table:table-cell table:style-name="ce701" office:value-type="float" office:value="1" calcext:value-type="float">
            <text:p>1</text:p>
          </table:table-cell>
          <table:table-cell table:style-name="ce636" office:value-type="string" calcext:value-type="string">
            <text:p>ea</text:p>
          </table:table-cell>
          <table:table-cell table:style-name="ce705"/>
          <table:table-cell table:style-name="ce724" table:formula="of:=SUM([.J88]*[.H88])" office:value-type="float" office:value="0" calcext:value-type="float">
            <text:p/>
          </table:table-cell>
          <table:table-cell table:style-name="ce707" table:formula="of:=SUM([.K88]*[.H88])" office:value-type="float" office:value="0" calcext:value-type="float">
            <text:p/>
          </table:table-cell>
          <table:table-cell table:style-name="ce693" table:number-columns-repeated="3"/>
          <table:table-cell table:style-name="ce663"/>
          <table:table-cell table:number-columns-repeated="1008"/>
        </table:table-row>
        <table:table-row table:style-name="ro4">
          <table:table-cell table:style-name="ce642" office:value-type="string" calcext:value-type="string">
            <text:p>Sample</text:p>
          </table:table-cell>
          <table:table-cell table:style-name="ce652" office:value-type="string" calcext:value-type="string">
            <text:p>RM-AB0082</text:p>
          </table:table-cell>
          <table:table-cell table:style-name="ce652" office:value-type="string" calcext:value-type="string">
            <text:p>Black ABS 3mm Filament, 5lb Reel</text:p>
          </table:table-cell>
          <table:table-cell table:style-name="ce652" table:number-columns-repeated="2"/>
          <table:table-cell table:style-name="ce647" office:value-type="string" calcext:value-type="string">
            <text:p>Village</text:p>
          </table:table-cell>
          <table:table-cell table:style-name="ce692"/>
          <table:table-cell table:style-name="ce652" office:value-type="float" office:value="0.0066" calcext:value-type="float">
            <text:p>0.0066</text:p>
          </table:table-cell>
          <table:table-cell table:style-name="ce652" office:value-type="string" calcext:value-type="string">
            <text:p>ea</text:p>
          </table:table-cell>
          <table:table-cell table:style-name="ce706" office:value-type="currency" office:currency="USD" office:value="49" calcext:value-type="currency">
            <text:p>$49.00</text:p>
          </table:table-cell>
          <table:table-cell table:style-name="ce707" table:formula="of:=SUM([.J89]*[.H89])" office:value-type="float" office:value="0.3234" calcext:value-type="float">
            <text:p>$0.32</text:p>
          </table:table-cell>
          <table:table-cell table:style-name="ce707" table:formula="of:=SUM([.K89]*[.H89])" office:value-type="float" office:value="0.00213444" calcext:value-type="float">
            <text:p>$0.00</text:p>
          </table:table-cell>
          <table:table-cell table:style-name="ce734"/>
          <table:table-cell table:style-name="ce738" table:number-columns-repeated="2"/>
          <table:table-cell table:style-name="ce751"/>
          <table:table-cell table:style-name="ce652" table:number-columns-repeated="1008"/>
        </table:table-row>
        <table:table-row table:style-name="ro4">
          <table:table-cell table:style-name="ce642" office:value-type="string" calcext:value-type="string">
            <text:p>Sample</text:p>
          </table:table-cell>
          <table:table-cell table:style-name="ce652" office:value-type="string" calcext:value-type="string">
            <text:p>RM-AB0096</text:p>
          </table:table-cell>
          <table:table-cell table:style-name="ce652" office:value-type="string" calcext:value-type="string">
            <text:p>LulzBot Green ABS 3mm Filament, 5lb Reel</text:p>
          </table:table-cell>
          <table:table-cell table:style-name="ce652" table:number-columns-repeated="2"/>
          <table:table-cell table:style-name="ce647" office:value-type="string" calcext:value-type="string">
            <text:p>Village</text:p>
          </table:table-cell>
          <table:table-cell table:style-name="ce692"/>
          <table:table-cell table:style-name="ce652" office:value-type="float" office:value="0.0066" calcext:value-type="float">
            <text:p>0.0066</text:p>
          </table:table-cell>
          <table:table-cell table:style-name="ce652" office:value-type="string" calcext:value-type="string">
            <text:p>ea</text:p>
          </table:table-cell>
          <table:table-cell table:style-name="ce706" office:value-type="currency" office:currency="USD" office:value="56.5" calcext:value-type="currency">
            <text:p>$56.50</text:p>
          </table:table-cell>
          <table:table-cell table:style-name="ce707" table:formula="of:=SUM([.J90]*[.H90])" office:value-type="float" office:value="0.3729" calcext:value-type="float">
            <text:p>$0.37</text:p>
          </table:table-cell>
          <table:table-cell table:style-name="ce707" table:formula="of:=SUM([.K90]*[.H90])" office:value-type="float" office:value="0.00246114" calcext:value-type="float">
            <text:p>$0.00</text:p>
          </table:table-cell>
          <table:table-cell table:style-name="ce734"/>
          <table:table-cell table:style-name="ce738" table:number-columns-repeated="2"/>
          <table:table-cell table:style-name="ce751"/>
          <table:table-cell table:style-name="ce652" table:number-columns-repeated="1008"/>
        </table:table-row>
        <table:table-row table:style-name="ro21">
          <table:table-cell table:style-name="ce641" office:value-type="string" calcext:value-type="string">
            <text:p>Label</text:p>
          </table:table-cell>
          <table:table-cell table:style-name="ce641" office:value-type="string" calcext:value-type="string">
            <text:p>DC-LB0083</text:p>
          </table:table-cell>
          <table:table-cell table:style-name="ce658" office:value-type="string" calcext:value-type="string">
            <text:p>LulzBot TAZ Dual Extruder v2 Serial Number Label</text:p>
          </table:table-cell>
          <table:table-cell table:style-name="ce663"/>
          <table:table-cell table:style-name="ce658"/>
          <table:table-cell table:style-name="ce663"/>
          <table:table-cell table:style-name="ce693"/>
          <table:table-cell table:style-name="ce693" office:value-type="float" office:value="1" calcext:value-type="float">
            <text:p>1</text:p>
          </table:table-cell>
          <table:table-cell table:style-name="ce702" office:value-type="string" calcext:value-type="string">
            <text:p>ea</text:p>
          </table:table-cell>
          <table:table-cell table:style-name="ce707"/>
          <table:table-cell table:style-name="ce725"/>
          <table:table-cell table:style-name="ce707" table:formula="of:=SUM([.K91]*[.H91])" office:value-type="float" office:value="0" calcext:value-type="float">
            <text:p/>
          </table:table-cell>
          <table:table-cell table:style-name="ce693" table:number-columns-repeated="2"/>
          <table:table-cell table:style-name="ce663"/>
          <table:table-cell table:number-columns-repeated="1009"/>
        </table:table-row>
        <table:table-row table:style-name="ro4">
          <table:table-cell table:number-columns-repeated="7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60" office:value-type="string" calcext:value-type="string">
            <text:p>wrong</text:p>
          </table:table-cell>
          <table:table-cell table:number-columns-repeated="4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55"/>
          <table:table-cell table:number-columns-repeated="2"/>
          <table:table-cell table:style-name="ce726" office:value-type="string" calcext:value-type="string">
            <text:p>Dual Extruder BOM cost <text:s/></text:p>
          </table:table-cell>
          <table:table-cell table:style-name="ce731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85" table:formula="of:=SUM([.N3:.N80])" office:value-type="currency" office:currency="USD" office:value="42890.2237325442" calcext:value-type="currency">
            <text:p>$42,890.22</text:p>
          </table:table-cell>
          <table:table-cell table:style-name="ce555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3:50:44.843462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6T14:01:29.540333403</dc:date>
    <meta:editing-duration>P15DT18H50M36S</meta:editing-duration>
    <meta:editing-cycles>280</meta:editing-cycles>
    <meta:generator>LibreOffice/4.3.3.2$Linux_X86_64 LibreOffice_project/430m0$Build-2</meta:generator>
    <meta:print-date>2016-08-04T09:31:55.985541783</meta:print-date>
    <meta:document-statistic meta:table-count="4" meta:cell-count="3755" meta:object-count="0"/>
  </office:meta>
</office:document-meta>
</file>